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  <style:font-face style:name="游明朝" svg:font-family="游明朝" style:font-family-generic="roman" style:font-pitch="variable" svg:panose-1="2 2 4 0 0 0 0 0 0 0"/>
    <style:font-face style:name="DengXian" svg:font-family="DengXian" style:font-family-generic="system" style:font-pitch="variable" svg:panose-1="2 1 6 0 3 1 1 1 1 1"/>
    <style:font-face style:name="Malgun Gothic" svg:font-family="Malgun Gothic" style:font-family-generic="swiss" style:font-pitch="variable" svg:panose-1="2 11 5 3 2 0 0 2 0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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3" text:style-name="WW_CharLFO2LVL3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6" text:style-name="WW_CharLFO2LVL6" text:bullet-char="▪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  <text:list-level-style-bullet text:level="9" text:style-name="WW_CharLFO2LVL9" text:bullet-char="▪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Noto Sans Symbol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1354in" style:use-optimal-column-width="false"/>
    </style:style>
    <style:style style:name="Table29" style:family="table">
      <style:table-properties style:width="6.9659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size-complex="14pt"/>
    </style:style>
    <style:style style:name="TableRow40" style:family="table-row">
      <style:table-row-properties style:min-row-height="0.7527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size-complex="14pt"/>
    </style:style>
    <style:style style:name="P47" style:parent-style-name="Standard" style:family="paragraph">
      <style:paragraph-properties fo:text-align="center"/>
      <style:text-properties style:font-size-complex="14pt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Заголовок2" style:family="paragraph">
      <style:paragraph-properties fo:break-before="page"/>
    </style:style>
    <style:style style:name="P53" style:parent-style-name="Textbody" style:family="paragraph">
      <style:text-properties style:language-asian="ru" style:country-asian="RU" style:language-complex="ar" style:country-complex="SA"/>
    </style:style>
    <style:style style:name="P54" style:parent-style-name="Textbody" style:family="paragraph">
      <style:text-properties style:language-asian="ru" style:country-asian="RU" style:language-complex="ar" style:country-complex="SA"/>
    </style:style>
    <style:style style:name="P55" style:parent-style-name="Textbody" style:family="paragraph">
      <style:text-properties style:language-asian="ru" style:country-asian="RU" style:language-complex="ar" style:country-complex="SA"/>
    </style:style>
    <style:style style:name="P56" style:parent-style-name="Textbody" style:family="paragraph">
      <style:text-properties fo:language="en" fo:country="US" style:language-asian="ru" style:country-asian="RU" style:language-complex="ar" style:country-complex="SA"/>
    </style:style>
    <style:style style:name="P57" style:parent-style-name="Textbody" style:family="paragraph">
      <style:text-properties fo:language="en" fo:country="US" style:language-asian="ru" style:country-asian="RU" style:language-complex="ar" style:country-complex="SA"/>
    </style:style>
    <style:style style:name="P58" style:parent-style-name="Textbody" style:family="paragraph">
      <style:text-properties fo:language="en" fo:country="US" style:language-asian="ru" style:country-asian="RU" style:language-complex="ar" style:country-complex="SA"/>
    </style:style>
    <style:style style:name="P59" style:parent-style-name="Textbody" style:family="paragraph">
      <style:text-properties fo:language="en" fo:country="US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8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P74" style:parent-style-name="Textbody" style:family="paragraph">
      <style:text-properties style:language-asian="ru" style:country-asian="RU" style:language-complex="ar" style:country-complex="SA"/>
    </style:style>
    <style:style style:name="P75" style:parent-style-name="Textbody" style:family="paragraph">
      <style:paragraph-properties fo:margin-left="0in" fo:text-indent="0.4923in">
        <style:tab-stops/>
      </style:paragraph-properties>
    </style:style>
    <style:style style:name="T7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language-asian="ru" style:country-asian="RU" style:language-complex="ar" style:country-complex="SA"/>
    </style:style>
    <style:style style:name="T8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language-asian="ru" style:country-asian="RU" style:language-complex="ar" style:country-complex="SA"/>
    </style:style>
    <style:style style:name="P91" style:parent-style-name="Textbody" style:family="paragraph">
      <style:paragraph-properties fo:margin-left="0in" fo:text-indent="0.4923in">
        <style:tab-stops/>
      </style:paragraph-properties>
    </style:style>
    <style:style style:name="T9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T10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language-asian="ru" style:country-asian="RU" style:language-complex="ar" style:country-complex="SA"/>
    </style:style>
    <style:style style:name="T11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language-asian="ru" style:country-asian="RU" style:language-complex="ar" style:country-complex="SA"/>
    </style:style>
    <style:style style:name="T11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language-asian="ru" style:country-asian="RU" style:language-complex="ar" style:country-complex="SA"/>
    </style:style>
    <style:style style:name="P125" style:parent-style-name="Textbody" style:family="paragraph">
      <style:paragraph-properties fo:margin-left="0in" fo:text-indent="0.4923in">
        <style:tab-stops/>
      </style:paragraph-properties>
    </style:style>
    <style:style style:name="T12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language-asian="ru" style:country-asian="RU" style:language-complex="ar" style:country-complex="SA"/>
    </style:style>
    <style:style style:name="T14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language-asian="ru" style:country-asian="RU" style:language-complex="ar" style:country-complex="SA"/>
    </style:style>
    <style:style style:name="T14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language-asian="ru" style:country-asian="RU" style:language-complex="ar" style:country-complex="SA"/>
    </style:style>
    <style:style style:name="T14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language-asian="ru" style:country-asian="RU" style:language-complex="ar" style:country-complex="SA"/>
    </style:style>
    <style:style style:name="T15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language-asian="ru" style:country-asian="RU" style:language-complex="ar" style:country-complex="SA"/>
    </style:style>
    <style:style style:name="P154" style:parent-style-name="Textbody" style:family="paragraph">
      <style:paragraph-properties fo:margin-left="0in" fo:text-indent="0.4923in">
        <style:tab-stops/>
      </style:paragraph-properties>
    </style:style>
    <style:style style:name="T15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6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73" style:parent-style-name="Textbody" style:family="paragraph">
      <style:paragraph-properties fo:margin-left="0in" fo:text-indent="0.4923in">
        <style:tab-stops/>
      </style:paragraph-properties>
    </style:style>
    <style:style style:name="T1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language-asian="ru" style:country-asian="RU" style:language-complex="ar" style:country-complex="SA"/>
    </style:style>
    <style:style style:name="T1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language-asian="ru" style:country-asian="RU" style:language-complex="ar" style:country-complex="SA"/>
    </style:style>
    <style:style style:name="T18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language-asian="ru" style:country-asian="RU" style:language-complex="ar" style:country-complex="SA"/>
    </style:style>
    <style:style style:name="T19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language-asian="ru" style:country-asian="RU" style:language-complex="ar" style:country-complex="SA"/>
    </style:style>
    <style:style style:name="T19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language-asian="ru" style:country-asian="RU" style:language-complex="ar" style:country-complex="SA"/>
    </style:style>
    <style:style style:name="T1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language-asian="ru" style:country-asian="RU" style:language-complex="ar" style:country-complex="SA"/>
    </style:style>
    <style:style style:name="T1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language-asian="ru" style:country-asian="RU" style:language-complex="ar" style:country-complex="SA"/>
    </style:style>
    <style:style style:name="T1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language-asian="ru" style:country-asian="RU" style:language-complex="ar" style:country-complex="SA"/>
    </style:style>
    <style:style style:name="T20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language-asian="ru" style:country-asian="RU" style:language-complex="ar" style:country-complex="SA"/>
    </style:style>
    <style:style style:name="T20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language-asian="ru" style:country-asian="RU" style:language-complex="ar" style:country-complex="SA"/>
    </style:style>
    <style:style style:name="T20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06" style:parent-style-name="Textbody" style:family="paragraph">
      <style:paragraph-properties fo:margin-left="0in" fo:text-indent="0.4923in">
        <style:tab-stops/>
      </style:paragraph-properties>
    </style:style>
    <style:style style:name="T20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1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language-asian="ru" style:country-asian="RU" style:language-complex="ar" style:country-complex="SA"/>
    </style:style>
    <style:style style:name="T22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language-asian="ru" style:country-asian="RU" style:language-complex="ar" style:country-complex="SA"/>
    </style:style>
    <style:style style:name="T22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language-asian="ru" style:country-asian="RU" style:language-complex="ar" style:country-complex="SA"/>
    </style:style>
    <style:style style:name="T22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language-asian="ru" style:country-asian="RU" style:language-complex="ar" style:country-complex="SA"/>
    </style:style>
    <style:style style:name="T22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language-asian="ru" style:country-asian="RU" style:language-complex="ar" style:country-complex="SA"/>
    </style:style>
    <style:style style:name="T22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language-asian="ru" style:country-asian="RU" style:language-complex="ar" style:country-complex="SA"/>
    </style:style>
    <style:style style:name="T23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language-asian="ru" style:country-asian="RU" style:language-complex="ar" style:country-complex="SA"/>
    </style:style>
    <style:style style:name="T23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language-asian="ru" style:country-asian="RU" style:language-complex="ar" style:country-complex="SA"/>
    </style:style>
    <style:style style:name="T23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language-asian="ru" style:country-asian="RU" style:language-complex="ar" style:country-complex="SA"/>
    </style:style>
    <style:style style:name="T23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language-asian="ru" style:country-asian="RU" style:language-complex="ar" style:country-complex="SA"/>
    </style:style>
    <style:style style:name="T23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39" style:parent-style-name="Textbody" style:family="paragraph">
      <style:paragraph-properties fo:margin-left="0.4923in" fo:text-indent="0in">
        <style:tab-stops/>
      </style:paragraph-properties>
      <style:text-properties fo:font-size="4pt" style:font-size-asian="4pt" style:font-size-complex="3pt" fo:language="en" fo:country="US" style:language-asian="ru" style:country-asian="RU" style:language-complex="ar" style:country-complex="SA"/>
    </style:style>
    <style:style style:name="P240" style:parent-style-name="Textbody" style:family="paragraph">
      <style:text-properties style:language-asian="ru" style:country-asian="RU" style:language-complex="ar" style:country-complex="SA"/>
    </style:style>
    <style:style style:name="P241" style:parent-style-name="Textbody" style:family="paragraph">
      <style:text-properties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4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4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4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4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4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4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4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5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5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5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5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5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5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5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5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5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5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6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6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6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6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6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6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6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P267" style:parent-style-name="Textbody" style:family="paragraph">
      <style:text-properties style:font-name-asian="游明朝" style:language-asian="ja" style:country-asian="JP" style:language-complex="ar" style:country-complex="SA"/>
    </style:style>
    <style:style style:name="TableColumn269" style:family="table-column">
      <style:table-column-properties style:column-width="0.9659in"/>
    </style:style>
    <style:style style:name="TableColumn270" style:family="table-column">
      <style:table-column-properties style:column-width="1.5541in"/>
    </style:style>
    <style:style style:name="TableColumn271" style:family="table-column">
      <style:table-column-properties style:column-width="1.425in"/>
    </style:style>
    <style:style style:name="TableColumn272" style:family="table-column">
      <style:table-column-properties style:column-width="1.3326in"/>
    </style:style>
    <style:style style:name="TableColumn273" style:family="table-column">
      <style:table-column-properties style:column-width="1.4083in"/>
    </style:style>
    <style:style style:name="Table268" style:family="table">
      <style:table-properties style:width="6.6861in" fo:margin-left="0in" table:align="lef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P283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Row284" style:family="table-row">
      <style:table-row-properties/>
    </style:style>
    <style:style style:name="P285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P286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P287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Standard" style:family="paragraph">
      <style:paragraph-properties fo:text-align="center" fo:text-indent="0in"/>
    </style:style>
    <style:style style:name="T29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9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9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Standard" style:family="paragraph">
      <style:paragraph-properties fo:text-align="center" fo:text-indent="0in"/>
    </style:style>
    <style:style style:name="T300" style:parent-style-name="Основнойшрифтабзаца" style:family="text">
      <style:text-properties fo:color="#000000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Standard" style:family="paragraph">
      <style:paragraph-properties fo:text-align="center" fo:text-indent="0in"/>
    </style:style>
    <style:style style:name="T303" style:parent-style-name="Основнойшрифтабзаца" style:family="text">
      <style:text-properties fo:color="#000000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Textbody" style:family="paragraph">
      <style:paragraph-properties fo:text-align="center" fo:text-indent="0in"/>
    </style:style>
    <style:style style:name="T30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0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P308" style:parent-style-name="Standard" style:family="paragraph">
      <style:paragraph-properties fo:text-align="center" fo:text-indent="0in"/>
    </style:style>
    <style:style style:name="T30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1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1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1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P313" style:parent-style-name="Standard" style:family="paragraph">
      <style:paragraph-properties fo:text-align="center" fo:text-indent="0in"/>
    </style:style>
    <style:style style:name="P314" style:parent-style-name="Standard" style:family="paragraph">
      <style:paragraph-properties fo:text-align="center" fo:text-indent="0in"/>
    </style:style>
    <style:style style:name="T315" style:parent-style-name="Основнойшрифтабзаца" style:family="text">
      <style:text-properties fo:language="en" fo:country="US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18" style:parent-style-name="Standard" style:family="paragraph">
      <style:paragraph-properties fo:text-align="center" fo:text-indent="0in"/>
    </style:style>
    <style:style style:name="T31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2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P321" style:parent-style-name="Standard" style:family="paragraph">
      <style:paragraph-properties fo:text-align="center" fo:text-indent="0in"/>
      <style:text-properties fo:language="en" fo:country="US"/>
    </style:style>
    <style:style style:name="P322" style:parent-style-name="Standard" style:family="paragraph">
      <style:paragraph-properties fo:text-align="center" fo:text-indent="0in"/>
    </style:style>
    <style:style style:name="T323" style:parent-style-name="Основнойшрифтабзаца" style:family="text">
      <style:text-properties fo:language="en" fo:country="US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 fo:text-align="center" fo:text-indent="0in"/>
    </style:style>
    <style:style style:name="T32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2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2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Standard" style:family="paragraph">
      <style:paragraph-properties fo:text-align="center" fo:text-indent="0in"/>
    </style:style>
    <style:style style:name="T332" style:parent-style-name="Основнойшрифтабзаца" style:family="text">
      <style:text-properties fo:color="#000000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Standard" style:family="paragraph">
      <style:paragraph-properties fo:text-align="center" fo:text-indent="0in"/>
    </style:style>
    <style:style style:name="T335" style:parent-style-name="Основнойшрифтабзаца" style:family="text">
      <style:text-properties fo:color="#000000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fo:text-align="center" fo:text-indent="0in"/>
    </style:style>
    <style:style style:name="T33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3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4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4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 fo:text-align="center" fo:text-indent="0in"/>
    </style:style>
    <style:style style:name="T34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4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4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4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Standard" style:family="paragraph">
      <style:paragraph-properties fo:text-align="center" fo:text-indent="0in"/>
    </style:style>
    <style:style style:name="T35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5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5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Standard" style:family="paragraph">
      <style:paragraph-properties fo:text-align="center" fo:text-indent="0in"/>
    </style:style>
    <style:style style:name="T356" style:parent-style-name="Основнойшрифтабзаца" style:family="text">
      <style:text-properties fo:color="#000000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fo:text-align="center" fo:text-indent="0in"/>
    </style:style>
    <style:style style:name="T359" style:parent-style-name="Основнойшрифтабзаца" style:family="text">
      <style:text-properties fo:color="#000000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62" style:parent-style-name="Textbody" style:family="paragraph">
      <style:paragraph-properties fo:text-align="center" fo:text-indent="0in"/>
    </style:style>
    <style:style style:name="T36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6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P365" style:parent-style-name="Standard" style:family="paragraph">
      <style:paragraph-properties fo:text-align="center" fo:text-indent="0in"/>
      <style:text-properties fo:language="en" fo:country="US"/>
    </style:style>
    <style:style style:name="P366" style:parent-style-name="Standard" style:family="paragraph">
      <style:paragraph-properties fo:text-align="center" fo:text-indent="0in"/>
      <style:text-properties fo:language="en" fo:country="US"/>
    </style:style>
    <style:style style:name="P367" style:parent-style-name="Standard" style:family="paragraph">
      <style:paragraph-properties fo:text-align="center" fo:text-indent="0in"/>
      <style:text-properties fo:language="en" fo:country="US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70" style:parent-style-name="Textbody" style:family="paragraph">
      <style:paragraph-properties fo:text-align="center" fo:text-indent="0in"/>
    </style:style>
    <style:style style:name="T37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7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P373" style:parent-style-name="Standard" style:family="paragraph">
      <style:paragraph-properties fo:text-align="center" fo:text-indent="0in"/>
      <style:text-properties fo:language="en" fo:country="US"/>
    </style:style>
    <style:style style:name="P374" style:parent-style-name="Textbody" style:family="paragraph">
      <style:paragraph-properties fo:text-align="center" fo:text-indent="0in"/>
      <style:text-properties fo:language="en" fo:country="US"/>
    </style:style>
    <style:style style:name="P375" style:parent-style-name="Standard" style:family="paragraph">
      <style:paragraph-properties fo:text-align="center" fo:text-indent="0in"/>
      <style:text-properties fo:language="en" fo:country="US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Standard" style:family="paragraph">
      <style:paragraph-properties fo:text-align="center" fo:text-indent="0in"/>
    </style:style>
    <style:style style:name="T37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8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8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Standard" style:family="paragraph">
      <style:paragraph-properties fo:text-align="center" fo:text-indent="0in"/>
    </style:style>
    <style:style style:name="T384" style:parent-style-name="Основнойшрифтабзаца" style:family="text">
      <style:text-properties fo:color="#000000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Standard" style:family="paragraph">
      <style:paragraph-properties fo:text-align="center" fo:text-indent="0in"/>
    </style:style>
    <style:style style:name="T387" style:parent-style-name="Основнойшрифтабзаца" style:family="text">
      <style:text-properties fo:color="#000000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90" style:parent-style-name="Textbody" style:family="paragraph">
      <style:paragraph-properties fo:text-align="center" fo:text-indent="0in"/>
    </style:style>
    <style:style style:name="T39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9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9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9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97" style:parent-style-name="Textbody" style:family="paragraph">
      <style:paragraph-properties fo:text-align="center" fo:text-indent="0in"/>
    </style:style>
    <style:style style:name="T3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9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0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0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Standard" style:family="paragraph">
      <style:paragraph-properties fo:text-align="center" fo:text-indent="0in"/>
    </style:style>
    <style:style style:name="T40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0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0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Standard" style:family="paragraph">
      <style:paragraph-properties fo:text-align="center" fo:text-indent="0in"/>
    </style:style>
    <style:style style:name="T410" style:parent-style-name="Основнойшрифтабзаца" style:family="text">
      <style:text-properties fo:color="#000000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Standard" style:family="paragraph">
      <style:paragraph-properties fo:text-align="center" fo:text-indent="0in"/>
    </style:style>
    <style:style style:name="T413" style:parent-style-name="Основнойшрифтабзаца" style:family="text">
      <style:text-properties fo:color="#000000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Textbody" style:family="paragraph">
      <style:paragraph-properties fo:text-align="center" fo:text-indent="0in"/>
    </style:style>
    <style:style style:name="T41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family="paragraph">
      <style:paragraph-properties fo:text-align="center" fo:text-indent="0in"/>
    </style:style>
    <style:style style:name="T41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2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2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24" style:parent-style-name="Standard" style:family="paragraph">
      <style:paragraph-properties fo:text-align="center" fo:text-indent="0in"/>
    </style:style>
    <style:style style:name="T42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2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2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2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Standard" style:family="paragraph">
      <style:paragraph-properties fo:text-align="center" fo:text-indent="0in"/>
    </style:style>
    <style:style style:name="T43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3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3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Standard" style:family="paragraph">
      <style:paragraph-properties fo:text-align="center" fo:text-indent="0in"/>
    </style:style>
    <style:style style:name="T437" style:parent-style-name="Основнойшрифтабзаца" style:family="text">
      <style:text-properties fo:color="#000000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Standard" style:family="paragraph">
      <style:paragraph-properties fo:text-align="center" fo:text-indent="0in"/>
    </style:style>
    <style:style style:name="T440" style:parent-style-name="Основнойшрифтабзаца" style:family="text">
      <style:text-properties fo:color="#000000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43" style:parent-style-name="Standard" style:family="paragraph">
      <style:paragraph-properties fo:text-align="center" fo:text-indent="0in"/>
    </style:style>
    <style:style style:name="T44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4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4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4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Textbody" style:family="paragraph">
      <style:paragraph-properties fo:text-align="center" fo:text-indent="0in"/>
    </style:style>
    <style:style style:name="T45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51" style:parent-style-name="Основнойшрифтабзаца" style:family="text">
      <style:text-properties fo:color="#000000"/>
    </style:style>
    <style:style style:name="P452" style:parent-style-name="Standard" style:family="paragraph">
      <style:paragraph-properties fo:text-align="center" fo:text-indent="0in"/>
    </style:style>
    <style:style style:name="T45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5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5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Standard" style:family="paragraph">
      <style:paragraph-properties fo:text-align="center" fo:text-indent="0in"/>
    </style:style>
    <style:style style:name="T45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6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Standard" style:family="paragraph">
      <style:paragraph-properties fo:text-align="center" fo:text-indent="0in"/>
    </style:style>
    <style:style style:name="T463" style:parent-style-name="Основнойшрифтабзаца" style:family="text">
      <style:text-properties fo:color="#000000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fo:text-align="center" fo:text-indent="0in"/>
    </style:style>
    <style:style style:name="T466" style:parent-style-name="Основнойшрифтабзаца" style:family="text">
      <style:text-properties fo:color="#000000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Textbody" style:family="paragraph">
      <style:paragraph-properties fo:text-align="center" fo:text-indent="0in"/>
    </style:style>
    <style:style style:name="T46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70" style:parent-style-name="Основнойшрифтабзаца" style:family="text">
      <style:text-properties fo:color="#000000"/>
    </style:style>
    <style:style style:name="T47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472" style:parent-style-name="Textbody" style:family="paragraph">
      <style:paragraph-properties fo:text-align="center" fo:text-indent="0in"/>
    </style:style>
    <style:style style:name="T47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7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7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Textbody" style:family="paragraph">
      <style:paragraph-properties fo:text-align="center" fo:text-indent="0in"/>
    </style:style>
    <style:style style:name="T47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79" style:parent-style-name="Основнойшрифтабзаца" style:family="text">
      <style:text-properties fo:color="#000000"/>
    </style:style>
    <style:style style:name="T48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81" style:parent-style-name="Основнойшрифтабзаца" style:family="text">
      <style:text-properties fo:color="#000000"/>
    </style:style>
    <style:style style:name="P482" style:parent-style-name="Textbody" style:family="paragraph">
      <style:paragraph-properties fo:text-align="center" fo:text-indent="0in"/>
    </style:style>
    <style:style style:name="T48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8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8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Standard" style:family="paragraph">
      <style:paragraph-properties fo:text-align="center" fo:text-indent="0in"/>
    </style:style>
    <style:style style:name="T48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9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Standard" style:family="paragraph">
      <style:paragraph-properties fo:text-align="center" fo:text-indent="0in"/>
    </style:style>
    <style:style style:name="T493" style:parent-style-name="Основнойшрифтабзаца" style:family="text">
      <style:text-properties fo:color="#000000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Standard" style:family="paragraph">
      <style:paragraph-properties fo:text-align="center" fo:text-indent="0in"/>
    </style:style>
    <style:style style:name="T496" style:parent-style-name="Основнойшрифтабзаца" style:family="text">
      <style:text-properties fo:color="#000000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99" style:parent-style-name="Standard" style:family="paragraph">
      <style:paragraph-properties fo:text-align="center" fo:text-indent="0in"/>
    </style:style>
    <style:style style:name="T50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0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0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505" style:parent-style-name="Standard" style:family="paragraph">
      <style:paragraph-properties fo:text-align="center" fo:text-indent="0in"/>
    </style:style>
    <style:style style:name="T50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0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0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Standard" style:family="paragraph">
      <style:paragraph-properties fo:text-align="center" fo:text-indent="0in"/>
    </style:style>
    <style:style style:name="T51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1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Standard" style:family="paragraph">
      <style:paragraph-properties fo:text-align="center" fo:text-indent="0in"/>
    </style:style>
    <style:style style:name="T516" style:parent-style-name="Основнойшрифтабзаца" style:family="text">
      <style:text-properties fo:color="#000000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Standard" style:family="paragraph">
      <style:paragraph-properties fo:text-align="center" fo:text-indent="0in"/>
    </style:style>
    <style:style style:name="T519" style:parent-style-name="Основнойшрифтабзаца" style:family="text">
      <style:text-properties fo:color="#000000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Standard" style:family="paragraph">
      <style:paragraph-properties fo:text-align="center" fo:text-indent="0in"/>
    </style:style>
    <style:style style:name="T52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2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2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Standard" style:family="paragraph">
      <style:paragraph-properties fo:text-align="center" fo:text-indent="0in"/>
    </style:style>
    <style:style style:name="T52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28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2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Standard" style:family="paragraph">
      <style:paragraph-properties fo:text-align="center" fo:text-indent="0in"/>
    </style:style>
    <style:style style:name="T53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3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Standard" style:family="paragraph">
      <style:paragraph-properties fo:text-align="center" fo:text-indent="0in"/>
    </style:style>
    <style:style style:name="T537" style:parent-style-name="Основнойшрифтабзаца" style:family="text">
      <style:text-properties fo:color="#000000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Standard" style:family="paragraph">
      <style:paragraph-properties fo:text-align="center" fo:text-indent="0in"/>
    </style:style>
    <style:style style:name="T540" style:parent-style-name="Основнойшрифтабзаца" style:family="text">
      <style:text-properties fo:color="#000000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Standard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Standard" style:family="paragraph">
      <style:paragraph-properties fo:text-align="center" fo:text-indent="0in"/>
    </style:style>
    <style:style style:name="T54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4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4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Standard" style:family="paragraph">
      <style:paragraph-properties fo:text-align="center" fo:text-indent="0in"/>
    </style:style>
    <style:style style:name="T55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5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Standard" style:family="paragraph">
      <style:paragraph-properties fo:text-align="center" fo:text-indent="0in"/>
    </style:style>
    <style:style style:name="T555" style:parent-style-name="Основнойшрифтабзаца" style:family="text">
      <style:text-properties fo:color="#000000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Standard" style:family="paragraph">
      <style:paragraph-properties fo:text-align="center" fo:text-indent="0in"/>
    </style:style>
    <style:style style:name="T558" style:parent-style-name="Основнойшрифтабзаца" style:family="text">
      <style:text-properties fo:color="#000000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Textbody" style:family="paragraph">
      <style:paragraph-properties fo:text-align="center" fo:text-indent="0in"/>
    </style:style>
    <style:style style:name="T56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6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6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64" style:parent-style-name="Основнойшрифтабзаца" style:family="text">
      <style:text-properties fo:color="#000000"/>
    </style:style>
    <style:style style:name="P565" style:parent-style-name="Textbody" style:family="paragraph">
      <style:paragraph-properties fo:text-align="center" fo:text-indent="0in"/>
    </style:style>
    <style:style style:name="T56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6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Textbody" style:family="paragraph">
      <style:paragraph-properties fo:text-align="center" fo:text-indent="0in"/>
    </style:style>
    <style:style style:name="T57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7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7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73" style:parent-style-name="Основнойшрифтабзаца" style:family="text">
      <style:text-properties fo:color="#000000"/>
    </style:style>
    <style:style style:name="P574" style:parent-style-name="Standard" style:family="paragraph">
      <style:paragraph-properties fo:text-align="center" fo:text-indent="0in"/>
    </style:style>
    <style:style style:name="T57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7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Standard" style:family="paragraph">
      <style:paragraph-properties fo:text-align="center" fo:text-indent="0in"/>
    </style:style>
    <style:style style:name="T58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8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Standard" style:family="paragraph">
      <style:paragraph-properties fo:text-align="center" fo:text-indent="0in"/>
    </style:style>
    <style:style style:name="T584" style:parent-style-name="Основнойшрифтабзаца" style:family="text">
      <style:text-properties fo:color="#000000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Standard" style:family="paragraph">
      <style:paragraph-properties fo:text-align="center" fo:text-indent="0in"/>
    </style:style>
    <style:style style:name="T587" style:parent-style-name="Основнойшрифтабзаца" style:family="text">
      <style:text-properties fo:color="#000000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Standard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Standard" style:family="paragraph">
      <style:paragraph-properties fo:text-align="center" fo:text-indent="0in"/>
    </style:style>
    <style:style style:name="T59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9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Standard" style:family="paragraph">
      <style:paragraph-properties fo:text-align="center" fo:text-indent="0in"/>
    </style:style>
    <style:style style:name="T59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Standard" style:family="paragraph">
      <style:paragraph-properties fo:text-align="center" fo:text-indent="0in"/>
    </style:style>
    <style:style style:name="T601" style:parent-style-name="Основнойшрифтабзаца" style:family="text">
      <style:text-properties fo:color="#000000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Standard" style:family="paragraph">
      <style:paragraph-properties fo:text-align="center" fo:text-indent="0in"/>
    </style:style>
    <style:style style:name="T604" style:parent-style-name="Основнойшрифтабзаца" style:family="text">
      <style:text-properties fo:color="#000000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Textbody" style:family="paragraph">
      <style:paragraph-properties fo:text-align="center" fo:text-indent="0in"/>
    </style:style>
    <style:style style:name="T60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08" style:parent-style-name="Основнойшрифтабзаца" style:family="text">
      <style:text-properties fo:color="#000000"/>
    </style:style>
    <style:style style:name="P609" style:parent-style-name="Standard" style:family="paragraph">
      <style:paragraph-properties fo:text-align="center" fo:text-indent="0in"/>
    </style:style>
    <style:style style:name="T61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1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Textbody" style:family="paragraph">
      <style:paragraph-properties fo:text-align="center" fo:text-indent="0in"/>
    </style:style>
    <style:style style:name="T61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615" style:parent-style-name="Standard" style:family="paragraph">
      <style:paragraph-properties fo:text-align="center" fo:text-indent="0in"/>
    </style:style>
    <style:style style:name="T61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1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Standard" style:family="paragraph">
      <style:paragraph-properties fo:text-align="center" fo:text-indent="0in"/>
    </style:style>
    <style:style style:name="T62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2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Standard" style:family="paragraph">
      <style:paragraph-properties fo:text-align="center" fo:text-indent="0in"/>
    </style:style>
    <style:style style:name="T625" style:parent-style-name="Основнойшрифтабзаца" style:family="text">
      <style:text-properties fo:color="#000000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Standard" style:family="paragraph">
      <style:paragraph-properties fo:text-align="center" fo:text-indent="0in"/>
    </style:style>
    <style:style style:name="T628" style:parent-style-name="Основнойшрифтабзаца" style:family="text">
      <style:text-properties fo:color="#000000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Textbody" style:family="paragraph">
      <style:paragraph-properties fo:text-align="center" fo:text-indent="0in"/>
    </style:style>
    <style:style style:name="T63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32" style:parent-style-name="Основнойшрифтабзаца" style:family="text">
      <style:text-properties fo:color="#000000"/>
    </style:style>
    <style:style style:name="T63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634" style:parent-style-name="Standard" style:family="paragraph">
      <style:paragraph-properties fo:text-align="center" fo:text-indent="0in"/>
    </style:style>
    <style:style style:name="T63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3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3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Textbody" style:family="paragraph">
      <style:paragraph-properties fo:text-align="center" fo:text-indent="0in"/>
    </style:style>
    <style:style style:name="T64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41" style:parent-style-name="Основнойшрифтабзаца" style:family="text">
      <style:text-properties fo:color="#000000"/>
    </style:style>
    <style:style style:name="T64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43" style:parent-style-name="Основнойшрифтабзаца" style:family="text">
      <style:text-properties fo:language="en" fo:country="US"/>
    </style:style>
    <style:style style:name="P644" style:parent-style-name="Standard" style:family="paragraph">
      <style:paragraph-properties fo:text-align="center" fo:text-indent="0in"/>
    </style:style>
    <style:style style:name="T64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4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4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Standard" style:family="paragraph">
      <style:paragraph-properties fo:text-align="center" fo:text-indent="0in"/>
    </style:style>
    <style:style style:name="T65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5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Standard" style:family="paragraph">
      <style:paragraph-properties fo:text-align="center" fo:text-indent="0in"/>
    </style:style>
    <style:style style:name="T655" style:parent-style-name="Основнойшрифтабзаца" style:family="text">
      <style:text-properties fo:color="#000000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Standard" style:family="paragraph">
      <style:paragraph-properties fo:text-align="center" fo:text-indent="0in"/>
    </style:style>
    <style:style style:name="T658" style:parent-style-name="Основнойшрифтабзаца" style:family="text">
      <style:text-properties fo:color="#000000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Textbody" style:family="paragraph">
      <style:paragraph-properties fo:text-align="center" fo:text-indent="0in"/>
    </style:style>
    <style:style style:name="T66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62" style:parent-style-name="Основнойшрифтабзаца" style:family="text">
      <style:text-properties fo:color="#000000" fo:language="en" fo:country="US"/>
    </style:style>
    <style:style style:name="T663" style:parent-style-name="Основнойшрифтабзаца" style:family="text">
      <style:text-properties fo:color="#000000"/>
    </style:style>
    <style:style style:name="T66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65" style:parent-style-name="Основнойшрифтабзаца" style:family="text">
      <style:text-properties fo:color="#000000"/>
    </style:style>
    <style:style style:name="P666" style:parent-style-name="Standard" style:family="paragraph">
      <style:paragraph-properties fo:text-align="center" fo:text-indent="0in"/>
    </style:style>
    <style:style style:name="T66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6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6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Textbody" style:family="paragraph">
      <style:paragraph-properties fo:text-align="center" fo:text-indent="0in"/>
    </style:style>
    <style:style style:name="T67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73" style:parent-style-name="Основнойшрифтабзаца" style:family="text">
      <style:text-properties fo:color="#000000" fo:language="en" fo:country="US"/>
    </style:style>
    <style:style style:name="T674" style:parent-style-name="Основнойшрифтабзаца" style:family="text">
      <style:text-properties fo:color="#000000"/>
    </style:style>
    <style:style style:name="T67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676" style:parent-style-name="Standard" style:family="paragraph">
      <style:paragraph-properties fo:text-align="center" fo:text-indent="0in"/>
    </style:style>
    <style:style style:name="T67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7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7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Standard" style:family="paragraph">
      <style:paragraph-properties fo:text-align="center" fo:text-indent="0in"/>
    </style:style>
    <style:style style:name="T68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8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Standard" style:family="paragraph">
      <style:paragraph-properties fo:text-align="center" fo:text-indent="0in"/>
    </style:style>
    <style:style style:name="T687" style:parent-style-name="Основнойшрифтабзаца" style:family="text">
      <style:text-properties fo:color="#000000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Standard" style:family="paragraph">
      <style:paragraph-properties fo:text-align="center" fo:text-indent="0in"/>
    </style:style>
    <style:style style:name="T690" style:parent-style-name="Основнойшрифтабзаца" style:family="text">
      <style:text-properties fo:color="#000000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93" style:parent-style-name="Standard" style:family="paragraph">
      <style:paragraph-properties fo:text-align="center" fo:text-indent="0in"/>
    </style:style>
    <style:style style:name="T69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9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9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99" style:parent-style-name="Standard" style:family="paragraph">
      <style:paragraph-properties fo:text-align="center" fo:text-indent="0in"/>
    </style:style>
    <style:style style:name="T70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0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0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703" style:family="table-row">
      <style:table-row-properties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Standard" style:family="paragraph">
      <style:paragraph-properties fo:text-align="center" fo:text-indent="0in"/>
    </style:style>
    <style:style style:name="T70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0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Standard" style:family="paragraph">
      <style:paragraph-properties fo:text-align="center" fo:text-indent="0in"/>
    </style:style>
    <style:style style:name="T710" style:parent-style-name="Основнойшрифтабзаца" style:family="text">
      <style:text-properties fo:color="#000000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Standard" style:family="paragraph">
      <style:paragraph-properties fo:text-align="center" fo:text-indent="0in"/>
    </style:style>
    <style:style style:name="T713" style:parent-style-name="Основнойшрифтабзаца" style:family="text">
      <style:text-properties fo:color="#000000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716" style:parent-style-name="Standard" style:family="paragraph">
      <style:paragraph-properties fo:text-align="center" fo:text-indent="0in"/>
    </style:style>
    <style:style style:name="T71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1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1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720" style:parent-style-name="Standard" style:family="paragraph">
      <style:paragraph-properties fo:text-align="center" fo:text-indent="0in"/>
      <style:text-properties fo:language="en" fo:country="US"/>
    </style:style>
    <style:style style:name="P721" style:parent-style-name="Standard" style:family="paragraph">
      <style:paragraph-properties fo:text-align="center" fo:text-indent="0in"/>
      <style:text-properties fo:language="en" fo:country="US"/>
    </style:style>
    <style:style style:name="P722" style:parent-style-name="Textbody" style:family="paragraph">
      <style:paragraph-properties fo:text-align="center" fo:text-indent="0in"/>
      <style:text-properties fo:language="en" fo:country="US"/>
    </style:style>
    <style:style style:name="P723" style:parent-style-name="Standard" style:family="paragraph">
      <style:paragraph-properties fo:text-align="center" fo:text-indent="0in"/>
    </style:style>
    <style:style style:name="T724" style:parent-style-name="Основнойшрифтабзаца" style:family="text">
      <style:text-properties fo:language="en" fo:country="US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727" style:parent-style-name="Standard" style:family="paragraph">
      <style:paragraph-properties fo:text-align="center" fo:text-indent="0in"/>
    </style:style>
    <style:style style:name="T72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2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3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731" style:parent-style-name="Standard" style:family="paragraph">
      <style:paragraph-properties fo:text-align="center" fo:text-indent="0in"/>
      <style:text-properties fo:language="en" fo:country="US"/>
    </style:style>
    <style:style style:name="P732" style:parent-style-name="Standard" style:family="paragraph">
      <style:paragraph-properties fo:text-align="center" fo:text-indent="0in"/>
      <style:text-properties fo:language="en" fo:country="US"/>
    </style:style>
    <style:style style:name="P733" style:parent-style-name="Textbody" style:family="paragraph">
      <style:paragraph-properties fo:text-align="center" fo:text-indent="0in"/>
      <style:text-properties fo:language="en" fo:country="US"/>
    </style:style>
    <style:style style:name="P734" style:parent-style-name="Standard" style:family="paragraph">
      <style:paragraph-properties fo:text-align="center" fo:text-indent="0in"/>
    </style:style>
    <style:style style:name="T735" style:parent-style-name="Основнойшрифтабзаца" style:family="text">
      <style:text-properties fo:language="en" fo:country="US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Standard" style:family="paragraph">
      <style:paragraph-properties fo:text-align="center" fo:text-indent="0in"/>
    </style:style>
    <style:style style:name="T73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4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Standard" style:family="paragraph">
      <style:paragraph-properties fo:text-align="center" fo:text-indent="0in"/>
    </style:style>
    <style:style style:name="T743" style:parent-style-name="Основнойшрифтабзаца" style:family="text">
      <style:text-properties fo:color="#000000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Standard" style:family="paragraph">
      <style:paragraph-properties fo:text-align="center" fo:text-indent="0in"/>
    </style:style>
    <style:style style:name="T746" style:parent-style-name="Основнойшрифтабзаца" style:family="text">
      <style:text-properties fo:color="#000000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749" style:parent-style-name="Standard" style:family="paragraph">
      <style:paragraph-properties fo:text-align="center" fo:text-indent="0in"/>
    </style:style>
    <style:style style:name="T75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5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5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755" style:parent-style-name="Standard" style:family="paragraph">
      <style:paragraph-properties fo:text-align="center" fo:text-indent="0in"/>
    </style:style>
    <style:style style:name="T75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5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5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Standard" style:family="paragraph">
      <style:paragraph-properties fo:text-align="center" fo:text-indent="0in"/>
    </style:style>
    <style:style style:name="T76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6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Standard" style:family="paragraph">
      <style:paragraph-properties fo:text-align="center" fo:text-indent="0in"/>
    </style:style>
    <style:style style:name="T766" style:parent-style-name="Основнойшрифтабзаца" style:family="text">
      <style:text-properties fo:color="#000000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Standard" style:family="paragraph">
      <style:paragraph-properties fo:text-align="center" fo:text-indent="0in"/>
    </style:style>
    <style:style style:name="T769" style:parent-style-name="Основнойшрифтабзаца" style:family="text">
      <style:text-properties fo:color="#000000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Textbody" style:family="paragraph">
      <style:paragraph-properties fo:text-align="center" fo:text-indent="0in"/>
    </style:style>
    <style:style style:name="T77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7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774" style:parent-style-name="Standard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Textbody" style:family="paragraph">
      <style:paragraph-properties fo:text-align="center" fo:text-indent="0in"/>
    </style:style>
    <style:style style:name="T77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7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779" style:parent-style-name="Standard" style:family="paragraph">
      <style:paragraph-properties fo:text-align="center" fo:text-indent="0in"/>
    </style:style>
    <style:style style:name="T78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8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8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Standard" style:family="paragraph">
      <style:paragraph-properties fo:text-align="center" fo:text-indent="0in"/>
    </style:style>
    <style:style style:name="T78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8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Standard" style:family="paragraph">
      <style:paragraph-properties fo:text-align="center" fo:text-indent="0in"/>
    </style:style>
    <style:style style:name="T790" style:parent-style-name="Основнойшрифтабзаца" style:family="text">
      <style:text-properties fo:color="#000000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Standard" style:family="paragraph">
      <style:paragraph-properties fo:text-align="center" fo:text-indent="0in"/>
    </style:style>
    <style:style style:name="T793" style:parent-style-name="Основнойшрифтабзаца" style:family="text">
      <style:text-properties fo:color="#000000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Textbody" style:family="paragraph">
      <style:paragraph-properties fo:text-align="center" fo:text-indent="0in"/>
    </style:style>
    <style:style style:name="T79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97" style:parent-style-name="Основнойшрифтабзаца" style:family="text">
      <style:text-properties fo:color="#000000"/>
    </style:style>
    <style:style style:name="T7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799" style:parent-style-name="Standard" style:family="paragraph">
      <style:paragraph-properties fo:text-align="center" fo:text-indent="0in"/>
    </style:style>
    <style:style style:name="T80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0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0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0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Textbody" style:family="paragraph">
      <style:paragraph-properties fo:text-align="center" fo:text-indent="0in"/>
    </style:style>
    <style:style style:name="T80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07" style:parent-style-name="Основнойшрифтабзаца" style:family="text">
      <style:text-properties fo:color="#000000"/>
    </style:style>
    <style:style style:name="T80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809" style:parent-style-name="Standard" style:family="paragraph">
      <style:paragraph-properties fo:text-align="center" fo:text-indent="0in"/>
    </style:style>
    <style:style style:name="T81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1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1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Standard" style:family="paragraph">
      <style:paragraph-properties fo:text-align="center" fo:text-indent="0in"/>
    </style:style>
    <style:style style:name="T81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81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Standard" style:family="paragraph">
      <style:paragraph-properties fo:text-align="center" fo:text-indent="0in"/>
    </style:style>
    <style:style style:name="T820" style:parent-style-name="Основнойшрифтабзаца" style:family="text">
      <style:text-properties fo:color="#000000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Standard" style:family="paragraph">
      <style:paragraph-properties fo:text-align="center" fo:text-indent="0in"/>
    </style:style>
    <style:style style:name="T823" style:parent-style-name="Основнойшрифтабзаца" style:family="text">
      <style:text-properties fo:color="#000000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Textbody" style:family="paragraph">
      <style:paragraph-properties fo:text-align="center" fo:text-indent="0in"/>
    </style:style>
    <style:style style:name="T82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2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828" style:parent-style-name="Standard" style:family="paragraph">
      <style:paragraph-properties fo:text-align="center" fo:text-indent="0in"/>
    </style:style>
    <style:style style:name="T82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3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3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Textbody" style:family="paragraph">
      <style:paragraph-properties fo:text-align="center" fo:text-indent="0in"/>
    </style:style>
    <style:style style:name="T83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3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836" style:parent-style-name="Standard" style:family="paragraph">
      <style:paragraph-properties fo:text-align="center" fo:text-indent="0in"/>
    </style:style>
    <style:style style:name="T83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3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3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Standard" style:family="paragraph">
      <style:paragraph-properties fo:text-align="center" fo:text-indent="0in"/>
    </style:style>
    <style:style style:name="T84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84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Standard" style:family="paragraph">
      <style:paragraph-properties fo:text-align="center" fo:text-indent="0in"/>
    </style:style>
    <style:style style:name="T847" style:parent-style-name="Основнойшрифтабзаца" style:family="text">
      <style:text-properties fo:color="#000000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Standard" style:family="paragraph">
      <style:paragraph-properties fo:text-align="center" fo:text-indent="0in"/>
    </style:style>
    <style:style style:name="T850" style:parent-style-name="Основнойшрифтабзаца" style:family="text">
      <style:text-properties fo:color="#000000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Textbody" style:family="paragraph">
      <style:paragraph-properties fo:text-align="center" fo:text-indent="0in"/>
    </style:style>
    <style:style style:name="T85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54" style:parent-style-name="Основнойшрифтабзаца" style:family="text">
      <style:text-properties fo:color="#000000"/>
    </style:style>
    <style:style style:name="T85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856" style:parent-style-name="Standard" style:family="paragraph">
      <style:paragraph-properties fo:text-align="center" fo:text-indent="0in"/>
    </style:style>
    <style:style style:name="T85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5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5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Textbody" style:family="paragraph">
      <style:paragraph-properties fo:text-align="center" fo:text-indent="0in"/>
    </style:style>
    <style:style style:name="T86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63" style:parent-style-name="Основнойшрифтабзаца" style:family="text">
      <style:text-properties fo:color="#000000"/>
    </style:style>
    <style:style style:name="T86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865" style:parent-style-name="Standard" style:family="paragraph">
      <style:paragraph-properties fo:text-align="center" fo:text-indent="0in"/>
    </style:style>
    <style:style style:name="T86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6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86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869" style:family="table-row">
      <style:table-row-properties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Standard" style:family="paragraph">
      <style:paragraph-properties fo:text-align="center" fo:text-indent="0in"/>
    </style:style>
    <style:style style:name="T87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87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Standard" style:family="paragraph">
      <style:paragraph-properties fo:text-align="center" fo:text-indent="0in"/>
    </style:style>
    <style:style style:name="T876" style:parent-style-name="Основнойшрифтабзаца" style:family="text">
      <style:text-properties fo:color="#000000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Standard" style:family="paragraph">
      <style:paragraph-properties fo:text-align="center" fo:text-indent="0in"/>
    </style:style>
    <style:style style:name="T879" style:parent-style-name="Основнойшрифтабзаца" style:family="text">
      <style:text-properties fo:color="#000000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Textbody" style:family="paragraph">
      <style:paragraph-properties fo:text-align="center" fo:text-indent="0in"/>
    </style:style>
    <style:style style:name="T88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83" style:parent-style-name="Основнойшрифтабзаца" style:family="text">
      <style:text-properties fo:color="#000000"/>
    </style:style>
    <style:style style:name="T88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885" style:parent-style-name="Standard" style:family="paragraph">
      <style:paragraph-properties fo:text-align="center" fo:text-indent="0in"/>
    </style:style>
    <style:style style:name="T88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8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88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Textbody" style:family="paragraph">
      <style:paragraph-properties fo:text-align="center" fo:text-indent="0in"/>
    </style:style>
    <style:style style:name="T89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92" style:parent-style-name="Основнойшрифтабзаца" style:family="text">
      <style:text-properties fo:color="#000000"/>
    </style:style>
    <style:style style:name="T89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94" style:parent-style-name="Основнойшрифтабзаца" style:family="text">
      <style:text-properties fo:language="en" fo:country="US"/>
    </style:style>
    <style:style style:name="P895" style:parent-style-name="Standard" style:family="paragraph">
      <style:paragraph-properties fo:text-align="center" fo:text-indent="0in"/>
    </style:style>
    <style:style style:name="T89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89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8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899" style:family="table-row">
      <style:table-row-properties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Standard" style:family="paragraph">
      <style:paragraph-properties fo:text-align="center" fo:text-indent="0in"/>
    </style:style>
    <style:style style:name="T90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90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Standard" style:family="paragraph">
      <style:paragraph-properties fo:text-align="center" fo:text-indent="0in"/>
    </style:style>
    <style:style style:name="T906" style:parent-style-name="Основнойшрифтабзаца" style:family="text">
      <style:text-properties fo:color="#000000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Standard" style:family="paragraph">
      <style:paragraph-properties fo:text-align="center" fo:text-indent="0in"/>
    </style:style>
    <style:style style:name="T909" style:parent-style-name="Основнойшрифтабзаца" style:family="text">
      <style:text-properties fo:color="#000000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Textbody" style:family="paragraph">
      <style:paragraph-properties fo:text-align="center" fo:text-indent="0in"/>
    </style:style>
    <style:style style:name="T91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13" style:parent-style-name="Основнойшрифтабзаца" style:family="text">
      <style:text-properties fo:color="#000000"/>
    </style:style>
    <style:style style:name="T91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915" style:parent-style-name="Standard" style:family="paragraph">
      <style:paragraph-properties fo:text-align="center" fo:text-indent="0in"/>
    </style:style>
    <style:style style:name="T91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1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1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Textbody" style:family="paragraph">
      <style:paragraph-properties fo:text-align="center" fo:text-indent="0in"/>
    </style:style>
    <style:style style:name="T92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22" style:parent-style-name="Основнойшрифтабзаца" style:family="text">
      <style:text-properties fo:color="#000000"/>
    </style:style>
    <style:style style:name="T92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2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925" style:parent-style-name="Standard" style:family="paragraph">
      <style:paragraph-properties fo:text-align="center" fo:text-indent="0in"/>
    </style:style>
    <style:style style:name="T92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2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92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929" style:family="table-row">
      <style:table-row-properties/>
    </style:style>
    <style:style style:name="TableCell9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1" style:parent-style-name="Standard" style:family="paragraph">
      <style:paragraph-properties fo:text-align="center" fo:text-indent="0in"/>
    </style:style>
    <style:style style:name="T93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93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9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5" style:parent-style-name="Standard" style:family="paragraph">
      <style:paragraph-properties fo:text-align="center" fo:text-indent="0in"/>
    </style:style>
    <style:style style:name="T936" style:parent-style-name="Основнойшрифтабзаца" style:family="text">
      <style:text-properties fo:color="#000000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Standard" style:family="paragraph">
      <style:paragraph-properties fo:text-align="center" fo:text-indent="0in"/>
    </style:style>
    <style:style style:name="T939" style:parent-style-name="Основнойшрифтабзаца" style:family="text">
      <style:text-properties fo:color="#000000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942" style:parent-style-name="Standard" style:family="paragraph">
      <style:paragraph-properties fo:text-align="center" fo:text-indent="0in"/>
    </style:style>
    <style:style style:name="T94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4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4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946" style:parent-style-name="Standard" style:family="paragraph">
      <style:paragraph-properties fo:text-align="center" fo:text-indent="0in"/>
      <style:text-properties fo:language="en" fo:country="US"/>
    </style:style>
    <style:style style:name="P947" style:parent-style-name="Standard" style:family="paragraph">
      <style:paragraph-properties fo:text-align="center" fo:text-indent="0in"/>
      <style:text-properties fo:language="en" fo:country="US"/>
    </style:style>
    <style:style style:name="P948" style:parent-style-name="Textbody" style:family="paragraph">
      <style:paragraph-properties fo:text-align="center" fo:text-indent="0in"/>
      <style:text-properties fo:language="en" fo:country="US"/>
    </style:style>
    <style:style style:name="P949" style:parent-style-name="Textbody" style:family="paragraph">
      <style:paragraph-properties fo:text-align="center" fo:text-indent="0in"/>
    </style:style>
    <style:style style:name="T950" style:parent-style-name="Основнойшрифтабзаца" style:family="text">
      <style:text-properties fo:language="en" fo:country="US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953" style:parent-style-name="Standard" style:family="paragraph">
      <style:paragraph-properties fo:text-align="center" fo:text-indent="0in"/>
    </style:style>
    <style:style style:name="T95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5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5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957" style:parent-style-name="Standard" style:family="paragraph">
      <style:paragraph-properties fo:text-align="center" fo:text-indent="0in"/>
      <style:text-properties fo:language="en" fo:country="US"/>
    </style:style>
    <style:style style:name="P958" style:parent-style-name="Standard" style:family="paragraph">
      <style:paragraph-properties fo:text-align="center" fo:text-indent="0in"/>
      <style:text-properties fo:language="en" fo:country="US"/>
    </style:style>
    <style:style style:name="P959" style:parent-style-name="Textbody" style:family="paragraph">
      <style:paragraph-properties fo:text-align="center" fo:text-indent="0in"/>
      <style:text-properties fo:language="en" fo:country="US"/>
    </style:style>
    <style:style style:name="P960" style:parent-style-name="Textbody" style:family="paragraph">
      <style:paragraph-properties fo:text-align="center" fo:text-indent="0in"/>
    </style:style>
    <style:style style:name="T961" style:parent-style-name="Основнойшрифтабзаца" style:family="text">
      <style:text-properties fo:language="en" fo:country="US"/>
    </style:style>
    <style:style style:name="TableRow962" style:family="table-row">
      <style:table-row-properties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Standard" style:family="paragraph">
      <style:paragraph-properties fo:text-align="center" fo:text-indent="0in"/>
    </style:style>
    <style:style style:name="T96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96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Standard" style:family="paragraph">
      <style:paragraph-properties fo:text-align="center" fo:text-indent="0in"/>
    </style:style>
    <style:style style:name="T969" style:parent-style-name="Основнойшрифтабзаца" style:family="text">
      <style:text-properties fo:color="#000000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Standard" style:family="paragraph">
      <style:paragraph-properties fo:text-align="center" fo:text-indent="0in"/>
    </style:style>
    <style:style style:name="T972" style:parent-style-name="Основнойшрифтабзаца" style:family="text">
      <style:text-properties fo:color="#000000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975" style:parent-style-name="Textbody" style:family="paragraph">
      <style:paragraph-properties fo:text-align="center" fo:text-indent="0in"/>
    </style:style>
    <style:style style:name="T97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77" style:parent-style-name="Основнойшрифтабзаца" style:family="text">
      <style:text-properties fo:color="#000000" fo:language="en" fo:country="US"/>
    </style:style>
    <style:style style:name="T97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79" style:parent-style-name="Основнойшрифтабзаца" style:family="text">
      <style:text-properties fo:language="en" fo:country="US"/>
    </style:style>
    <style:style style:name="P980" style:parent-style-name="Standard" style:family="paragraph">
      <style:paragraph-properties fo:text-align="center" fo:text-indent="0in"/>
    </style:style>
    <style:style style:name="T98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8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8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984" style:parent-style-name="Standard" style:family="paragraph">
      <style:paragraph-properties fo:text-align="center" fo:text-indent="0in"/>
      <style:text-properties fo:language="en" fo:country="US"/>
    </style:style>
    <style:style style:name="P985" style:parent-style-name="Standard" style:family="paragraph">
      <style:paragraph-properties fo:text-align="center" fo:text-indent="0in"/>
      <style:text-properties fo:language="en" fo:country="US"/>
    </style:style>
    <style:style style:name="P986" style:parent-style-name="Textbody" style:family="paragraph">
      <style:paragraph-properties fo:text-align="center" fo:text-indent="0in"/>
      <style:text-properties fo:language="en" fo:country="US"/>
    </style:style>
    <style:style style:name="P987" style:parent-style-name="Textbody" style:family="paragraph">
      <style:paragraph-properties fo:text-align="center" fo:text-indent="0in"/>
    </style:style>
    <style:style style:name="T988" style:parent-style-name="Основнойшрифтабзаца" style:family="text">
      <style:text-properties fo:language="en" fo:country="US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0" style:parent-style-name="Textbody" style:family="paragraph">
      <style:paragraph-properties fo:text-align="center" fo:text-indent="0in"/>
    </style:style>
    <style:style style:name="T99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92" style:parent-style-name="Основнойшрифтабзаца" style:family="text">
      <style:text-properties fo:language="en" fo:country="US"/>
    </style:style>
    <style:style style:name="P993" style:parent-style-name="Textbody" style:family="paragraph">
      <style:paragraph-properties fo:text-align="center" fo:text-indent="0in"/>
    </style:style>
    <style:style style:name="T99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95" style:parent-style-name="Основнойшрифтабзаца" style:family="text">
      <style:text-properties fo:color="#000000"/>
    </style:style>
    <style:style style:name="T99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997" style:parent-style-name="Standard" style:family="paragraph">
      <style:paragraph-properties fo:text-align="center" fo:text-indent="0in"/>
    </style:style>
    <style:style style:name="T9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99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00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001" style:parent-style-name="Standard" style:family="paragraph">
      <style:paragraph-properties fo:text-align="center" fo:text-indent="0in"/>
      <style:text-properties fo:language="en" fo:country="US"/>
    </style:style>
    <style:style style:name="P1002" style:parent-style-name="Standard" style:family="paragraph">
      <style:paragraph-properties fo:text-align="center" fo:text-indent="0in"/>
      <style:text-properties fo:language="en" fo:country="US"/>
    </style:style>
    <style:style style:name="P1003" style:parent-style-name="Textbody" style:family="paragraph">
      <style:paragraph-properties fo:text-align="center" fo:text-indent="0in"/>
      <style:text-properties fo:language="en" fo:country="US"/>
    </style:style>
    <style:style style:name="P1004" style:parent-style-name="Textbody" style:family="paragraph">
      <style:paragraph-properties fo:text-align="center" fo:text-indent="0in"/>
    </style:style>
    <style:style style:name="T1005" style:parent-style-name="Основнойшрифтабзаца" style:family="text">
      <style:text-properties fo:language="en" fo:country="US"/>
    </style:style>
    <style:style style:name="TableRow1006" style:family="table-row">
      <style:table-row-properties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Standard" style:family="paragraph">
      <style:paragraph-properties fo:text-align="center" fo:text-indent="0in"/>
    </style:style>
    <style:style style:name="T100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01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Standard" style:family="paragraph">
      <style:paragraph-properties fo:text-align="center" fo:text-indent="0in"/>
    </style:style>
    <style:style style:name="T1013" style:parent-style-name="Основнойшрифтабзаца" style:family="text">
      <style:text-properties fo:color="#000000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Standard" style:family="paragraph">
      <style:paragraph-properties fo:text-align="center" fo:text-indent="0in"/>
    </style:style>
    <style:style style:name="T1016" style:parent-style-name="Основнойшрифтабзаца" style:family="text">
      <style:text-properties fo:color="#000000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Textbody" style:family="paragraph">
      <style:paragraph-properties fo:text-align="center" fo:text-indent="0in"/>
    </style:style>
    <style:style style:name="T101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20" style:parent-style-name="Основнойшрифтабзаца" style:family="text">
      <style:text-properties fo:color="#000000"/>
    </style:style>
    <style:style style:name="T102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022" style:parent-style-name="Standard" style:family="paragraph">
      <style:paragraph-properties fo:text-align="center" fo:text-indent="0in"/>
    </style:style>
    <style:style style:name="T102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2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02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Textbody" style:family="paragraph">
      <style:paragraph-properties fo:text-align="center" fo:text-indent="0in"/>
    </style:style>
    <style:style style:name="T102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29" style:parent-style-name="Основнойшрифтабзаца" style:family="text">
      <style:text-properties fo:color="#000000"/>
    </style:style>
    <style:style style:name="T103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031" style:parent-style-name="Standard" style:family="paragraph">
      <style:paragraph-properties fo:text-align="center" fo:text-indent="0in"/>
    </style:style>
    <style:style style:name="T103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3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03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035" style:parent-style-name="Standard" style:family="paragraph">
      <style:paragraph-properties fo:text-align="center" fo:text-indent="0in"/>
      <style:text-properties fo:language="en" fo:country="US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Standard" style:family="paragraph">
      <style:paragraph-properties fo:text-align="center" fo:text-indent="0in"/>
    </style:style>
    <style:style style:name="T103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04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Standard" style:family="paragraph">
      <style:paragraph-properties fo:text-align="center" fo:text-indent="0in"/>
    </style:style>
    <style:style style:name="T1043" style:parent-style-name="Основнойшрифтабзаца" style:family="text">
      <style:text-properties fo:color="#000000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Standard" style:family="paragraph">
      <style:paragraph-properties fo:text-align="center" fo:text-indent="0in"/>
    </style:style>
    <style:style style:name="T1046" style:parent-style-name="Основнойшрифтабзаца" style:family="text">
      <style:text-properties fo:color="#000000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Textbody" style:family="paragraph">
      <style:paragraph-properties fo:text-align="center" fo:text-indent="0in"/>
    </style:style>
    <style:style style:name="T104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50" style:parent-style-name="Основнойшрифтабзаца" style:family="text">
      <style:text-properties fo:color="#000000"/>
    </style:style>
    <style:style style:name="T105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5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053" style:parent-style-name="Textbody" style:family="paragraph">
      <style:paragraph-properties fo:text-align="center" fo:text-indent="0in"/>
    </style:style>
    <style:style style:name="T105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55" style:parent-style-name="Основнойшрифтабзаца" style:family="text">
      <style:text-properties fo:color="#000000" fo:language="en" fo:country="US"/>
    </style:style>
    <style:style style:name="T1056" style:parent-style-name="Основнойшрифтабзаца" style:family="text">
      <style:text-properties fo:color="#000000"/>
    </style:style>
    <style:style style:name="T105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058" style:parent-style-name="Standard" style:family="paragraph">
      <style:paragraph-properties fo:text-align="center" fo:text-indent="0in"/>
    </style:style>
    <style:style style:name="T105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6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06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Textbody" style:family="paragraph">
      <style:paragraph-properties fo:text-align="center" fo:text-indent="0in"/>
    </style:style>
    <style:style style:name="T106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65" style:parent-style-name="Основнойшрифтабзаца" style:family="text">
      <style:text-properties fo:color="#000000" fo:language="en" fo:country="US"/>
    </style:style>
    <style:style style:name="T106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67" style:parent-style-name="Основнойшрифтабзаца" style:family="text">
      <style:text-properties fo:language="en" fo:country="US"/>
    </style:style>
    <style:style style:name="P1068" style:parent-style-name="Textbody" style:family="paragraph">
      <style:paragraph-properties fo:text-align="center" fo:text-indent="0in"/>
    </style:style>
    <style:style style:name="T106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70" style:parent-style-name="Основнойшрифтабзаца" style:family="text">
      <style:text-properties fo:color="#000000" fo:language="en" fo:country="US"/>
    </style:style>
    <style:style style:name="T1071" style:parent-style-name="Основнойшрифтабзаца" style:family="text">
      <style:text-properties fo:color="#000000" fo:language="en" fo:country="US"/>
    </style:style>
    <style:style style:name="T107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73" style:parent-style-name="Основнойшрифтабзаца" style:family="text">
      <style:text-properties fo:language="en" fo:country="US"/>
    </style:style>
    <style:style style:name="P1074" style:parent-style-name="Standard" style:family="paragraph">
      <style:paragraph-properties fo:text-align="center" fo:text-indent="0in"/>
    </style:style>
    <style:style style:name="T107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7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7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1078" style:family="table-row">
      <style:table-row-properties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Standard" style:family="paragraph">
      <style:paragraph-properties fo:text-align="center" fo:text-indent="0in"/>
    </style:style>
    <style:style style:name="T108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08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Standard" style:family="paragraph">
      <style:paragraph-properties fo:text-align="center" fo:text-indent="0in"/>
    </style:style>
    <style:style style:name="T1085" style:parent-style-name="Основнойшрифтабзаца" style:family="text">
      <style:text-properties fo:color="#000000"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Standard" style:family="paragraph">
      <style:paragraph-properties fo:text-align="center" fo:text-indent="0in"/>
    </style:style>
    <style:style style:name="T1088" style:parent-style-name="Основнойшрифтабзаца" style:family="text">
      <style:text-properties fo:color="#000000"/>
    </style:style>
    <style:style style:name="TableCell10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0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091" style:parent-style-name="Standard" style:family="paragraph">
      <style:paragraph-properties fo:text-align="center" fo:text-indent="0in"/>
    </style:style>
    <style:style style:name="T109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9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09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0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097" style:parent-style-name="Standard" style:family="paragraph">
      <style:paragraph-properties fo:text-align="center" fo:text-indent="0in"/>
    </style:style>
    <style:style style:name="T10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09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10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1101" style:family="table-row">
      <style:table-row-properties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Standard" style:family="paragraph">
      <style:paragraph-properties fo:text-align="center" fo:text-indent="0in"/>
    </style:style>
    <style:style style:name="T110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10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Standard" style:family="paragraph">
      <style:paragraph-properties fo:text-align="center" fo:text-indent="0in"/>
    </style:style>
    <style:style style:name="T1108" style:parent-style-name="Основнойшрифтабзаца" style:family="text">
      <style:text-properties fo:color="#000000" fo:language="en" fo:country="US"/>
    </style:style>
    <style:style style:name="T1109" style:parent-style-name="Основнойшрифтабзаца" style:family="text">
      <style:text-properties fo:color="#000000" fo:language="en" fo:country="US"/>
    </style:style>
    <style:style style:name="T1110" style:parent-style-name="Основнойшрифтабзаца" style:family="text">
      <style:text-properties fo:color="#000000" fo:language="en" fo:country="US"/>
    </style:style>
    <style:style style:name="T1111" style:parent-style-name="Основнойшрифтабзаца" style:family="text">
      <style:text-properties fo:color="#000000" fo:language="en" fo:country="US"/>
    </style:style>
    <style:style style:name="T1112" style:parent-style-name="Основнойшрифтабзаца" style:family="text">
      <style:text-properties fo:color="#000000" fo:language="en" fo:country="US"/>
    </style:style>
    <style:style style:name="T1113" style:parent-style-name="Основнойшрифтабзаца" style:family="text">
      <style:text-properties fo:color="#000000" fo:language="en" fo:country="US"/>
    </style:style>
    <style:style style:name="T1114" style:parent-style-name="Основнойшрифтабзаца" style:family="text">
      <style:text-properties fo:color="#000000" fo:language="en" fo:country="US"/>
    </style:style>
    <style:style style:name="T1115" style:parent-style-name="Основнойшрифтабзаца" style:family="text">
      <style:text-properties fo:color="#000000" fo:language="en" fo:country="US"/>
    </style:style>
    <style:style style:name="T1116" style:parent-style-name="Основнойшрифтабзаца" style:family="text">
      <style:text-properties fo:color="#000000" fo:language="en" fo:country="US"/>
    </style:style>
    <style:style style:name="TableCell1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8" style:parent-style-name="Standard" style:family="paragraph">
      <style:paragraph-properties fo:text-align="center" fo:text-indent="0in"/>
    </style:style>
    <style:style style:name="T1119" style:parent-style-name="Основнойшрифтабзаца" style:family="text">
      <style:text-properties fo:color="#000000"/>
    </style:style>
    <style:style style:name="TableCell1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1" style:parent-style-name="Textbody" style:family="paragraph">
      <style:paragraph-properties fo:text-align="center" fo:text-indent="0in"/>
    </style:style>
    <style:style style:name="T112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123" style:parent-style-name="Основнойшрифтабзаца" style:family="text">
      <style:text-properties fo:color="#000000"/>
    </style:style>
    <style:style style:name="T112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125" style:parent-style-name="Standard" style:family="paragraph">
      <style:paragraph-properties fo:text-align="center" fo:text-indent="0in"/>
    </style:style>
    <style:style style:name="T112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12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12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0" style:parent-style-name="Textbody" style:family="paragraph">
      <style:paragraph-properties fo:text-align="center" fo:text-indent="0in"/>
    </style:style>
    <style:style style:name="T113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132" style:parent-style-name="Основнойшрифтабзаца" style:family="text">
      <style:text-properties fo:color="#000000"/>
    </style:style>
    <style:style style:name="T113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134" style:parent-style-name="Standard" style:family="paragraph">
      <style:paragraph-properties fo:text-align="center" fo:text-indent="0in"/>
    </style:style>
    <style:style style:name="T113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13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13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1138" style:family="table-row">
      <style:table-row-properties/>
    </style:style>
    <style:style style:name="TableCell1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0" style:parent-style-name="Standard" style:family="paragraph">
      <style:paragraph-properties fo:text-align="center" fo:text-indent="0in"/>
    </style:style>
    <style:style style:name="T114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14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4" style:parent-style-name="Standard" style:family="paragraph">
      <style:paragraph-properties fo:text-align="center" fo:text-indent="0in"/>
    </style:style>
    <style:style style:name="T1145" style:parent-style-name="Основнойшрифтабзаца" style:family="text">
      <style:text-properties fo:color="#000000"/>
    </style:style>
    <style:style style:name="TableCell1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7" style:parent-style-name="Standard" style:family="paragraph">
      <style:paragraph-properties fo:text-align="center" fo:text-indent="0in"/>
    </style:style>
    <style:style style:name="T1148" style:parent-style-name="Основнойшрифтабзаца" style:family="text">
      <style:text-properties fo:color="#000000"/>
    </style:style>
    <style:style style:name="TableCell1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0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151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152" style:parent-style-name="Standard" style:family="paragraph">
      <style:paragraph-properties fo:text-align="center" fo:text-indent="0in"/>
    </style:style>
    <style:style style:name="T115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15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15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7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158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159" style:parent-style-name="Standard" style:family="paragraph">
      <style:paragraph-properties fo:text-align="center" fo:text-indent="0in"/>
    </style:style>
    <style:style style:name="T116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16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16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1163" style:family="table-row">
      <style:table-row-properties/>
    </style:style>
    <style:style style:name="TableCell1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5" style:parent-style-name="Standard" style:family="paragraph">
      <style:paragraph-properties fo:text-align="center" fo:text-indent="0in"/>
    </style:style>
    <style:style style:name="T116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16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9" style:parent-style-name="Standard" style:family="paragraph">
      <style:paragraph-properties fo:text-align="center" fo:text-indent="0in"/>
    </style:style>
    <style:style style:name="T1170" style:parent-style-name="Основнойшрифтабзаца" style:family="text">
      <style:text-properties fo:color="#000000"/>
    </style:style>
    <style:style style:name="TableCell1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2" style:parent-style-name="Standard" style:family="paragraph">
      <style:paragraph-properties fo:text-align="center" fo:text-indent="0in"/>
    </style:style>
    <style:style style:name="T1173" style:parent-style-name="Основнойшрифтабзаца" style:family="text">
      <style:text-properties fo:color="#000000"/>
    </style:style>
    <style:style style:name="TableCell1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5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176" style:parent-style-name="Standard" style:family="paragraph">
      <style:paragraph-properties fo:text-align="center" fo:text-indent="0in"/>
    </style:style>
    <style:style style:name="T117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17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17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180" style:parent-style-name="Standard" style:family="paragraph">
      <style:paragraph-properties fo:text-align="center" fo:text-indent="0in"/>
      <style:text-properties fo:language="en" fo:country="US"/>
    </style:style>
    <style:style style:name="P1181" style:parent-style-name="Standard" style:family="paragraph">
      <style:paragraph-properties fo:text-align="center" fo:text-indent="0in"/>
      <style:text-properties fo:language="en" fo:country="US"/>
    </style:style>
    <style:style style:name="P1182" style:parent-style-name="Textbody" style:family="paragraph">
      <style:paragraph-properties fo:text-align="center" fo:text-indent="0in"/>
      <style:text-properties fo:language="en" fo:country="US"/>
    </style:style>
    <style:style style:name="P1183" style:parent-style-name="Textbody" style:family="paragraph">
      <style:paragraph-properties fo:text-align="center" fo:text-indent="0in"/>
    </style:style>
    <style:style style:name="T1184" style:parent-style-name="Основнойшрифтабзаца" style:family="text">
      <style:text-properties fo:language="en" fo:country="US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187" style:parent-style-name="Standard" style:family="paragraph">
      <style:paragraph-properties fo:text-align="center" fo:text-indent="0in"/>
    </style:style>
    <style:style style:name="T118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18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190" style:parent-style-name="Standard" style:family="paragraph">
      <style:paragraph-properties fo:text-align="center" fo:text-indent="0in"/>
      <style:text-properties fo:language="en" fo:country="US"/>
    </style:style>
    <style:style style:name="P1191" style:parent-style-name="Standard" style:family="paragraph">
      <style:paragraph-properties fo:text-align="center" fo:text-indent="0in"/>
      <style:text-properties fo:language="en" fo:country="US"/>
    </style:style>
    <style:style style:name="P1192" style:parent-style-name="Textbody" style:family="paragraph">
      <style:paragraph-properties fo:text-align="center" fo:text-indent="0in"/>
      <style:text-properties fo:language="en" fo:country="US"/>
    </style:style>
    <style:style style:name="P1193" style:parent-style-name="Textbody" style:family="paragraph">
      <style:paragraph-properties fo:text-align="center" fo:text-indent="0in"/>
    </style:style>
    <style:style style:name="T1194" style:parent-style-name="Основнойшрифтабзаца" style:family="text">
      <style:text-properties fo:language="en" fo:country="US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7" style:parent-style-name="Standard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1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9" style:parent-style-name="Standard" style:family="paragraph">
      <style:paragraph-properties fo:text-align="center" fo:text-indent="0in"/>
    </style:style>
    <style:style style:name="T1200" style:parent-style-name="Основнойшрифтабзаца" style:family="text">
      <style:text-properties fo:color="#000000"/>
    </style:style>
    <style:style style:name="TableCell1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2" style:parent-style-name="Standard" style:family="paragraph">
      <style:paragraph-properties fo:text-align="center" fo:text-indent="0in"/>
    </style:style>
    <style:style style:name="T1203" style:parent-style-name="Основнойшрифтабзаца" style:family="text">
      <style:text-properties fo:color="#000000"/>
    </style:style>
    <style:style style:name="TableCell1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5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206" style:parent-style-name="Standard" style:family="paragraph">
      <style:paragraph-properties fo:text-align="center" fo:text-indent="0in"/>
    </style:style>
    <style:style style:name="T120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0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209" style:parent-style-name="Standard" style:family="paragraph">
      <style:paragraph-properties fo:text-align="center" fo:text-indent="0in"/>
      <style:text-properties fo:language="en" fo:country="US"/>
    </style:style>
    <style:style style:name="P1210" style:parent-style-name="Standard" style:family="paragraph">
      <style:paragraph-properties fo:text-align="center" fo:text-indent="0in"/>
      <style:text-properties fo:language="en" fo:country="US"/>
    </style:style>
    <style:style style:name="P1211" style:parent-style-name="Textbody" style:family="paragraph">
      <style:paragraph-properties fo:text-align="center" fo:text-indent="0in"/>
      <style:text-properties fo:language="en" fo:country="US"/>
    </style:style>
    <style:style style:name="P1212" style:parent-style-name="Textbody" style:family="paragraph">
      <style:paragraph-properties fo:text-align="center" fo:text-indent="0in"/>
    </style:style>
    <style:style style:name="T1213" style:parent-style-name="Основнойшрифтабзаца" style:family="text">
      <style:text-properties fo:language="en" fo:country="US"/>
    </style:style>
    <style:style style:name="TableCell1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5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216" style:parent-style-name="Standard" style:family="paragraph">
      <style:paragraph-properties fo:text-align="center" fo:text-indent="0in"/>
    </style:style>
    <style:style style:name="T121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18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21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220" style:parent-style-name="Standard" style:family="paragraph">
      <style:paragraph-properties fo:text-align="center" fo:text-indent="0in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color="#000000"/>
    </style:style>
    <style:style style:name="P1223" style:parent-style-name="Standard" style:family="paragraph">
      <style:paragraph-properties fo:text-align="center" fo:text-indent="0in"/>
      <style:text-properties fo:language="en" fo:country="US"/>
    </style:style>
    <style:style style:name="P1224" style:parent-style-name="Textbody" style:family="paragraph">
      <style:paragraph-properties fo:text-align="center" fo:text-indent="0in"/>
      <style:text-properties fo:language="en" fo:country="US"/>
    </style:style>
    <style:style style:name="P1225" style:parent-style-name="Textbody" style:family="paragraph">
      <style:paragraph-properties fo:text-align="center" fo:text-indent="0in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0" style:parent-style-name="Standard" style:family="paragraph">
      <style:paragraph-properties fo:text-align="center" fo:text-indent="0in"/>
    </style:style>
    <style:style style:name="T123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23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4" style:parent-style-name="Standard" style:family="paragraph">
      <style:paragraph-properties fo:text-align="center" fo:text-indent="0in"/>
    </style:style>
    <style:style style:name="T1235" style:parent-style-name="Основнойшрифтабзаца" style:family="text">
      <style:text-properties fo:color="#000000"/>
    </style:style>
    <style:style style:name="TableCell1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7" style:parent-style-name="Standard" style:family="paragraph">
      <style:paragraph-properties fo:text-align="center" fo:text-indent="0in"/>
    </style:style>
    <style:style style:name="T1238" style:parent-style-name="Основнойшрифтабзаца" style:family="text">
      <style:text-properties fo:color="#000000"/>
    </style:style>
    <style:style style:name="TableCell1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0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241" style:parent-style-name="Standard" style:family="paragraph">
      <style:paragraph-properties fo:text-align="center" fo:text-indent="0in"/>
    </style:style>
    <style:style style:name="T124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4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24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247" style:parent-style-name="Standard" style:family="paragraph">
      <style:paragraph-properties fo:text-align="center" fo:text-indent="0in"/>
    </style:style>
    <style:style style:name="T124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4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25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1251" style:family="table-row">
      <style:table-row-properties/>
    </style:style>
    <style:style style:name="TableCell1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3" style:parent-style-name="Standard" style:family="paragraph">
      <style:paragraph-properties fo:text-align="center" fo:text-indent="0in"/>
    </style:style>
    <style:style style:name="T125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25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Standard" style:family="paragraph">
      <style:paragraph-properties fo:text-align="center" fo:text-indent="0in"/>
    </style:style>
    <style:style style:name="T1258" style:parent-style-name="Основнойшрифтабзаца" style:family="text">
      <style:text-properties fo:color="#000000"/>
    </style:style>
    <style:style style:name="T1259" style:parent-style-name="Основнойшрифтабзаца" style:family="text">
      <style:text-properties fo:color="#000000" fo:language="en" fo:country="US"/>
    </style:style>
    <style:style style:name="T1260" style:parent-style-name="Основнойшрифтабзаца" style:family="text">
      <style:text-properties fo:color="#000000"/>
    </style:style>
    <style:style style:name="T1261" style:parent-style-name="Основнойшрифтабзаца" style:family="text">
      <style:text-properties fo:color="#000000" fo:language="en" fo:country="US"/>
    </style:style>
    <style:style style:name="T1262" style:parent-style-name="Основнойшрифтабзаца" style:family="text">
      <style:text-properties fo:color="#000000"/>
    </style:style>
    <style:style style:name="TableCell1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4" style:parent-style-name="Standard" style:family="paragraph">
      <style:paragraph-properties fo:text-align="center" fo:text-indent="0in"/>
    </style:style>
    <style:style style:name="T1265" style:parent-style-name="Основнойшрифтабзаца" style:family="text">
      <style:text-properties fo:color="#000000"/>
    </style:style>
    <style:style style:name="TableCell1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7" style:parent-style-name="Textbody" style:family="paragraph">
      <style:paragraph-properties fo:text-align="center" fo:text-indent="0in"/>
    </style:style>
    <style:style style:name="T126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69" style:parent-style-name="Основнойшрифтабзаца" style:family="text">
      <style:text-properties fo:color="#000000" fo:language="en" fo:country="US"/>
    </style:style>
    <style:style style:name="T127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7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272" style:parent-style-name="Standard" style:family="paragraph">
      <style:paragraph-properties fo:text-align="center" fo:text-indent="0in"/>
    </style:style>
    <style:style style:name="T127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7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27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7" style:parent-style-name="Textbody" style:family="paragraph">
      <style:paragraph-properties fo:text-align="center" fo:text-indent="0in"/>
    </style:style>
    <style:style style:name="T127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79" style:parent-style-name="Основнойшрифтабзаца" style:family="text">
      <style:text-properties fo:color="#000000" fo:language="en" fo:country="US"/>
    </style:style>
    <style:style style:name="T128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81" style:parent-style-name="Основнойшрифтабзаца" style:family="text">
      <style:text-properties fo:color="#000000" fo:language="en" fo:country="US"/>
    </style:style>
    <style:style style:name="P1282" style:parent-style-name="Standard" style:family="paragraph">
      <style:paragraph-properties fo:text-align="center" fo:text-indent="0in"/>
    </style:style>
    <style:style style:name="T128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8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8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1286" style:family="table-row">
      <style:table-row-properties/>
    </style:style>
    <style:style style:name="TableCell1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8" style:parent-style-name="Standard" style:family="paragraph">
      <style:paragraph-properties fo:text-align="center" fo:text-indent="0in"/>
    </style:style>
    <style:style style:name="T128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29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2" style:parent-style-name="Standard" style:family="paragraph">
      <style:paragraph-properties fo:text-align="center" fo:text-indent="0in"/>
      <style:text-properties fo:color="#000000"/>
    </style:style>
    <style:style style:name="TableCell1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4" style:parent-style-name="Standard" style:family="paragraph">
      <style:paragraph-properties fo:text-align="center" fo:text-indent="0in"/>
      <style:text-properties fo:color="#000000"/>
    </style:style>
    <style:style style:name="TableCell1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6" style:parent-style-name="Textbody" style:family="paragraph">
      <style:paragraph-properties fo:text-align="center" fo:text-indent="0in"/>
    </style:style>
    <style:style style:name="T129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29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00" style:parent-style-name="Основнойшрифтабзаца" style:family="text">
      <style:text-properties fo:color="#000000" fo:language="en" fo:country="US"/>
    </style:style>
    <style:style style:name="P1301" style:parent-style-name="Textbody" style:family="paragraph">
      <style:paragraph-properties fo:text-align="center" fo:text-indent="0in"/>
    </style:style>
    <style:style style:name="T130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03" style:parent-style-name="Основнойшрифтабзаца" style:family="text">
      <style:text-properties fo:color="#000000" fo:language="en" fo:country="US"/>
    </style:style>
    <style:style style:name="T1304" style:parent-style-name="Основнойшрифтабзаца" style:family="text">
      <style:text-properties fo:color="#000000" fo:language="en" fo:country="US"/>
    </style:style>
    <style:style style:name="P1305" style:parent-style-name="Standard" style:family="paragraph">
      <style:paragraph-properties fo:text-align="center" fo:text-indent="0in"/>
    </style:style>
    <style:style style:name="T130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0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0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309" style:parent-style-name="Standard" style:family="paragraph">
      <style:paragraph-properties fo:text-align="center" fo:text-indent="0in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fo:color="#000000" fo:language="en" fo:country="US"/>
    </style:style>
    <style:style style:name="P1312" style:parent-style-name="Standard" style:family="paragraph">
      <style:paragraph-properties fo:text-align="center" fo:text-indent="0in"/>
      <style:text-properties fo:language="en" fo:country="US"/>
    </style:style>
    <style:style style:name="P1313" style:parent-style-name="Textbody" style:family="paragraph">
      <style:paragraph-properties fo:text-align="center" fo:text-indent="0in"/>
      <style:text-properties fo:language="en" fo:country="US"/>
    </style:style>
    <style:style style:name="P1314" style:parent-style-name="Textbody" style:family="paragraph">
      <style:paragraph-properties fo:text-align="center" fo:text-indent="0in"/>
    </style:style>
    <style:style style:name="T1315" style:parent-style-name="Основнойшрифтабзаца" style:family="text">
      <style:text-properties fo:language="en" fo:country="US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7" style:parent-style-name="Textbody" style:family="paragraph">
      <style:paragraph-properties fo:text-align="center" fo:text-indent="0in"/>
    </style:style>
    <style:style style:name="T131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1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2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21" style:parent-style-name="Основнойшрифтабзаца" style:family="text">
      <style:text-properties fo:color="#000000" fo:language="en" fo:country="US"/>
    </style:style>
    <style:style style:name="P1322" style:parent-style-name="Textbody" style:family="paragraph">
      <style:paragraph-properties fo:text-align="center" fo:text-indent="0in"/>
    </style:style>
    <style:style style:name="T132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24" style:parent-style-name="Основнойшрифтабзаца" style:family="text">
      <style:text-properties fo:color="#000000"/>
    </style:style>
    <style:style style:name="P1325" style:parent-style-name="Standard" style:family="paragraph">
      <style:paragraph-properties fo:text-align="center" fo:text-indent="0in"/>
    </style:style>
    <style:style style:name="T132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32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1328" style:parent-style-name="Standard" style:family="paragraph">
      <style:paragraph-properties fo:text-align="center" fo:text-indent="0in"/>
      <style:text-properties fo:language="en" fo:country="US"/>
    </style:style>
    <style:style style:name="P1329" style:parent-style-name="Standard" style:family="paragraph">
      <style:paragraph-properties fo:text-align="center" fo:text-indent="0in"/>
      <style:text-properties fo:language="en" fo:country="US"/>
    </style:style>
    <style:style style:name="P1330" style:parent-style-name="Textbody" style:family="paragraph">
      <style:paragraph-properties fo:text-align="center" fo:text-indent="0in"/>
      <style:text-properties fo:language="en" fo:country="US"/>
    </style:style>
    <style:style style:name="P1331" style:parent-style-name="Textbody" style:family="paragraph">
      <style:paragraph-properties fo:text-align="center" fo:text-indent="0in"/>
    </style:style>
    <style:style style:name="T1332" style:parent-style-name="Основнойшрифтабзаца" style:family="text">
      <style:text-properties fo:language="en" fo:country="US"/>
    </style:style>
    <style:style style:name="P1333" style:parent-style-name="Standard" style:family="paragraph">
      <style:paragraph-properties fo:text-indent="0.4916in"/>
    </style:style>
    <style:style style:name="P1334" style:parent-style-name="Standard" style:family="paragraph">
      <style:paragraph-properties fo:text-indent="0.4916in"/>
    </style:style>
    <style:style style:name="P1335" style:parent-style-name="Standard" style:family="paragraph">
      <style:paragraph-properties fo:text-indent="0.4916in"/>
      <style:text-properties style:font-size-complex="14pt" style:language-asian="ru" style:country-asian="RU" style:language-complex="ar" style:country-complex="SA"/>
    </style:style>
    <style:style style:name="P1336" style:parent-style-name="Standard" style:family="paragraph">
      <style:paragraph-properties fo:text-indent="0.4916in"/>
    </style:style>
    <style:style style:name="T133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33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339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34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341" style:parent-style-name="Standard" style:family="paragraph">
      <style:paragraph-properties fo:text-indent="0.4916in"/>
    </style:style>
    <style:style style:name="T134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343" style:parent-style-name="Основнойшрифтабзаца" style:family="text">
      <style:text-properties style:font-name-asian="DengXian" style:font-weight-complex="bold"/>
    </style:style>
    <style:style style:name="T1344" style:parent-style-name="Основнойшрифтабзаца" style:family="text">
      <style:text-properties style:font-name-asian="DengXian" style:font-weight-complex="bold"/>
    </style:style>
    <style:style style:name="T1345" style:parent-style-name="Основнойшрифтабзаца" style:family="text">
      <style:text-properties style:font-name-asian="DengXian" style:font-weight-complex="bold"/>
    </style:style>
    <style:style style:name="T1346" style:parent-style-name="Основнойшрифтабзаца" style:family="text">
      <style:text-properties style:font-name-asian="DengXian" style:font-weight-complex="bold"/>
    </style:style>
    <style:style style:name="P1347" style:parent-style-name="Заголовок1" style:family="paragraph">
      <style:paragraph-properties fo:break-before="page"/>
    </style:style>
    <style:style style:name="T1348" style:parent-style-name="Основнойшрифтабзаца" style:family="text">
      <style:text-properties fo:language="en" fo:country="US"/>
    </style:style>
    <style:style style:name="T1349" style:parent-style-name="Основнойшрифтабзаца" style:family="text">
      <style:text-properties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fo:language="en" fo:country="US"/>
    </style:style>
    <style:style style:name="P1352" style:parent-style-name="Листинг" style:family="paragraph">
      <style:text-properties style:font-name="Times New Roman" style:font-name-complex="Times New Roman" fo:font-size="14pt" style:font-size-asian="14pt" style:font-size-complex="16pt"/>
    </style:style>
    <style:style style:name="T13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5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58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35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36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36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6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6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36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36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36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36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6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6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7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7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7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7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3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7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3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8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8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8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8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8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8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9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39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39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9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9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9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3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0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0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0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4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0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0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0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1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1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4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1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1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4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2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2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2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2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2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3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3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3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3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3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3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3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4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4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4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4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4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4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4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4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4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4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5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5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5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5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5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5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5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6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7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8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8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8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8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8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8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8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8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8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4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9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9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9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97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98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49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50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0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0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0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0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0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0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5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1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1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5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1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1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1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2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2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2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2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52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52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2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2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2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5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3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3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3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5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4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4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4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54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4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5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4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5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5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5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56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6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6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6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6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56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56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56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6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6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7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5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7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7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7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7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7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5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8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8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5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8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8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8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9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59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9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9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9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9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9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9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9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99" style:parent-style-name="Заголовок1" style:family="paragraph">
      <style:paragraph-properties fo:break-before="page"/>
    </style:style>
    <style:style style:name="T1600" style:parent-style-name="Основнойшрифтабзаца" style:family="text">
      <style:text-properties fo:language="en" fo:country="US"/>
    </style:style>
    <style:style style:name="T1601" style:parent-style-name="Основнойшрифтабзаца" style:family="text">
      <style:text-properties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style:font-name-asian="Courier New" style:font-size-complex="14pt" fo:language="en" fo:country="US"/>
    </style:style>
    <style:style style:name="T1604" style:parent-style-name="Основнойшрифтабзаца" style:family="text">
      <style:text-properties style:font-size-complex="14pt" fo:language="en" fo:country="US"/>
    </style:style>
    <style:style style:name="T1605" style:parent-style-name="Основнойшрифтабзаца" style:family="text">
      <style:text-properties style:font-name-asian="Courier New" style:font-size-complex="14pt" fo:language="en" fo:country="US"/>
    </style:style>
    <style:style style:name="T1606" style:parent-style-name="Основнойшрифтабзаца" style:family="text">
      <style:text-properties style:font-name-asian="Courier New" style:font-size-complex="14pt" fo:language="en" fo:country="US"/>
    </style:style>
    <style:style style:name="T1607" style:parent-style-name="Основнойшрифтабзаца" style:family="text">
      <style:text-properties fo:language="en" fo:country="US"/>
    </style:style>
    <style:style style:name="P160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60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61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61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6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1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61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6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5" style:parent-style-name="Основнойшрифтабзаца" style:family="text">
      <style:text-properties style:font-name="Malgun Gothic" style:font-name-complex="Malgun Gothic" fo:font-size="14pt" style:font-size-asian="14pt" style:font-size-complex="14pt" fo:language="en" fo:country="US"/>
    </style:style>
    <style:style style:name="T16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0" style:parent-style-name="Основнойшрифтабзаца" style:family="text">
      <style:text-properties style:font-name="Malgun Gothic" style:font-name-complex="Malgun Gothic" fo:font-size="14pt" style:font-size-asian="14pt" style:font-size-complex="14pt" fo:language="en" fo:country="US"/>
    </style:style>
    <style:style style:name="T16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64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64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6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6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667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6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67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6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8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68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6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69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6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69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7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70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0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0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0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0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1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2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2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2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2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2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2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2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2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7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74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74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74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74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7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75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5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5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5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5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5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5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5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5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6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6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6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7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79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7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2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8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83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83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83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8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4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8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85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85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85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85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85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85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8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6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8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4" style:parent-style-name="Основнойшрифтабзаца" style:family="text">
      <style:text-properties style:font-name="Malgun Gothic" style:font-name-complex="Malgun Gothic" fo:font-size="14pt" style:font-size-asian="14pt" style:font-size-complex="14pt" fo:language="en" fo:country="US"/>
    </style:style>
    <style:style style:name="T18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9" style:parent-style-name="Основнойшрифтабзаца" style:family="text">
      <style:text-properties style:font-name="Malgun Gothic" style:font-name-complex="Malgun Gothic" fo:font-size="14pt" style:font-size-asian="14pt" style:font-size-complex="14pt" fo:language="en" fo:country="US"/>
    </style:style>
    <style:style style:name="T18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8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90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0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0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0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0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0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0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0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0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1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1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1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1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1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1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1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1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9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27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9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94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4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4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4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4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4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4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4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5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6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7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8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9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9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9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9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9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995" style:parent-style-name="Листинг" style:family="paragraph">
      <style:text-properties fo:language="en" fo:country="US"/>
    </style:style>
    <style:style style:name="P1996" style:parent-style-name="Листинг" style:family="paragraph">
      <style:text-properties fo:language="en" fo:country="US"/>
    </style:style>
    <style:style style:name="P1997" style:parent-style-name="Листинг" style:family="paragraph">
      <style:text-properties fo:language="en" fo:country="US"/>
    </style:style>
    <style:style style:name="P1998" style:parent-style-name="Листинг" style:family="paragraph">
      <style:text-properties fo:language="en" fo:country="US"/>
    </style:style>
    <style:style style:name="P1999" style:parent-style-name="Листинг" style:family="paragraph">
      <style:text-properties fo:language="en" fo:country="US"/>
    </style:style>
    <style:style style:name="P2000" style:parent-style-name="Листинг" style:family="paragraph">
      <style:text-properties fo:language="en" fo:country="US"/>
    </style:style>
    <style:style style:name="P2001" style:parent-style-name="Листинг" style:family="paragraph">
      <style:text-properties fo:language="en" fo:country="US"/>
    </style:style>
    <style:style style:name="P2002" style:parent-style-name="Листинг" style:family="paragraph">
      <style:text-properties fo:language="en" fo:country="US"/>
    </style:style>
    <style:style style:name="P2003" style:parent-style-name="Листинг" style:family="paragraph">
      <style:text-properties fo:language="en" fo:country="US"/>
    </style:style>
    <style:style style:name="P2004" style:parent-style-name="Листинг" style:family="paragraph">
      <style:text-properties fo:language="en" fo:country="US"/>
    </style:style>
    <style:style style:name="P2005" style:parent-style-name="Листинг" style:family="paragraph">
      <style:text-properties fo:language="en" fo:country="US"/>
    </style:style>
    <style:style style:name="T2006" style:parent-style-name="Основнойшрифтабзаца" style:family="text">
      <style:text-properties fo:language="en" fo:country="US"/>
    </style:style>
    <style:style style:name="T2007" style:parent-style-name="Основнойшрифтабзаца" style:family="text">
      <style:text-properties fo:language="en" fo:country="US"/>
    </style:style>
    <style:style style:name="T2008" style:parent-style-name="Основнойшрифтабзаца" style:family="text">
      <style:text-properties style:font-name-asian="Courier New" style:font-size-complex="14pt" fo:language="en" fo:country="US"/>
    </style:style>
    <style:style style:name="T2009" style:parent-style-name="Основнойшрифтабзаца" style:family="text">
      <style:text-properties style:font-size-complex="14pt" fo:language="en" fo:country="US"/>
    </style:style>
    <style:style style:name="T2010" style:parent-style-name="Основнойшрифтабзаца" style:family="text">
      <style:text-properties style:font-name-asian="Courier New" style:font-size-complex="14pt" fo:language="en" fo:country="US"/>
    </style:style>
    <style:style style:name="T2011" style:parent-style-name="Основнойшрифтабзаца" style:family="text">
      <style:text-properties style:font-size-complex="14pt" fo:language="en" fo:country="US"/>
    </style:style>
    <style:style style:name="T2012" style:parent-style-name="Основнойшрифтабзаца" style:family="text">
      <style:text-properties style:font-size-complex="14pt" fo:language="en" fo:country="US"/>
    </style:style>
    <style:style style:name="T2013" style:parent-style-name="Основнойшрифтабзаца" style:family="text">
      <style:text-properties fo:language="en" fo:country="US"/>
    </style:style>
    <style:style style:name="P2014" style:parent-style-name="Standard" style:family="paragraph">
      <style:text-properties fo:language="en" fo:country="US"/>
    </style:style>
    <style:style style:name="P2015" style:parent-style-name="Standard" style:family="paragraph">
      <style:paragraph-properties fo:text-indent="0in"/>
      <style:text-properties fo:language="en" fo:country="US"/>
    </style:style>
    <style:style style:name="P2016" style:parent-style-name="Standard" style:family="paragraph">
      <style:text-properties fo:language="en" fo:country="US"/>
    </style:style>
    <style:style style:name="P2017" style:parent-style-name="Standard" style:family="paragraph">
      <style:text-properties fo:language="en" fo:country="US"/>
    </style:style>
    <style:style style:name="P2018" style:parent-style-name="Standard" style:family="paragraph">
      <style:text-properties fo:language="en" fo:country="US"/>
    </style:style>
    <style:style style:name="T2019" style:parent-style-name="Основнойшрифтабзаца" style:family="text">
      <style:text-properties fo:language="en" fo:country="US"/>
    </style:style>
    <style:style style:name="T2020" style:parent-style-name="Основнойшрифтабзаца" style:family="text">
      <style:text-properties style:font-name="Malgun Gothic" style:font-name-complex="Malgun Gothic" fo:language="en" fo:country="US"/>
    </style:style>
    <style:style style:name="T2021" style:parent-style-name="Основнойшрифтабзаца" style:family="text">
      <style:text-properties style:font-name="Malgun Gothic" style:font-name-complex="Malgun Gothic" fo:language="en" fo:country="US"/>
    </style:style>
    <style:style style:name="T2022" style:parent-style-name="Основнойшрифтабзаца" style:family="text">
      <style:text-properties fo:language="en" fo:country="US"/>
    </style:style>
    <style:style style:name="T2023" style:parent-style-name="Основнойшрифтабзаца" style:family="text">
      <style:text-properties fo:language="en" fo:country="US"/>
    </style:style>
    <style:style style:name="P2024" style:parent-style-name="Standard" style:family="paragraph">
      <style:text-properties fo:language="en" fo:country="US"/>
    </style:style>
    <style:style style:name="P2025" style:parent-style-name="Standard" style:family="paragraph">
      <style:text-properties fo:language="en" fo:country="US"/>
    </style:style>
    <style:style style:name="T2026" style:parent-style-name="Основнойшрифтабзаца" style:family="text">
      <style:text-properties fo:language="en" fo:country="US"/>
    </style:style>
    <style:style style:name="T2027" style:parent-style-name="Основнойшрифтабзаца" style:family="text">
      <style:text-properties fo:language="en" fo:country="US"/>
    </style:style>
    <style:style style:name="T2028" style:parent-style-name="Основнойшрифтабзаца" style:family="text">
      <style:text-properties fo:language="en" fo:country="US"/>
    </style:style>
    <style:style style:name="T2029" style:parent-style-name="Основнойшрифтабзаца" style:family="text">
      <style:text-properties fo:language="en" fo:country="US"/>
    </style:style>
    <style:style style:name="T2030" style:parent-style-name="Основнойшрифтабзаца" style:family="text">
      <style:text-properties fo:language="en" fo:country="US"/>
    </style:style>
    <style:style style:name="T2031" style:parent-style-name="Основнойшрифтабзаца" style:family="text">
      <style:text-properties fo:language="en" fo:country="US"/>
    </style:style>
    <style:style style:name="T2032" style:parent-style-name="Основнойшрифтабзаца" style:family="text">
      <style:text-properties fo:language="en" fo:country="US"/>
    </style:style>
    <style:style style:name="T2033" style:parent-style-name="Основнойшрифтабзаца" style:family="text">
      <style:text-properties fo:language="en" fo:country="US"/>
    </style:style>
    <style:style style:name="T2034" style:parent-style-name="Основнойшрифтабзаца" style:family="text">
      <style:text-properties fo:language="en" fo:country="US"/>
    </style:style>
    <style:style style:name="T2035" style:parent-style-name="Основнойшрифтабзаца" style:family="text">
      <style:text-properties fo:language="en" fo:country="US"/>
    </style:style>
    <style:style style:name="T2036" style:parent-style-name="Основнойшрифтабзаца" style:family="text">
      <style:text-properties fo:language="en" fo:country="US"/>
    </style:style>
    <style:style style:name="P2037" style:parent-style-name="Standard" style:family="paragraph">
      <style:text-properties fo:language="en" fo:country="US"/>
    </style:style>
    <style:style style:name="T2038" style:parent-style-name="Основнойшрифтабзаца" style:family="text">
      <style:text-properties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fo:language="en" fo:country="US"/>
    </style:style>
    <style:style style:name="T2041" style:parent-style-name="Основнойшрифтабзаца" style:family="text">
      <style:text-properties fo:language="en" fo:country="US"/>
    </style:style>
    <style:style style:name="T2042" style:parent-style-name="Основнойшрифтабзаца" style:family="text">
      <style:text-properties fo:language="en" fo:country="US"/>
    </style:style>
    <style:style style:name="T2043" style:parent-style-name="Основнойшрифтабзаца" style:family="text">
      <style:text-properties fo:language="en" fo:country="US"/>
    </style:style>
    <style:style style:name="P2044" style:parent-style-name="Standard" style:family="paragraph">
      <style:text-properties fo:language="en" fo:country="US"/>
    </style:style>
    <style:style style:name="P2045" style:parent-style-name="Standard" style:family="paragraph">
      <style:text-properties fo:language="en" fo:country="US"/>
    </style:style>
    <style:style style:name="P2046" style:parent-style-name="Standard" style:family="paragraph">
      <style:text-properties fo:language="en" fo:country="US"/>
    </style:style>
    <style:style style:name="P2047" style:parent-style-name="Standard" style:family="paragraph">
      <style:text-properties fo:language="en" fo:country="US"/>
    </style:style>
    <style:style style:name="P2048" style:parent-style-name="Standard" style:family="paragraph">
      <style:text-properties fo:language="en" fo:country="US"/>
    </style:style>
    <style:style style:name="P2049" style:parent-style-name="Standard" style:family="paragraph">
      <style:text-properties fo:language="en" fo:country="US"/>
    </style:style>
    <style:style style:name="P2050" style:parent-style-name="Standard" style:family="paragraph">
      <style:text-properties fo:language="en" fo:country="US"/>
    </style:style>
    <style:style style:name="P2051" style:parent-style-name="Standard" style:family="paragraph">
      <style:text-properties fo:language="en" fo:country="US"/>
    </style:style>
    <style:style style:name="P2052" style:parent-style-name="Standard" style:family="paragraph">
      <style:text-properties fo:language="en" fo:country="US"/>
    </style:style>
    <style:style style:name="P2053" style:parent-style-name="Standard" style:family="paragraph">
      <style:text-properties fo:language="en" fo:country="US"/>
    </style:style>
    <style:style style:name="P2054" style:parent-style-name="Standard" style:family="paragraph">
      <style:text-properties fo:language="en" fo:country="US"/>
    </style:style>
    <style:style style:name="P2055" style:parent-style-name="Standard" style:family="paragraph">
      <style:text-properties fo:language="en" fo:country="US"/>
    </style:style>
    <style:style style:name="P2056" style:parent-style-name="Standard" style:family="paragraph">
      <style:text-properties fo:language="en" fo:country="US"/>
    </style:style>
    <style:style style:name="P2057" style:parent-style-name="Standard" style:family="paragraph">
      <style:text-properties fo:language="en" fo:country="US"/>
    </style:style>
    <style:style style:name="P2058" style:parent-style-name="Standard" style:family="paragraph">
      <style:text-properties fo:language="en" fo:country="US"/>
    </style:style>
    <style:style style:name="P2059" style:parent-style-name="Standard" style:family="paragraph">
      <style:text-properties fo:language="en" fo:country="US"/>
    </style:style>
    <style:style style:name="P2060" style:parent-style-name="Standard" style:family="paragraph">
      <style:text-properties fo:language="en" fo:country="US"/>
    </style:style>
    <style:style style:name="P2061" style:parent-style-name="Standard" style:family="paragraph">
      <style:text-properties fo:language="en" fo:country="US"/>
    </style:style>
    <style:style style:name="P2062" style:parent-style-name="Standard" style:family="paragraph">
      <style:text-properties fo:language="en" fo:country="US"/>
    </style:style>
    <style:style style:name="P2063" style:parent-style-name="Standard" style:family="paragraph">
      <style:text-properties fo:language="en" fo:country="US"/>
    </style:style>
    <style:style style:name="P2064" style:parent-style-name="Standard" style:family="paragraph">
      <style:text-properties fo:language="en" fo:country="US"/>
    </style:style>
    <style:style style:name="P2065" style:parent-style-name="Standard" style:family="paragraph">
      <style:text-properties fo:language="en" fo:country="US"/>
    </style:style>
    <style:style style:name="P2066" style:parent-style-name="Standard" style:family="paragraph">
      <style:text-properties fo:language="en" fo:country="US"/>
    </style:style>
    <style:style style:name="T2067" style:parent-style-name="Основнойшрифтабзаца" style:family="text">
      <style:text-properties fo:language="en" fo:country="US"/>
    </style:style>
    <style:style style:name="T2068" style:parent-style-name="Основнойшрифтабзаца" style:family="text">
      <style:text-properties fo:language="en" fo:country="US"/>
    </style:style>
    <style:style style:name="T2069" style:parent-style-name="Основнойшрифтабзаца" style:family="text">
      <style:text-properties fo:language="en" fo:country="US"/>
    </style:style>
    <style:style style:name="T2070" style:parent-style-name="Основнойшрифтабзаца" style:family="text">
      <style:text-properties fo:language="en" fo:country="US"/>
    </style:style>
    <style:style style:name="T2071" style:parent-style-name="Основнойшрифтабзаца" style:family="text">
      <style:text-properties fo:language="en" fo:country="US"/>
    </style:style>
    <style:style style:name="T2072" style:parent-style-name="Основнойшрифтабзаца" style:family="text">
      <style:text-properties fo:language="en" fo:country="US"/>
    </style:style>
    <style:style style:name="T2073" style:parent-style-name="Основнойшрифтабзаца" style:family="text">
      <style:text-properties fo:language="en" fo:country="US"/>
    </style:style>
    <style:style style:name="T2074" style:parent-style-name="Основнойшрифтабзаца" style:family="text">
      <style:text-properties fo:language="en" fo:country="US"/>
    </style:style>
    <style:style style:name="T2075" style:parent-style-name="Основнойшрифтабзаца" style:family="text">
      <style:text-properties fo:language="en" fo:country="US"/>
    </style:style>
    <style:style style:name="T2076" style:parent-style-name="Основнойшрифтабзаца" style:family="text">
      <style:text-properties fo:language="en" fo:country="US"/>
    </style:style>
    <style:style style:name="P2077" style:parent-style-name="Standard" style:family="paragraph">
      <style:text-properties fo:language="en" fo:country="US"/>
    </style:style>
    <style:style style:name="P2078" style:parent-style-name="Standard" style:family="paragraph">
      <style:text-properties fo:language="en" fo:country="US"/>
    </style:style>
    <style:style style:name="P2079" style:parent-style-name="Standard" style:family="paragraph">
      <style:text-properties fo:language="en" fo:country="US"/>
    </style:style>
    <style:style style:name="P2080" style:parent-style-name="Standard" style:family="paragraph">
      <style:text-properties fo:language="en" fo:country="US"/>
    </style:style>
    <style:style style:name="P2081" style:parent-style-name="Standard" style:family="paragraph">
      <style:text-properties fo:language="en" fo:country="US"/>
    </style:style>
    <style:style style:name="P2082" style:parent-style-name="Standard" style:family="paragraph">
      <style:text-properties fo:language="en" fo:country="US"/>
    </style:style>
    <style:style style:name="P2083" style:parent-style-name="Standard" style:family="paragraph">
      <style:text-properties fo:language="en" fo:country="US"/>
    </style:style>
    <style:style style:name="P2084" style:parent-style-name="Standard" style:family="paragraph">
      <style:text-properties fo:language="en" fo:country="US"/>
    </style:style>
    <style:style style:name="P2085" style:parent-style-name="Standard" style:family="paragraph">
      <style:text-properties fo:language="en" fo:country="US"/>
    </style:style>
    <style:style style:name="P2086" style:parent-style-name="Standard" style:family="paragraph">
      <style:text-properties fo:language="en" fo:country="US"/>
    </style:style>
    <style:style style:name="P2087" style:parent-style-name="Standard" style:family="paragraph">
      <style:text-properties fo:language="en" fo:country="US"/>
    </style:style>
    <style:style style:name="P2088" style:parent-style-name="Standard" style:family="paragraph">
      <style:text-properties fo:language="en" fo:country="US"/>
    </style:style>
    <style:style style:name="T2089" style:parent-style-name="Основнойшрифтабзаца" style:family="text">
      <style:text-properties fo:language="en" fo:country="US"/>
    </style:style>
    <style:style style:name="T2090" style:parent-style-name="Основнойшрифтабзаца" style:family="text">
      <style:text-properties fo:language="en" fo:country="US"/>
    </style:style>
    <style:style style:name="T2091" style:parent-style-name="Основнойшрифтабзаца" style:family="text">
      <style:text-properties fo:language="en" fo:country="US"/>
    </style:style>
    <style:style style:name="T2092" style:parent-style-name="Основнойшрифтабзаца" style:family="text">
      <style:text-properties fo:language="en" fo:country="US"/>
    </style:style>
    <style:style style:name="T2093" style:parent-style-name="Основнойшрифтабзаца" style:family="text">
      <style:text-properties fo:language="en" fo:country="US"/>
    </style:style>
    <style:style style:name="T2094" style:parent-style-name="Основнойшрифтабзаца" style:family="text">
      <style:text-properties fo:language="en" fo:country="US"/>
    </style:style>
    <style:style style:name="T2095" style:parent-style-name="Основнойшрифтабзаца" style:family="text">
      <style:text-properties fo:language="en" fo:country="US"/>
    </style:style>
    <style:style style:name="T2096" style:parent-style-name="Основнойшрифтабзаца" style:family="text">
      <style:text-properties fo:language="en" fo:country="US"/>
    </style:style>
    <style:style style:name="T2097" style:parent-style-name="Основнойшрифтабзаца" style:family="text">
      <style:text-properties fo:language="en" fo:country="US"/>
    </style:style>
    <style:style style:name="T2098" style:parent-style-name="Основнойшрифтабзаца" style:family="text">
      <style:text-properties fo:language="en" fo:country="US"/>
    </style:style>
    <style:style style:name="T2099" style:parent-style-name="Основнойшрифтабзаца" style:family="text">
      <style:text-properties fo:language="en" fo:country="US"/>
    </style:style>
    <style:style style:name="T2100" style:parent-style-name="Основнойшрифтабзаца" style:family="text">
      <style:text-properties fo:language="en" fo:country="US"/>
    </style:style>
    <style:style style:name="T2101" style:parent-style-name="Основнойшрифтабзаца" style:family="text">
      <style:text-properties fo:language="en" fo:country="US"/>
    </style:style>
    <style:style style:name="T2102" style:parent-style-name="Основнойшрифтабзаца" style:family="text">
      <style:text-properties fo:language="en" fo:country="US"/>
    </style:style>
    <style:style style:name="T2103" style:parent-style-name="Основнойшрифтабзаца" style:family="text">
      <style:text-properties fo:language="en" fo:country="US"/>
    </style:style>
    <style:style style:name="T2104" style:parent-style-name="Основнойшрифтабзаца" style:family="text">
      <style:text-properties fo:language="en" fo:country="US"/>
    </style:style>
    <style:style style:name="T2105" style:parent-style-name="Основнойшрифтабзаца" style:family="text">
      <style:text-properties fo:language="en" fo:country="US"/>
    </style:style>
    <style:style style:name="T2106" style:parent-style-name="Основнойшрифтабзаца" style:family="text">
      <style:text-properties fo:language="en" fo:country="US"/>
    </style:style>
    <style:style style:name="T2107" style:parent-style-name="Основнойшрифтабзаца" style:family="text">
      <style:text-properties fo:language="en" fo:country="US"/>
    </style:style>
    <style:style style:name="T2108" style:parent-style-name="Основнойшрифтабзаца" style:family="text">
      <style:text-properties fo:language="en" fo:country="US"/>
    </style:style>
    <style:style style:name="T2109" style:parent-style-name="Основнойшрифтабзаца" style:family="text">
      <style:text-properties fo:language="en" fo:country="US"/>
    </style:style>
    <style:style style:name="T2110" style:parent-style-name="Основнойшрифтабзаца" style:family="text">
      <style:text-properties fo:language="en" fo:country="US"/>
    </style:style>
    <style:style style:name="T2111" style:parent-style-name="Основнойшрифтабзаца" style:family="text">
      <style:text-properties fo:language="en" fo:country="US"/>
    </style:style>
    <style:style style:name="T2112" style:parent-style-name="Основнойшрифтабзаца" style:family="text">
      <style:text-properties fo:language="en" fo:country="US"/>
    </style:style>
    <style:style style:name="T2113" style:parent-style-name="Основнойшрифтабзаца" style:family="text">
      <style:text-properties fo:language="en" fo:country="US"/>
    </style:style>
    <style:style style:name="P2114" style:parent-style-name="Standard" style:family="paragraph">
      <style:text-properties fo:language="en" fo:country="US"/>
    </style:style>
    <style:style style:name="T2115" style:parent-style-name="Основнойшрифтабзаца" style:family="text">
      <style:text-properties fo:language="en" fo:country="US"/>
    </style:style>
    <style:style style:name="T2116" style:parent-style-name="Основнойшрифтабзаца" style:family="text">
      <style:text-properties fo:language="en" fo:country="US"/>
    </style:style>
    <style:style style:name="T2117" style:parent-style-name="Основнойшрифтабзаца" style:family="text">
      <style:text-properties fo:language="en" fo:country="US"/>
    </style:style>
    <style:style style:name="T2118" style:parent-style-name="Основнойшрифтабзаца" style:family="text">
      <style:text-properties fo:language="en" fo:country="US"/>
    </style:style>
    <style:style style:name="T2119" style:parent-style-name="Основнойшрифтабзаца" style:family="text">
      <style:text-properties fo:language="en" fo:country="US"/>
    </style:style>
    <style:style style:name="T2120" style:parent-style-name="Основнойшрифтабзаца" style:family="text">
      <style:text-properties fo:language="en" fo:country="US"/>
    </style:style>
    <style:style style:name="T2121" style:parent-style-name="Основнойшрифтабзаца" style:family="text">
      <style:text-properties fo:language="en" fo:country="US"/>
    </style:style>
    <style:style style:name="T2122" style:parent-style-name="Основнойшрифтабзаца" style:family="text">
      <style:text-properties fo:language="en" fo:country="US"/>
    </style:style>
    <style:style style:name="T2123" style:parent-style-name="Основнойшрифтабзаца" style:family="text">
      <style:text-properties fo:language="en" fo:country="US"/>
    </style:style>
    <style:style style:name="T2124" style:parent-style-name="Основнойшрифтабзаца" style:family="text">
      <style:text-properties fo:language="en" fo:country="US"/>
    </style:style>
    <style:style style:name="T2125" style:parent-style-name="Основнойшрифтабзаца" style:family="text">
      <style:text-properties fo:language="en" fo:country="US"/>
    </style:style>
    <style:style style:name="T2126" style:parent-style-name="Основнойшрифтабзаца" style:family="text">
      <style:text-properties fo:language="en" fo:country="US"/>
    </style:style>
    <style:style style:name="T2127" style:parent-style-name="Основнойшрифтабзаца" style:family="text">
      <style:text-properties fo:language="en" fo:country="US"/>
    </style:style>
    <style:style style:name="T2128" style:parent-style-name="Основнойшрифтабзаца" style:family="text">
      <style:text-properties fo:language="en" fo:country="US"/>
    </style:style>
    <style:style style:name="T2129" style:parent-style-name="Основнойшрифтабзаца" style:family="text">
      <style:text-properties fo:language="en" fo:country="US"/>
    </style:style>
    <style:style style:name="P2130" style:parent-style-name="Standard" style:family="paragraph">
      <style:text-properties fo:language="en" fo:country="US"/>
    </style:style>
    <style:style style:name="P2131" style:parent-style-name="Standard" style:family="paragraph">
      <style:text-properties fo:language="en" fo:country="US"/>
    </style:style>
    <style:style style:name="P2132" style:parent-style-name="Standard" style:family="paragraph">
      <style:text-properties fo:language="en" fo:country="US"/>
    </style:style>
    <style:style style:name="T2133" style:parent-style-name="Основнойшрифтабзаца" style:family="text">
      <style:text-properties fo:language="en" fo:country="US"/>
    </style:style>
    <style:style style:name="T2134" style:parent-style-name="Основнойшрифтабзаца" style:family="text">
      <style:text-properties fo:language="en" fo:country="US"/>
    </style:style>
    <style:style style:name="T2135" style:parent-style-name="Основнойшрифтабзаца" style:family="text">
      <style:text-properties fo:language="en" fo:country="US"/>
    </style:style>
    <style:style style:name="T2136" style:parent-style-name="Основнойшрифтабзаца" style:family="text">
      <style:text-properties fo:language="en" fo:country="US"/>
    </style:style>
    <style:style style:name="T2137" style:parent-style-name="Основнойшрифтабзаца" style:family="text">
      <style:text-properties style:font-name="Malgun Gothic" style:font-name-complex="Malgun Gothic" fo:language="en" fo:country="US"/>
    </style:style>
    <style:style style:name="T2138" style:parent-style-name="Основнойшрифтабзаца" style:family="text">
      <style:text-properties style:font-name="Malgun Gothic" style:font-name-complex="Malgun Gothic" fo:language="en" fo:country="US"/>
    </style:style>
    <style:style style:name="T2139" style:parent-style-name="Основнойшрифтабзаца" style:family="text">
      <style:text-properties fo:language="en" fo:country="US"/>
    </style:style>
    <style:style style:name="T2140" style:parent-style-name="Основнойшрифтабзаца" style:family="text">
      <style:text-properties fo:language="en" fo:country="US"/>
    </style:style>
    <style:style style:name="T2141" style:parent-style-name="Основнойшрифтабзаца" style:family="text">
      <style:text-properties fo:language="en" fo:country="US"/>
    </style:style>
    <style:style style:name="T2142" style:parent-style-name="Основнойшрифтабзаца" style:family="text">
      <style:text-properties fo:language="en" fo:country="US"/>
    </style:style>
    <style:style style:name="T2143" style:parent-style-name="Основнойшрифтабзаца" style:family="text">
      <style:text-properties fo:language="en" fo:country="US"/>
    </style:style>
    <style:style style:name="T2144" style:parent-style-name="Основнойшрифтабзаца" style:family="text">
      <style:text-properties fo:language="en" fo:country="US"/>
    </style:style>
    <style:style style:name="T2145" style:parent-style-name="Основнойшрифтабзаца" style:family="text">
      <style:text-properties fo:language="en" fo:country="US"/>
    </style:style>
    <style:style style:name="T2146" style:parent-style-name="Основнойшрифтабзаца" style:family="text">
      <style:text-properties fo:language="en" fo:country="US"/>
    </style:style>
    <style:style style:name="T2147" style:parent-style-name="Основнойшрифтабзаца" style:family="text">
      <style:text-properties fo:language="en" fo:country="US"/>
    </style:style>
    <style:style style:name="T2148" style:parent-style-name="Основнойшрифтабзаца" style:family="text">
      <style:text-properties fo:language="en" fo:country="US"/>
    </style:style>
    <style:style style:name="P2149" style:parent-style-name="Standard" style:family="paragraph">
      <style:text-properties fo:language="en" fo:country="US"/>
    </style:style>
    <style:style style:name="T2150" style:parent-style-name="Основнойшрифтабзаца" style:family="text">
      <style:text-properties fo:language="en" fo:country="US"/>
    </style:style>
    <style:style style:name="T2151" style:parent-style-name="Основнойшрифтабзаца" style:family="text">
      <style:text-properties fo:language="en" fo:country="US"/>
    </style:style>
    <style:style style:name="T2152" style:parent-style-name="Основнойшрифтабзаца" style:family="text">
      <style:text-properties fo:language="en" fo:country="US"/>
    </style:style>
    <style:style style:name="T2153" style:parent-style-name="Основнойшрифтабзаца" style:family="text">
      <style:text-properties fo:language="en" fo:country="US"/>
    </style:style>
    <style:style style:name="T2154" style:parent-style-name="Основнойшрифтабзаца" style:family="text">
      <style:text-properties fo:language="en" fo:country="US"/>
    </style:style>
    <style:style style:name="T2155" style:parent-style-name="Основнойшрифтабзаца" style:family="text">
      <style:text-properties fo:language="en" fo:country="US"/>
    </style:style>
    <style:style style:name="T2156" style:parent-style-name="Основнойшрифтабзаца" style:family="text">
      <style:text-properties fo:language="en" fo:country="US"/>
    </style:style>
    <style:style style:name="T2157" style:parent-style-name="Основнойшрифтабзаца" style:family="text">
      <style:text-properties fo:language="en" fo:country="US"/>
    </style:style>
    <style:style style:name="T2158" style:parent-style-name="Основнойшрифтабзаца" style:family="text">
      <style:text-properties fo:language="en" fo:country="US"/>
    </style:style>
    <style:style style:name="P2159" style:parent-style-name="Standard" style:family="paragraph">
      <style:text-properties fo:language="en" fo:country="US"/>
    </style:style>
    <style:style style:name="P2160" style:parent-style-name="Standard" style:family="paragraph">
      <style:text-properties fo:language="en" fo:country="US"/>
    </style:style>
    <style:style style:name="P2161" style:parent-style-name="Standard" style:family="paragraph">
      <style:text-properties fo:language="en" fo:country="US"/>
    </style:style>
    <style:style style:name="P2162" style:parent-style-name="Standard" style:family="paragraph">
      <style:text-properties fo:language="en" fo:country="US"/>
    </style:style>
    <style:style style:name="P2163" style:parent-style-name="Standard" style:family="paragraph">
      <style:text-properties fo:language="en" fo:country="US"/>
    </style:style>
    <style:style style:name="P2164" style:parent-style-name="Standard" style:family="paragraph">
      <style:text-properties fo:language="en" fo:country="US"/>
    </style:style>
    <style:style style:name="P2165" style:parent-style-name="Standard" style:family="paragraph">
      <style:text-properties fo:language="en" fo:country="US"/>
    </style:style>
    <style:style style:name="P2166" style:parent-style-name="Standard" style:family="paragraph">
      <style:text-properties fo:language="en" fo:country="US"/>
    </style:style>
    <style:style style:name="P2167" style:parent-style-name="Standard" style:family="paragraph">
      <style:text-properties fo:language="en" fo:country="US"/>
    </style:style>
    <style:style style:name="P2168" style:parent-style-name="Standard" style:family="paragraph">
      <style:text-properties fo:language="en" fo:country="US"/>
    </style:style>
    <style:style style:name="P2169" style:parent-style-name="Standard" style:family="paragraph">
      <style:text-properties fo:language="en" fo:country="US"/>
    </style:style>
    <style:style style:name="T2170" style:parent-style-name="Основнойшрифтабзаца" style:family="text">
      <style:text-properties fo:language="en" fo:country="US"/>
    </style:style>
    <style:style style:name="T2171" style:parent-style-name="Основнойшрифтабзаца" style:family="text">
      <style:text-properties fo:language="en" fo:country="US"/>
    </style:style>
    <style:style style:name="T2172" style:parent-style-name="Основнойшрифтабзаца" style:family="text">
      <style:text-properties fo:language="en" fo:country="US"/>
    </style:style>
    <style:style style:name="T2173" style:parent-style-name="Основнойшрифтабзаца" style:family="text">
      <style:text-properties fo:language="en" fo:country="US"/>
    </style:style>
    <style:style style:name="T2174" style:parent-style-name="Основнойшрифтабзаца" style:family="text">
      <style:text-properties fo:language="en" fo:country="US"/>
    </style:style>
    <style:style style:name="T2175" style:parent-style-name="Основнойшрифтабзаца" style:family="text">
      <style:text-properties fo:language="en" fo:country="US"/>
    </style:style>
    <style:style style:name="T2176" style:parent-style-name="Основнойшрифтабзаца" style:family="text">
      <style:text-properties fo:language="en" fo:country="US"/>
    </style:style>
    <style:style style:name="T2177" style:parent-style-name="Основнойшрифтабзаца" style:family="text">
      <style:text-properties fo:language="en" fo:country="US"/>
    </style:style>
    <style:style style:name="T2178" style:parent-style-name="Основнойшрифтабзаца" style:family="text">
      <style:text-properties fo:language="en" fo:country="US"/>
    </style:style>
    <style:style style:name="T2179" style:parent-style-name="Основнойшрифтабзаца" style:family="text">
      <style:text-properties fo:language="en" fo:country="US"/>
    </style:style>
    <style:style style:name="T2180" style:parent-style-name="Основнойшрифтабзаца" style:family="text">
      <style:text-properties fo:language="en" fo:country="US"/>
    </style:style>
    <style:style style:name="P2181" style:parent-style-name="Standard" style:family="paragraph">
      <style:text-properties fo:language="en" fo:country="US"/>
    </style:style>
    <style:style style:name="P2182" style:parent-style-name="Standard" style:family="paragraph">
      <style:text-properties fo:language="en" fo:country="US"/>
    </style:style>
    <style:style style:name="P2183" style:parent-style-name="Standard" style:family="paragraph">
      <style:text-properties fo:language="en" fo:country="US"/>
    </style:style>
    <style:style style:name="P2184" style:parent-style-name="Standard" style:family="paragraph">
      <style:text-properties fo:language="en" fo:country="US"/>
    </style:style>
    <style:style style:name="P2185" style:parent-style-name="Standard" style:family="paragraph">
      <style:text-properties fo:language="en" fo:country="US"/>
    </style:style>
    <style:style style:name="P2186" style:parent-style-name="Standard" style:family="paragraph">
      <style:text-properties fo:language="en" fo:country="US"/>
    </style:style>
    <style:style style:name="P2187" style:parent-style-name="Standard" style:family="paragraph">
      <style:text-properties fo:language="en" fo:country="US"/>
    </style:style>
    <style:style style:name="P2188" style:parent-style-name="Standard" style:family="paragraph">
      <style:text-properties fo:language="en" fo:country="US"/>
    </style:style>
    <style:style style:name="P2189" style:parent-style-name="Standard" style:family="paragraph">
      <style:text-properties fo:language="en" fo:country="US"/>
    </style:style>
    <style:style style:name="P2190" style:parent-style-name="Standard" style:family="paragraph">
      <style:text-properties fo:language="en" fo:country="US"/>
    </style:style>
    <style:style style:name="P2191" style:parent-style-name="Standard" style:family="paragraph">
      <style:text-properties fo:language="en" fo:country="US"/>
    </style:style>
    <style:style style:name="P2192" style:parent-style-name="Standard" style:family="paragraph">
      <style:text-properties fo:language="en" fo:country="US"/>
    </style:style>
    <style:style style:name="P2193" style:parent-style-name="Standard" style:family="paragraph">
      <style:text-properties fo:language="en" fo:country="US"/>
    </style:style>
    <style:style style:name="P2194" style:parent-style-name="Standard" style:family="paragraph">
      <style:text-properties fo:language="en" fo:country="US"/>
    </style:style>
    <style:style style:name="P2195" style:parent-style-name="Standard" style:family="paragraph">
      <style:text-properties fo:language="en" fo:country="US"/>
    </style:style>
    <style:style style:name="P2196" style:parent-style-name="Standard" style:family="paragraph">
      <style:text-properties fo:language="en" fo:country="US"/>
    </style:style>
    <style:style style:name="P2197" style:parent-style-name="Standard" style:family="paragraph">
      <style:text-properties fo:language="en" fo:country="US"/>
    </style:style>
    <style:style style:name="P2198" style:parent-style-name="Standard" style:family="paragraph">
      <style:text-properties fo:language="en" fo:country="US"/>
    </style:style>
    <style:style style:name="P2199" style:parent-style-name="Standard" style:family="paragraph">
      <style:text-properties fo:language="en" fo:country="US"/>
    </style:style>
    <style:style style:name="P2200" style:parent-style-name="Standard" style:family="paragraph">
      <style:text-properties fo:language="en" fo:country="US"/>
    </style:style>
    <style:style style:name="P2201" style:parent-style-name="Standard" style:family="paragraph">
      <style:text-properties fo:language="en" fo:country="US"/>
    </style:style>
    <style:style style:name="P2202" style:parent-style-name="Standard" style:family="paragraph">
      <style:text-properties fo:language="en" fo:country="US"/>
    </style:style>
    <style:style style:name="P2203" style:parent-style-name="Standard" style:family="paragraph">
      <style:text-properties fo:language="en" fo:country="US"/>
    </style:style>
    <style:style style:name="P2204" style:parent-style-name="Standard" style:family="paragraph">
      <style:text-properties fo:language="en" fo:country="US"/>
    </style:style>
    <style:style style:name="P2205" style:parent-style-name="Standard" style:family="paragraph">
      <style:text-properties fo:language="en" fo:country="US"/>
    </style:style>
    <style:style style:name="P2206" style:parent-style-name="Standard" style:family="paragraph">
      <style:text-properties fo:language="en" fo:country="US"/>
    </style:style>
    <style:style style:name="P2207" style:parent-style-name="Standard" style:family="paragraph">
      <style:text-properties fo:language="en" fo:country="US"/>
    </style:style>
    <style:style style:name="P2208" style:parent-style-name="Standard" style:family="paragraph">
      <style:text-properties fo:language="en" fo:country="US"/>
    </style:style>
    <style:style style:name="P2209" style:parent-style-name="Standard" style:family="paragraph">
      <style:text-properties fo:language="en" fo:country="US"/>
    </style:style>
    <style:style style:name="P2210" style:parent-style-name="Standard" style:family="paragraph">
      <style:text-properties fo:language="en" fo:country="US"/>
    </style:style>
    <style:style style:name="P2211" style:parent-style-name="Standard" style:family="paragraph">
      <style:text-properties fo:language="en" fo:country="US"/>
    </style:style>
    <style:style style:name="P2212" style:parent-style-name="Standard" style:family="paragraph">
      <style:text-properties fo:language="en" fo:country="US"/>
    </style:style>
    <style:style style:name="P2213" style:parent-style-name="Standard" style:family="paragraph">
      <style:text-properties fo:language="en" fo:country="US"/>
    </style:style>
    <style:style style:name="P2214" style:parent-style-name="Standard" style:family="paragraph">
      <style:text-properties fo:language="en" fo:country="US"/>
    </style:style>
    <style:style style:name="P2215" style:parent-style-name="Standard" style:family="paragraph">
      <style:text-properties fo:language="en" fo:country="US"/>
    </style:style>
    <style:style style:name="P2216" style:parent-style-name="Standard" style:family="paragraph">
      <style:text-properties fo:language="en" fo:country="US"/>
    </style:style>
    <style:style style:name="P2217" style:parent-style-name="Standard" style:family="paragraph">
      <style:text-properties fo:language="en" fo:country="US"/>
    </style:style>
    <style:style style:name="P2218" style:parent-style-name="Standard" style:family="paragraph">
      <style:text-properties fo:language="en" fo:country="US"/>
    </style:style>
    <style:style style:name="P2219" style:parent-style-name="Standard" style:family="paragraph">
      <style:text-properties fo:language="en" fo:country="US"/>
    </style:style>
    <style:style style:name="P2220" style:parent-style-name="Standard" style:family="paragraph">
      <style:text-properties fo:language="en" fo:country="US"/>
    </style:style>
    <style:style style:name="P2221" style:parent-style-name="Standard" style:family="paragraph">
      <style:text-properties fo:language="en" fo:country="US"/>
    </style:style>
    <style:style style:name="P2222" style:parent-style-name="Standard" style:family="paragraph">
      <style:text-properties fo:language="en" fo:country="US"/>
    </style:style>
    <style:style style:name="P2223" style:parent-style-name="Standard" style:family="paragraph">
      <style:text-properties fo:language="en" fo:country="US"/>
    </style:style>
    <style:style style:name="P2224" style:parent-style-name="Standard" style:family="paragraph">
      <style:text-properties fo:language="en" fo:country="US"/>
    </style:style>
    <style:style style:name="P2225" style:parent-style-name="Standard" style:family="paragraph">
      <style:text-properties fo:language="en" fo:country="US"/>
    </style:style>
    <style:style style:name="P2226" style:parent-style-name="Standard" style:family="paragraph">
      <style:text-properties fo:language="en" fo:country="US"/>
    </style:style>
    <style:style style:name="P2227" style:parent-style-name="Standard" style:family="paragraph">
      <style:text-properties fo:language="en" fo:country="US"/>
    </style:style>
    <style:style style:name="P2228" style:parent-style-name="Standard" style:family="paragraph">
      <style:text-properties fo:language="en" fo:country="US"/>
    </style:style>
    <style:style style:name="P2229" style:parent-style-name="Standard" style:family="paragraph">
      <style:text-properties fo:language="en" fo:country="US"/>
    </style:style>
    <style:style style:name="P2230" style:parent-style-name="Standard" style:family="paragraph">
      <style:text-properties fo:language="en" fo:country="US"/>
    </style:style>
    <style:style style:name="P2231" style:parent-style-name="Standard" style:family="paragraph">
      <style:text-properties fo:language="en" fo:country="US"/>
    </style:style>
    <style:style style:name="T223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</text:span><text:span text:style-name="T18">2</text:span></text:p>
      <text:p text:style-name="P19"><text:span text:style-name="T20">по дисциплине «Организация ЭВМ и систем»</text:span></text:p>
      <text:p text:style-name="P21"><text:span text:style-name="T22">Тема:<text:s/></text:span><text:span text:style-name="T23">Изучение режимов адресации и формирования исполнительного адреса</text:span></text:p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ка гр. 0383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Арсентьева. Д.А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2021</text:p>
      <text:soft-page-break/>
      <text:h text:style-name="P52" text:outline-level="2">Цель работы.</text:h>
      <text:p text:style-name="Textbody">Изучение<text:s/>режимов адресации и формирования исполнительного адреса</text:p>
      <text:p text:style-name="Textbody"/>
      <text:h text:style-name="Заголовок2" text:outline-level="2">Задание.</text:h>
      <text:p text:style-name="Textbody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 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53">Порядок выполнения работы:<text:s/>1. Получить у преподавателя<text:s/><text:bookmark-start text:name="_Hlk84450630"/>вариант набора значений исходных данных (массивов) vec1, vec2 и matr из файла lr2.dat<text:bookmark-end text:name="_Hlk84450630"/>, приведенного в каталоге Задания<text:s/><text:bookmark-start text:name="_Hlk84450656"/>и занести свои данные вместо значений<text:bookmark-end text:name="_Hlk84450656"/>, указанных в приведенной ниже программе. 2.<text:s/><text:bookmark-start text:name="_Hlk84450710"/>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<text:bookmark-end text:name="_Hlk84450710"/>. 3. Снова протранслировать программу и скомпоновать загрузочный модуль. 4.<text:s/><text:bookmark-start text:name="_Hlk84450812"/>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<text:bookmark-end text:name="_Hlk84450812"/>.<text:s/>5. Результаты прогона программы под управлением отладчика должны быть подписаны преподавателем и представлены в отчете.</text:p>
      <text:p text:style-name="P54"/>
      <text:soft-page-break/>
      <text:p text:style-name="P55">Вариант 2:</text:p>
      <text:p text:style-name="P56">vec1<text:s/>DB<text:s/>5,6,7,8,12,11,10,9</text:p>
      <text:p text:style-name="P57">vec2<text:s/>DB<text:s/>-20,-30,20,30,-40,-50,40,50</text:p>
      <text:p text:style-name="P58">matr DB<text:s/>-5,-6,-7,-8,4,3,2,1,-1,-2,-3,-4,8,7,6,5</text:p>
      <text:p text:style-name="P59"/>
      <text:h text:style-name="Заголовок2" text:outline-level="2">Выполнение работы.</text:h>
      <text:p text:style-name="Textbody"/>
      <text:p text:style-name="Textbody"><text:span text:style-name="T60">1.<text:s/></text:span><text:span text:style-name="T61">Получен вариант<text:s/></text:span><text:span text:style-name="T62">вариант набора значений исходных данных (массивов) vec1, vec2 и matr из файла lr2.dat<text:s/></text:span><text:span text:style-name="T63">(Вариант 2) и<text:s/></text:span><text:span text:style-name="T64">занести свои данные вместо значений</text:span><text:span text:style-name="T65"><text:s/>примера программы в методических материалах</text:span><text:span text:style-name="T66"><text:s/>(файл<text:s/></text:span><text:span text:style-name="T67">lr</text:span><text:span text:style-name="T68">2_</text:span><text:span text:style-name="T69">comp</text:span><text:span text:style-name="T70">.</text:span><text:span text:style-name="T71">asm</text:span><text:span text:style-name="T72">)</text:span><text:span text:style-name="T73">.</text:span></text:p>
      <text:p text:style-name="P74">2.<text:s/>Программу<text:s/>протранслирована<text:s/>с созданием файла диагностических сообщений.<text:s/>Закомментированы<text:s/>соответствующие операторы в тексте программы<text:s/>(файл<text:s/>lr2_comp_fix.asm).<text:s/>Ниже объяснены обнаруженные ошибки:</text:p>
      <text:list text:style-name="LFO2" text:continue-numbering="true">
        <text:list-item>
          <text:p text:style-name="P75"><text:span text:style-name="T76">Mov</text:span><text:span text:style-name="T77"><text:s/>mem3,[</text:span><text:span text:style-name="T78">BX</text:span><text:span text:style-name="T79">] lr2</text:span><text:span text:style-name="T80">_comp</text:span><text:span text:style-name="T81">.asm(46): error A2052: Improper operand type</text:span><text:span text:style-name="T82"><text:line-break/></text:span><text:span text:style-name="T83">-<text:s/></text:span><text:span text:style-name="T84">Неподходящий</text:span><text:span text:style-name="T85"><text:s/></text:span><text:span text:style-name="T86">тип</text:span><text:span text:style-name="T87"><text:s/></text:span><text:span text:style-name="T88">операндов</text:span><text:span text:style-name="T89">.<text:s/></text:span><text:span text:style-name="T90">Нельзя напрямую перекладывать данные из одной ячейки памяти, в другую.</text:span></text:p>
        </text:list-item>
        <text:list-item>
          <text:p text:style-name="P91"><text:span text:style-name="T92">Mov</text:span><text:span text:style-name="T93"><text:s/></text:span><text:span text:style-name="T94">CX</text:span><text:span text:style-name="T95">,vec2[</text:span><text:span text:style-name="T96">DI</text:span><text:span text:style-name="T97">] <text:s/>lr2</text:span><text:span text:style-name="T98">_comp</text:span><text:span text:style-name="T99">.asm(53): warning A4031: Operand typ</text:span><text:span text:style-name="T100">ES</text:span><text:span text:style-name="T101"><text:s/>must match</text:span><text:span text:style-name="T102"><text:line-break/></text:span><text:span text:style-name="T103">-<text:s/></text:span><text:span text:style-name="T104">Т</text:span><text:span text:style-name="T105">ипы</text:span><text:span text:style-name="T106"><text:s/></text:span><text:span text:style-name="T107">операндов</text:span><text:span text:style-name="T108"><text:s/></text:span><text:span text:style-name="T109">должны</text:span><text:span text:style-name="T110"><text:s/></text:span><text:span text:style-name="T111">совпадать</text:span><text:span text:style-name="T112">.<text:s/></text:span><text:span text:style-name="T113">Размер<text:s/></text:span><text:span text:style-name="T114">регистра<text:s/></text:span><text:span text:style-name="T115">‘сх’<text:s/></text:span><text:span text:style-name="T116">равен</text:span><text:span text:style-name="T117"><text:s/>2 байта</text:span><text:span text:style-name="T118">м,</text:span><text:span text:style-name="T119"><text:s/></text:span><text:span text:style-name="T120">а размер<text:s/></text:span><text:span text:style-name="T121">элементов массива ‘vec2’</text:span><text:span text:style-name="T122"><text:s/>-<text:s/></text:span><text:span text:style-name="T123">1 бай</text:span><text:span text:style-name="T124">т.</text:span></text:p>
        </text:list-item>
        <text:list-item>
          <text:p text:style-name="P125"><text:span text:style-name="T126">Mov</text:span><text:span text:style-name="T127"><text:s/></text:span><text:span text:style-name="T128">CX</text:span><text:span text:style-name="T129">,matr[</text:span><text:span text:style-name="T130">BX</text:span><text:span text:style-name="T131">][</text:span><text:span text:style-name="T132">DI</text:span><text:span text:style-name="T133">] lr2</text:span><text:span text:style-name="T134">_comp</text:span><text:span text:style-name="T135">.asm(57): warning A4031: Operand typ</text:span><text:span text:style-name="T136">ES</text:span><text:span text:style-name="T137"><text:s/>must match</text:span><text:span text:style-name="T138"><text:line-break/></text:span><text:span text:style-name="T139">-<text:s/></text:span><text:span text:style-name="T140">Т</text:span><text:span text:style-name="T141">ипы</text:span><text:span text:style-name="T142"><text:s/></text:span><text:span text:style-name="T143">операндов</text:span><text:span text:style-name="T144"><text:s/></text:span><text:span text:style-name="T145">должны</text:span><text:span text:style-name="T146"><text:s/></text:span><text:span text:style-name="T147">совпадать</text:span><text:span text:style-name="T148">.<text:s/></text:span><text:span text:style-name="T149">Размер регистра ‘сх’ равен 2 байтам, а размер элементов<text:s/></text:span><text:span text:style-name="T150">матрицы</text:span><text:span text:style-name="T151"><text:s/>‘</text:span><text:span text:style-name="T152">matr</text:span><text:span text:style-name="T153">’ - 1 байт.</text:span></text:p>
        </text:list-item>
        <text:list-item>
          <text:p text:style-name="P154"><text:span text:style-name="T155">Mov</text:span><text:span text:style-name="T156"><text:s/></text:span><text:span text:style-name="T157">AX</text:span><text:span text:style-name="T158">,matr[</text:span><text:span text:style-name="T159">BX</text:span><text:span text:style-name="T160">*4][</text:span><text:span text:style-name="T161">DI</text:span><text:span text:style-name="T162">] lr2</text:span><text:span text:style-name="T163">_comp</text:span><text:span text:style-name="T164">.asm(58): error A2055: Illeg</text:span><text:span text:style-name="T165">AL</text:span><text:span text:style-name="T166"><text:s/>register v</text:span><text:span text:style-name="T167">AL</text:span><text:span text:style-name="T168">ue</text:span><text:span text:style-name="T169"><text:line-break/></text:span><text:span text:style-name="T170">-<text:s/></text:span><text:span text:style-name="T171">Недопустимое значение регистра</text:span><text:span text:style-name="T172">.</text:span></text:p>
        </text:list-item>
        <text:list-item>
          <text:p text:style-name="P173"><text:span text:style-name="T174">Mov</text:span><text:span text:style-name="T175"><text:s/></text:span><text:span text:style-name="T176">AX</text:span><text:span text:style-name="T177">,matr[</text:span><text:span text:style-name="T178">BP</text:span><text:span text:style-name="T179">+</text:span><text:span text:style-name="T180">BX</text:span><text:span text:style-name="T181">] lr2</text:span><text:span text:style-name="T182">_comp</text:span><text:span text:style-name="T183">.asm(78): error A2046: Multiple base registers</text:span><text:span text:style-name="T184"><text:line-break/></text:span><text:soft-page-break/><text:span text:style-name="T185">-<text:s/></text:span><text:span text:style-name="T186">Несколько</text:span><text:span text:style-name="T187"><text:s/></text:span><text:span text:style-name="T188">базовых</text:span><text:span text:style-name="T189"><text:s/></text:span><text:span text:style-name="T190">регистров</text:span><text:span text:style-name="T191">.<text:s/></text:span><text:span text:style-name="T192">Нельзя</text:span><text:span text:style-name="T193"><text:s/></text:span><text:span text:style-name="T194">использовать</text:span><text:span text:style-name="T195"><text:s/></text:span><text:span text:style-name="T196">несколько</text:span><text:span text:style-name="T197"><text:s/></text:span><text:span text:style-name="T198">базовых</text:span><text:span text:style-name="T199"><text:s/></text:span><text:span text:style-name="T200">регистров</text:span><text:span text:style-name="T201"><text:s/></text:span><text:span text:style-name="T202">для</text:span><text:span text:style-name="T203"><text:s/></text:span><text:span text:style-name="T204">адресации</text:span><text:span text:style-name="T205">.<text:s/></text:span></text:p>
        </text:list-item>
        <text:list-item>
          <text:p text:style-name="P206"><text:span text:style-name="T207">Mov</text:span><text:span text:style-name="T208"><text:s/></text:span><text:span text:style-name="T209">AX</text:span><text:span text:style-name="T210">,matr[</text:span><text:span text:style-name="T211">BP</text:span><text:span text:style-name="T212">+</text:span><text:span text:style-name="T213">DI</text:span><text:span text:style-name="T214">+si] lr2</text:span><text:span text:style-name="T215">_comp</text:span><text:span text:style-name="T216">.asm(79): error A2047: Multiple index registers</text:span><text:span text:style-name="T217"><text:line-break/></text:span><text:span text:style-name="T218">-<text:s/></text:span><text:span text:style-name="T219">Несколько</text:span><text:span text:style-name="T220"><text:s/></text:span><text:span text:style-name="T221">индексных</text:span><text:span text:style-name="T222"><text:s/></text:span><text:span text:style-name="T223">регистров</text:span><text:span text:style-name="T224">.<text:s/></text:span><text:span text:style-name="T225">Нельзя</text:span><text:span text:style-name="T226"><text:s/></text:span><text:span text:style-name="T227">использовать</text:span><text:span text:style-name="T228"><text:s/></text:span><text:span text:style-name="T229">несколько</text:span><text:span text:style-name="T230"><text:s/></text:span><text:span text:style-name="T231">индексных</text:span><text:span text:style-name="T232"><text:s/></text:span><text:span text:style-name="T233">регистров</text:span><text:span text:style-name="T234"><text:s/></text:span><text:span text:style-name="T235">для</text:span><text:span text:style-name="T236"><text:s/></text:span><text:span text:style-name="T237">адресации</text:span><text:span text:style-name="T238">.<text:s/></text:span></text:p>
        </text:list-item>
      </text:list>
      <text:p text:style-name="P239"/>
      <text:p text:style-name="P240">3.<text:s/>Программа снова протранслирована,<text:s/>и скомпонован<text:s/>загрузочный модуль</text:p>
      <text:p text:style-name="P241">4.<text:s/>Программу<text:s/>выполнена<text:s/>в пошаговом режиме под управлением отладчика с фиксацией содержимого используемых регистров и ячеек памяти до и после выполнения команды. Ниже приведена таблица 1.</text:p>
      <text:p text:style-name="Textbody"><text:span text:style-name="T242">Начальное содержимое сегментных</text:span><text:span text:style-name="T243"><text:s/></text:span><text:span text:style-name="T244">регистров</text:span><text:span text:style-name="T245">: (</text:span><text:span text:style-name="T246">CS</text:span><text:span text:style-name="T247">) = 1</text:span><text:span text:style-name="T248">A</text:span><text:span text:style-name="T249">0</text:span><text:span text:style-name="T250">A</text:span><text:span text:style-name="T251">, (</text:span><text:span text:style-name="T252">DS</text:span><text:span text:style-name="T253">) = 19</text:span><text:span text:style-name="T254">F</text:span><text:span text:style-name="T255">5, (</text:span><text:span text:style-name="T256">ES</text:span><text:span text:style-name="T257">) = 19</text:span><text:span text:style-name="T258">F</text:span><text:span text:style-name="T259">5</text:span><text:span text:style-name="T260"><text:s/>и</text:span><text:span text:style-name="T261"><text:s/>(</text:span><text:span text:style-name="T262">SS</text:span><text:span text:style-name="T263">) = 1</text:span><text:span text:style-name="T264">A</text:span><text:span text:style-name="T265">05</text:span><text:span text:style-name="T266"><text:s/>.</text:span></text:p>
      <text:p text:style-name="P267">Таблица<text:s/>1<text:s/>– Результат выполнения пункта<text:s/>4.</text:p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 table:number-rows-spanned="2">
            <text:p text:style-name="P276">Адрес Команды</text:p>
          </table:table-cell>
          <table:table-cell table:style-name="TableCell277" table:number-rows-spanned="2">
            <text:p text:style-name="P278">Символический код<text:s/>команды</text:p>
          </table:table-cell>
          <table:table-cell table:style-name="TableCell279" table:number-rows-spanned="2">
            <text:p text:style-name="P280">16-ричный код команды</text:p>
          </table:table-cell>
          <table:table-cell table:style-name="TableCell281" table:number-columns-spanned="2">
            <text:p text:style-name="P282">Содержимое регистров и</text:p>
            <text:p text:style-name="P283">ячеек памяти</text:p>
          </table:table-cell>
          <table:covered-table-cell/>
        </table:table-row>
        <table:table-row table:style-name="TableRow284">
          <table:covered-table-cell>
            <text:p text:style-name="P285"/>
          </table:covered-table-cell>
          <table:covered-table-cell>
            <text:p text:style-name="P286"/>
          </table:covered-table-cell>
          <table:covered-table-cell>
            <text:p text:style-name="P287"/>
          </table:covered-table-cell>
          <table:table-cell table:style-name="TableCell288">
            <text:p text:style-name="P289">До выполнения</text:p>
          </table:table-cell>
          <table:table-cell table:style-name="TableCell290">
            <text:p text:style-name="P291">После выполнения</text:p>
          </table:table-cell>
        </table:table-row>
        <table:table-row table:style-name="TableRow292">
          <table:table-cell table:style-name="TableCell293">
            <text:p text:style-name="P294"><text:span text:style-name="T295">00</text:span><text:span text:style-name="T296">0</text:span><text:span text:style-name="T297">0</text:span></text:p>
          </table:table-cell>
          <table:table-cell table:style-name="TableCell298">
            <text:p text:style-name="P299"><text:span text:style-name="T300">Push DS</text:span></text:p>
          </table:table-cell>
          <table:table-cell table:style-name="TableCell301">
            <text:p text:style-name="P302"><text:span text:style-name="T303">1E</text:span></text:p>
          </table:table-cell>
          <table:table-cell table:style-name="TableCell304">
            <text:p text:style-name="P305"><text:span text:style-name="T306">(SP) = 00</text:span><text:span text:style-name="T307">18</text:span></text:p>
            <text:p text:style-name="P308"><text:span text:style-name="T309">(IP) =<text:s/></text:span><text:span text:style-name="T310">00</text:span><text:span text:style-name="T311">0</text:span><text:span text:style-name="T312">0</text:span></text:p>
            <text:p text:style-name="P313">Stack +0 0000</text:p>
            <text:p text:style-name="P314">Stack +<text:span text:style-name="T315">2</text:span><text:s/>0000</text:p>
          </table:table-cell>
          <table:table-cell table:style-name="TableCell316">
            <text:p text:style-name="P317">(SP) = 0016</text:p>
            <text:p text:style-name="P318"><text:span text:style-name="T319">(IP) = 000</text:span><text:span text:style-name="T320">1</text:span></text:p>
            <text:p text:style-name="P321">Stack +0 19F5</text:p>
            <text:p text:style-name="P322">Stack +<text:span text:style-name="T323">2</text:span><text:s/>0000</text:p>
          </table:table-cell>
        </table:table-row>
        <table:table-row table:style-name="TableRow324">
          <table:table-cell table:style-name="TableCell325">
            <text:p text:style-name="P326"><text:span text:style-name="T327">00</text:span><text:span text:style-name="T328">0</text:span><text:span text:style-name="T329">1</text:span></text:p>
          </table:table-cell>
          <table:table-cell table:style-name="TableCell330">
            <text:p text:style-name="P331"><text:span text:style-name="T332">Sub AX, AX</text:span></text:p>
          </table:table-cell>
          <table:table-cell table:style-name="TableCell333">
            <text:p text:style-name="P334"><text:span text:style-name="T335">2BC0</text:span></text:p>
          </table:table-cell>
          <table:table-cell table:style-name="TableCell336">
            <text:p text:style-name="P337"><text:span text:style-name="T338">(IP) =<text:s/></text:span><text:span text:style-name="T339">00</text:span><text:span text:style-name="T340">0</text:span><text:span text:style-name="T341">1</text:span></text:p>
          </table:table-cell>
          <table:table-cell table:style-name="TableCell342">
            <text:p text:style-name="P343"><text:span text:style-name="T344">(IP) =<text:s/></text:span><text:span text:style-name="T345">00</text:span><text:span text:style-name="T346">0</text:span><text:span text:style-name="T347">3</text:span></text:p>
          </table:table-cell>
        </table:table-row>
        <table:table-row table:style-name="TableRow348">
          <table:table-cell table:style-name="TableCell349">
            <text:p text:style-name="P350"><text:span text:style-name="T351">00</text:span><text:span text:style-name="T352">0</text:span><text:span text:style-name="T353">3</text:span></text:p>
          </table:table-cell>
          <table:table-cell table:style-name="TableCell354">
            <text:p text:style-name="P355"><text:span text:style-name="T356">Push AX</text:span></text:p>
          </table:table-cell>
          <table:table-cell table:style-name="TableCell357">
            <text:p text:style-name="P358"><text:span text:style-name="T359">50</text:span></text:p>
          </table:table-cell>
          <table:table-cell table:style-name="TableCell360">
            <text:p text:style-name="P361">(SP) = 0016</text:p>
            <text:p text:style-name="P362"><text:span text:style-name="T363">(IP) = 000</text:span><text:span text:style-name="T364">3</text:span></text:p>
            <text:p text:style-name="P365">Stack +0 19F5</text:p>
            <text:p text:style-name="P366">Stack +2 0000</text:p>
            <text:p text:style-name="P367">Stack +4 0000</text:p>
          </table:table-cell>
          <table:table-cell table:style-name="TableCell368">
            <text:p text:style-name="P369">(SP) = 0014</text:p>
            <text:p text:style-name="P370"><text:span text:style-name="T371">(IP) = 000</text:span><text:span text:style-name="T372">4</text:span></text:p>
            <text:p text:style-name="P373">Stack +0 0000</text:p>
            <text:p text:style-name="P374">Stack +2 19F5</text:p>
            <text:p text:style-name="P375">Stack +4<text:s/>0000</text:p>
          </table:table-cell>
        </table:table-row>
        <table:table-row table:style-name="TableRow376">
          <table:table-cell table:style-name="TableCell377">
            <text:p text:style-name="P378"><text:span text:style-name="T379">00</text:span><text:span text:style-name="T380">0</text:span><text:span text:style-name="T381">4</text:span></text:p>
          </table:table-cell>
          <table:table-cell table:style-name="TableCell382">
            <text:p text:style-name="P383"><text:span text:style-name="T384">Mov AX, 1A07</text:span></text:p>
          </table:table-cell>
          <table:table-cell table:style-name="TableCell385">
            <text:p text:style-name="P386"><text:span text:style-name="T387">B8071A</text:span></text:p>
          </table:table-cell>
          <table:table-cell table:style-name="TableCell388">
            <text:p text:style-name="P389">(AX) = 0000</text:p>
            <text:p text:style-name="P390"><text:span text:style-name="T391">(IP) =<text:s/></text:span><text:span text:style-name="T392">00</text:span><text:span text:style-name="T393">0</text:span><text:span text:style-name="T394">4</text:span></text:p>
          </table:table-cell>
          <table:table-cell table:style-name="TableCell395">
            <text:p text:style-name="P396">(AX) = 1A07</text:p>
            <text:p text:style-name="P397"><text:span text:style-name="T398">(IP) =<text:s/></text:span><text:span text:style-name="T399">00</text:span><text:span text:style-name="T400">0</text:span><text:span text:style-name="T401">7</text:span></text:p>
          </table:table-cell>
        </table:table-row>
        <text:soft-page-break/>
        <table:table-row table:style-name="TableRow402">
          <table:table-cell table:style-name="TableCell403">
            <text:p text:style-name="P404"><text:span text:style-name="T405">00</text:span><text:span text:style-name="T406">0</text:span><text:span text:style-name="T407">7</text:span></text:p>
          </table:table-cell>
          <table:table-cell table:style-name="TableCell408">
            <text:p text:style-name="P409"><text:span text:style-name="T410">Mov DS, AX</text:span></text:p>
          </table:table-cell>
          <table:table-cell table:style-name="TableCell411">
            <text:p text:style-name="P412"><text:span text:style-name="T413">8ED8</text:span></text:p>
          </table:table-cell>
          <table:table-cell table:style-name="TableCell414">
            <text:p text:style-name="P415"><text:span text:style-name="T416">(DS) =<text:s/></text:span><text:span text:style-name="T417">19F5</text:span></text:p>
            <text:p text:style-name="P418"><text:span text:style-name="T419">(IP) =<text:s/></text:span><text:span text:style-name="T420">00</text:span><text:span text:style-name="T421">07</text:span></text:p>
          </table:table-cell>
          <table:table-cell table:style-name="TableCell422">
            <text:p text:style-name="P423">(DS) = 1A07</text:p>
            <text:p text:style-name="P424"><text:span text:style-name="T425">(IP) =<text:s/></text:span><text:span text:style-name="T426">00</text:span><text:span text:style-name="T427">0</text:span><text:span text:style-name="T428">9</text:span></text:p>
          </table:table-cell>
        </table:table-row>
        <table:table-row table:style-name="TableRow429">
          <table:table-cell table:style-name="TableCell430">
            <text:p text:style-name="P431"><text:span text:style-name="T432">00</text:span><text:span text:style-name="T433">0</text:span><text:span text:style-name="T434">9</text:span></text:p>
          </table:table-cell>
          <table:table-cell table:style-name="TableCell435">
            <text:p text:style-name="P436"><text:span text:style-name="T437">Mov AX, 01F4</text:span></text:p>
          </table:table-cell>
          <table:table-cell table:style-name="TableCell438">
            <text:p text:style-name="P439"><text:span text:style-name="T440">B8F401</text:span></text:p>
          </table:table-cell>
          <table:table-cell table:style-name="TableCell441">
            <text:p text:style-name="P442">(AX) =<text:s/>1A07</text:p>
            <text:p text:style-name="P443"><text:span text:style-name="T444">(IP) =<text:s/></text:span><text:span text:style-name="T445">00</text:span><text:span text:style-name="T446">0</text:span><text:span text:style-name="T447">9</text:span></text:p>
          </table:table-cell>
          <table:table-cell table:style-name="TableCell448">
            <text:p text:style-name="P449"><text:span text:style-name="T450">(AX) =<text:s/></text:span><text:span text:style-name="T451">01F4</text:span></text:p>
            <text:p text:style-name="P452"><text:span text:style-name="T453">(IP) =<text:s/></text:span><text:span text:style-name="T454">00</text:span><text:span text:style-name="T455">0C</text:span></text:p>
          </table:table-cell>
        </table:table-row>
        <table:table-row table:style-name="TableRow456">
          <table:table-cell table:style-name="TableCell457">
            <text:p text:style-name="P458"><text:span text:style-name="T459">000</text:span><text:span text:style-name="T460">C</text:span></text:p>
          </table:table-cell>
          <table:table-cell table:style-name="TableCell461">
            <text:p text:style-name="P462"><text:span text:style-name="T463">Mov CX, AX</text:span></text:p>
          </table:table-cell>
          <table:table-cell table:style-name="TableCell464">
            <text:p text:style-name="P465"><text:span text:style-name="T466">8BC8</text:span></text:p>
          </table:table-cell>
          <table:table-cell table:style-name="TableCell467">
            <text:p text:style-name="P468"><text:span text:style-name="T469">(</text:span><text:span text:style-name="T470">CX</text:span><text:span text:style-name="T471">) =<text:s/></text:span>00B0</text:p>
            <text:p text:style-name="P472"><text:span text:style-name="T473">(IP) =<text:s/></text:span><text:span text:style-name="T474">00</text:span><text:span text:style-name="T475">0C</text:span></text:p>
          </table:table-cell>
          <table:table-cell table:style-name="TableCell476">
            <text:p text:style-name="P477"><text:span text:style-name="T478">(</text:span><text:span text:style-name="T479">CX</text:span><text:span text:style-name="T480">) =<text:s/></text:span><text:span text:style-name="T481">01F4</text:span></text:p>
            <text:p text:style-name="P482"><text:span text:style-name="T483">(IP) =<text:s/></text:span><text:span text:style-name="T484">00</text:span><text:span text:style-name="T485">0E</text:span></text:p>
          </table:table-cell>
        </table:table-row>
        <table:table-row table:style-name="TableRow486">
          <table:table-cell table:style-name="TableCell487">
            <text:p text:style-name="P488"><text:span text:style-name="T489">00</text:span><text:span text:style-name="T490">0E</text:span></text:p>
          </table:table-cell>
          <table:table-cell table:style-name="TableCell491">
            <text:p text:style-name="P492"><text:span text:style-name="T493">Mov BL, 24</text:span></text:p>
          </table:table-cell>
          <table:table-cell table:style-name="TableCell494">
            <text:p text:style-name="P495"><text:span text:style-name="T496">B324</text:span></text:p>
          </table:table-cell>
          <table:table-cell table:style-name="TableCell497">
            <text:p text:style-name="P498">(BX) =<text:s/>0000</text:p>
            <text:p text:style-name="P499"><text:span text:style-name="T500">(IP) =<text:s/></text:span><text:span text:style-name="T501">00</text:span><text:span text:style-name="T502">0E</text:span></text:p>
          </table:table-cell>
          <table:table-cell table:style-name="TableCell503">
            <text:p text:style-name="P504">(BX) =<text:s/>0024</text:p>
            <text:p text:style-name="P505"><text:span text:style-name="T506">(IP) =<text:s/></text:span><text:span text:style-name="T507">00</text:span><text:span text:style-name="T508">10</text:span></text:p>
          </table:table-cell>
        </table:table-row>
        <table:table-row table:style-name="TableRow509">
          <table:table-cell table:style-name="TableCell510">
            <text:p text:style-name="P511"><text:span text:style-name="T512">00</text:span><text:span text:style-name="T513">10</text:span></text:p>
          </table:table-cell>
          <table:table-cell table:style-name="TableCell514">
            <text:p text:style-name="P515"><text:span text:style-name="T516">Mov BH, CE</text:span></text:p>
          </table:table-cell>
          <table:table-cell table:style-name="TableCell517">
            <text:p text:style-name="P518"><text:span text:style-name="T519">B7CE</text:span></text:p>
          </table:table-cell>
          <table:table-cell table:style-name="TableCell520">
            <text:p text:style-name="P521"><text:span text:style-name="T522">(IP) =<text:s/></text:span><text:span text:style-name="T523">00</text:span><text:span text:style-name="T524">10</text:span></text:p>
          </table:table-cell>
          <table:table-cell table:style-name="TableCell525">
            <text:p text:style-name="P526"><text:span text:style-name="T527">(IP) =<text:s/></text:span><text:span text:style-name="T528">00</text:span><text:span text:style-name="T529">12</text:span></text:p>
          </table:table-cell>
        </table:table-row>
        <table:table-row table:style-name="TableRow530">
          <table:table-cell table:style-name="TableCell531">
            <text:p text:style-name="P532"><text:span text:style-name="T533">0</text:span><text:span text:style-name="T534">012</text:span></text:p>
          </table:table-cell>
          <table:table-cell table:style-name="TableCell535">
            <text:p text:style-name="P536"><text:span text:style-name="T537">Mov [0002], FFCE</text:span></text:p>
          </table:table-cell>
          <table:table-cell table:style-name="TableCell538">
            <text:p text:style-name="P539"><text:span text:style-name="T540">C7060200CEFF</text:span></text:p>
          </table:table-cell>
          <table:table-cell table:style-name="TableCell541">
            <text:p text:style-name="P542">(IP) = 0012</text:p>
          </table:table-cell>
          <table:table-cell table:style-name="TableCell543">
            <text:p text:style-name="P544"><text:span text:style-name="T545">(IP) =<text:s/></text:span><text:span text:style-name="T546">001</text:span><text:span text:style-name="T547">8</text:span></text:p>
          </table:table-cell>
        </table:table-row>
        <table:table-row table:style-name="TableRow548">
          <table:table-cell table:style-name="TableCell549">
            <text:p text:style-name="P550"><text:span text:style-name="T551">00</text:span><text:span text:style-name="T552">18</text:span></text:p>
          </table:table-cell>
          <table:table-cell table:style-name="TableCell553">
            <text:p text:style-name="P554"><text:span text:style-name="T555">Mov BX, 0006</text:span></text:p>
          </table:table-cell>
          <table:table-cell table:style-name="TableCell556">
            <text:p text:style-name="P557"><text:span text:style-name="T558">BB0600</text:span></text:p>
          </table:table-cell>
          <table:table-cell table:style-name="TableCell559">
            <text:p text:style-name="P560"><text:span text:style-name="T561">(</text:span><text:span text:style-name="T562">B</text:span><text:span text:style-name="T563">X) =<text:s/></text:span><text:span text:style-name="T564">CE24</text:span></text:p>
            <text:p text:style-name="P565"><text:span text:style-name="T566">(IP) = 001</text:span><text:span text:style-name="T567">8</text:span></text:p>
          </table:table-cell>
          <table:table-cell table:style-name="TableCell568">
            <text:p text:style-name="P569"><text:span text:style-name="T570">(</text:span><text:span text:style-name="T571">B</text:span><text:span text:style-name="T572">X) =<text:s/></text:span><text:span text:style-name="T573">0006</text:span></text:p>
            <text:p text:style-name="P574"><text:span text:style-name="T575">(IP) = 001</text:span><text:span text:style-name="T576">B</text:span></text:p>
          </table:table-cell>
        </table:table-row>
        <table:table-row table:style-name="TableRow577">
          <table:table-cell table:style-name="TableCell578">
            <text:p text:style-name="P579"><text:span text:style-name="T580">00</text:span><text:span text:style-name="T581">1B</text:span></text:p>
          </table:table-cell>
          <table:table-cell table:style-name="TableCell582">
            <text:p text:style-name="P583"><text:span text:style-name="T584">Mov [0000], AX</text:span></text:p>
          </table:table-cell>
          <table:table-cell table:style-name="TableCell585">
            <text:p text:style-name="P586"><text:span text:style-name="T587">A30000</text:span></text:p>
          </table:table-cell>
          <table:table-cell table:style-name="TableCell588">
            <text:p text:style-name="P589">(IP) = 001B</text:p>
          </table:table-cell>
          <table:table-cell table:style-name="TableCell590">
            <text:p text:style-name="P591"><text:span text:style-name="T592">(IP) = 000</text:span><text:span text:style-name="T593">E</text:span></text:p>
          </table:table-cell>
        </table:table-row>
        <table:table-row table:style-name="TableRow594">
          <table:table-cell table:style-name="TableCell595">
            <text:p text:style-name="P596"><text:span text:style-name="T597">00</text:span><text:span text:style-name="T598">1E</text:span></text:p>
          </table:table-cell>
          <table:table-cell table:style-name="TableCell599">
            <text:p text:style-name="P600"><text:span text:style-name="T601">Mov AL, [BX]</text:span></text:p>
          </table:table-cell>
          <table:table-cell table:style-name="TableCell602">
            <text:p text:style-name="P603"><text:span text:style-name="T604">8A07</text:span></text:p>
          </table:table-cell>
          <table:table-cell table:style-name="TableCell605">
            <text:p text:style-name="P606"><text:span text:style-name="T607">(AX) =<text:s/></text:span><text:span text:style-name="T608">01F4</text:span></text:p>
            <text:p text:style-name="P609"><text:span text:style-name="T610">(IP) = 000</text:span><text:span text:style-name="T611">E</text:span></text:p>
          </table:table-cell>
          <table:table-cell table:style-name="TableCell612">
            <text:p text:style-name="P613"><text:span text:style-name="T614">(AX) =<text:s/></text:span>0105</text:p>
            <text:p text:style-name="P615"><text:span text:style-name="T616">(IP) = 002</text:span><text:span text:style-name="T617">0</text:span></text:p>
          </table:table-cell>
        </table:table-row>
        <table:table-row table:style-name="TableRow618">
          <table:table-cell table:style-name="TableCell619">
            <text:p text:style-name="P620"><text:span text:style-name="T621">00</text:span><text:span text:style-name="T622">20</text:span></text:p>
          </table:table-cell>
          <table:table-cell table:style-name="TableCell623">
            <text:p text:style-name="P624"><text:span text:style-name="T625">Mov AL, [BX+03]</text:span></text:p>
          </table:table-cell>
          <table:table-cell table:style-name="TableCell626">
            <text:p text:style-name="P627"><text:span text:style-name="T628">8A4703</text:span></text:p>
          </table:table-cell>
          <table:table-cell table:style-name="TableCell629">
            <text:p text:style-name="P630"><text:span text:style-name="T631">(</text:span><text:span text:style-name="T632">AX</text:span><text:span text:style-name="T633">) =<text:s/></text:span>0105</text:p>
            <text:p text:style-name="P634"><text:span text:style-name="T635">(IP) =<text:s/></text:span><text:span text:style-name="T636">00</text:span><text:span text:style-name="T637">20</text:span></text:p>
          </table:table-cell>
          <table:table-cell table:style-name="TableCell638">
            <text:p text:style-name="P639"><text:span text:style-name="T640">(</text:span><text:span text:style-name="T641">AX</text:span><text:span text:style-name="T642">) =<text:s/></text:span>010<text:span text:style-name="T643">8</text:span></text:p>
            <text:p text:style-name="P644"><text:span text:style-name="T645">(IP) =<text:s/></text:span><text:span text:style-name="T646">00</text:span><text:span text:style-name="T647">23</text:span></text:p>
          </table:table-cell>
        </table:table-row>
        <table:table-row table:style-name="TableRow648">
          <table:table-cell table:style-name="TableCell649">
            <text:p text:style-name="P650"><text:span text:style-name="T651">00</text:span><text:span text:style-name="T652">23</text:span></text:p>
          </table:table-cell>
          <table:table-cell table:style-name="TableCell653">
            <text:p text:style-name="P654"><text:span text:style-name="T655">Mov CX, [BX+03]</text:span></text:p>
          </table:table-cell>
          <table:table-cell table:style-name="TableCell656">
            <text:p text:style-name="P657"><text:span text:style-name="T658">8B4F03</text:span></text:p>
          </table:table-cell>
          <table:table-cell table:style-name="TableCell659">
            <text:p text:style-name="P660"><text:span text:style-name="T661">(</text:span><text:span text:style-name="T662">C</text:span><text:span text:style-name="T663">X</text:span><text:span text:style-name="T664">) =<text:s/></text:span><text:span text:style-name="T665">01F4</text:span></text:p>
            <text:p text:style-name="P666"><text:span text:style-name="T667">(IP) =<text:s/></text:span><text:span text:style-name="T668">00</text:span><text:span text:style-name="T669">23</text:span></text:p>
          </table:table-cell>
          <table:table-cell table:style-name="TableCell670">
            <text:p text:style-name="P671"><text:span text:style-name="T672">(</text:span><text:span text:style-name="T673">C</text:span><text:span text:style-name="T674">X</text:span><text:span text:style-name="T675">) =<text:s/></text:span>0C08</text:p>
            <text:p text:style-name="P676"><text:span text:style-name="T677">(IP) =<text:s/></text:span><text:span text:style-name="T678">00</text:span><text:span text:style-name="T679">26</text:span></text:p>
          </table:table-cell>
        </table:table-row>
        <table:table-row table:style-name="TableRow680">
          <table:table-cell table:style-name="TableCell681">
            <text:p text:style-name="P682"><text:span text:style-name="T683">00</text:span><text:span text:style-name="T684">26</text:span></text:p>
          </table:table-cell>
          <table:table-cell table:style-name="TableCell685">
            <text:p text:style-name="P686"><text:span text:style-name="T687">Mov DI, 0002</text:span></text:p>
          </table:table-cell>
          <table:table-cell table:style-name="TableCell688">
            <text:p text:style-name="P689"><text:span text:style-name="T690">DF0200</text:span></text:p>
          </table:table-cell>
          <table:table-cell table:style-name="TableCell691">
            <text:p text:style-name="P692">(DI) = 0000</text:p>
            <text:p text:style-name="P693"><text:span text:style-name="T694">(IP) =<text:s/></text:span><text:span text:style-name="T695">00</text:span><text:span text:style-name="T696">26</text:span></text:p>
          </table:table-cell>
          <table:table-cell table:style-name="TableCell697">
            <text:p text:style-name="P698">(DI) = 0002</text:p>
            <text:p text:style-name="P699"><text:span text:style-name="T700">(IP) =<text:s/></text:span><text:span text:style-name="T701">00</text:span><text:span text:style-name="T702">29</text:span></text:p>
          </table:table-cell>
        </table:table-row>
        <table:table-row table:style-name="TableRow703">
          <table:table-cell table:style-name="TableCell704">
            <text:p text:style-name="P705"><text:span text:style-name="T706">00</text:span><text:span text:style-name="T707">29</text:span></text:p>
          </table:table-cell>
          <table:table-cell table:style-name="TableCell708">
            <text:p text:style-name="P709"><text:span text:style-name="T710">Mov AL, [000E+DI]</text:span></text:p>
          </table:table-cell>
          <table:table-cell table:style-name="TableCell711">
            <text:p text:style-name="P712"><text:span text:style-name="T713">8A850E00</text:span></text:p>
          </table:table-cell>
          <table:table-cell table:style-name="TableCell714">
            <text:p text:style-name="P715">(AX) = 0122</text:p>
            <text:p text:style-name="P716"><text:span text:style-name="T717">(IP) =<text:s/></text:span><text:span text:style-name="T718">00</text:span><text:span text:style-name="T719">29</text:span></text:p>
            <text:p text:style-name="P720">Stack +0 001A</text:p>
            <text:p text:style-name="P721">Stack +2 0000</text:p>
            <text:p text:style-name="P722">Stack +4 19F5</text:p>
            <text:p text:style-name="P723"><text:span text:style-name="T724">Stack +6 0000</text:span></text:p>
          </table:table-cell>
          <table:table-cell table:style-name="TableCell725">
            <text:p text:style-name="P726">(AX) = 0114</text:p>
            <text:p text:style-name="P727"><text:span text:style-name="T728">(IP) =<text:s/></text:span><text:span text:style-name="T729">00</text:span><text:span text:style-name="T730">2D</text:span></text:p>
            <text:p text:style-name="P731">Stack +0 0000</text:p>
            <text:p text:style-name="P732">Stack +2 19F5</text:p>
            <text:p text:style-name="P733">Stack +4 0000</text:p>
            <text:p text:style-name="P734"><text:span text:style-name="T735">Stack +6 0000</text:span></text:p>
          </table:table-cell>
        </table:table-row>
        <table:table-row table:style-name="TableRow736">
          <table:table-cell table:style-name="TableCell737">
            <text:p text:style-name="P738"><text:span text:style-name="T739">00</text:span><text:span text:style-name="T740">2D</text:span></text:p>
          </table:table-cell>
          <table:table-cell table:style-name="TableCell741">
            <text:p text:style-name="P742"><text:span text:style-name="T743">Mov BX, 0003</text:span></text:p>
          </table:table-cell>
          <table:table-cell table:style-name="TableCell744">
            <text:p text:style-name="P745"><text:span text:style-name="T746">BB0300</text:span></text:p>
          </table:table-cell>
          <table:table-cell table:style-name="TableCell747">
            <text:p text:style-name="P748">(BX) = 0006</text:p>
            <text:soft-page-break/>
            <text:p text:style-name="P749"><text:span text:style-name="T750">(IP) =<text:s/></text:span><text:span text:style-name="T751">00</text:span><text:span text:style-name="T752">2D</text:span></text:p>
          </table:table-cell>
          <table:table-cell table:style-name="TableCell753">
            <text:p text:style-name="P754">(BX) = 0003</text:p>
            <text:soft-page-break/>
            <text:p text:style-name="P755"><text:span text:style-name="T756">(IP) =<text:s/></text:span><text:span text:style-name="T757">00</text:span><text:span text:style-name="T758">30</text:span></text:p>
          </table:table-cell>
        </table:table-row>
        <text:soft-page-break/>
        <table:table-row table:style-name="TableRow759">
          <table:table-cell table:style-name="TableCell760">
            <text:p text:style-name="P761"><text:span text:style-name="T762">00</text:span><text:span text:style-name="T763">30</text:span></text:p>
          </table:table-cell>
          <table:table-cell table:style-name="TableCell764">
            <text:p text:style-name="P765"><text:span text:style-name="T766">Mov AL, [0016+BX+DI]</text:span></text:p>
          </table:table-cell>
          <table:table-cell table:style-name="TableCell767">
            <text:p text:style-name="P768"><text:span text:style-name="T769">8A811600</text:span></text:p>
          </table:table-cell>
          <table:table-cell table:style-name="TableCell770">
            <text:p text:style-name="P771"><text:span text:style-name="T772">(</text:span>AX<text:span text:style-name="T773">) =<text:s/></text:span>0114</text:p>
            <text:p text:style-name="P774">(IP) =<text:s/>0030</text:p>
          </table:table-cell>
          <table:table-cell table:style-name="TableCell775">
            <text:p text:style-name="P776"><text:span text:style-name="T777">(</text:span>AX<text:span text:style-name="T778">) =<text:s/></text:span>0103</text:p>
            <text:p text:style-name="P779"><text:span text:style-name="T780">(IP) =<text:s/></text:span><text:span text:style-name="T781">00</text:span><text:span text:style-name="T782">34</text:span></text:p>
          </table:table-cell>
        </table:table-row>
        <table:table-row table:style-name="TableRow783">
          <table:table-cell table:style-name="TableCell784">
            <text:p text:style-name="P785"><text:span text:style-name="T786">00</text:span><text:span text:style-name="T787">34</text:span></text:p>
          </table:table-cell>
          <table:table-cell table:style-name="TableCell788">
            <text:p text:style-name="P789"><text:span text:style-name="T790">Mov AX, 1A07</text:span></text:p>
          </table:table-cell>
          <table:table-cell table:style-name="TableCell791">
            <text:p text:style-name="P792"><text:span text:style-name="T793">B8071A</text:span></text:p>
          </table:table-cell>
          <table:table-cell table:style-name="TableCell794">
            <text:p text:style-name="P795"><text:span text:style-name="T796">(</text:span><text:span text:style-name="T797">AX</text:span><text:span text:style-name="T798">) =<text:s/></text:span>0103</text:p>
            <text:p text:style-name="P799"><text:span text:style-name="T800">(IP) =<text:s/></text:span><text:span text:style-name="T801">00</text:span><text:span text:style-name="T802">3</text:span><text:span text:style-name="T803">4</text:span></text:p>
          </table:table-cell>
          <table:table-cell table:style-name="TableCell804">
            <text:p text:style-name="P805"><text:span text:style-name="T806">(</text:span><text:span text:style-name="T807">AX</text:span><text:span text:style-name="T808">) =<text:s/></text:span>1A07</text:p>
            <text:p text:style-name="P809"><text:span text:style-name="T810">(IP) =<text:s/></text:span><text:span text:style-name="T811">00</text:span><text:span text:style-name="T812">37</text:span></text:p>
          </table:table-cell>
        </table:table-row>
        <table:table-row table:style-name="TableRow813">
          <table:table-cell table:style-name="TableCell814">
            <text:p text:style-name="P815"><text:span text:style-name="T816">00</text:span><text:span text:style-name="T817">37</text:span></text:p>
          </table:table-cell>
          <table:table-cell table:style-name="TableCell818">
            <text:p text:style-name="P819"><text:span text:style-name="T820">Mov ES, AX</text:span></text:p>
          </table:table-cell>
          <table:table-cell table:style-name="TableCell821">
            <text:p text:style-name="P822"><text:span text:style-name="T823">8ECO</text:span></text:p>
          </table:table-cell>
          <table:table-cell table:style-name="TableCell824">
            <text:p text:style-name="P825"><text:span text:style-name="T826">(</text:span>ES<text:span text:style-name="T827">) =<text:s/></text:span>19F5</text:p>
            <text:p text:style-name="P828"><text:span text:style-name="T829">(IP) =<text:s/></text:span><text:span text:style-name="T830">00</text:span><text:span text:style-name="T831">37</text:span></text:p>
          </table:table-cell>
          <table:table-cell table:style-name="TableCell832">
            <text:p text:style-name="P833"><text:span text:style-name="T834">(</text:span>ES<text:span text:style-name="T835">) =<text:s/></text:span>1A07</text:p>
            <text:p text:style-name="P836"><text:span text:style-name="T837">(IP) =<text:s/></text:span><text:span text:style-name="T838">00</text:span><text:span text:style-name="T839">39</text:span></text:p>
          </table:table-cell>
        </table:table-row>
        <table:table-row table:style-name="TableRow840">
          <table:table-cell table:style-name="TableCell841">
            <text:p text:style-name="P842"><text:span text:style-name="T843">00</text:span><text:span text:style-name="T844">39</text:span></text:p>
          </table:table-cell>
          <table:table-cell table:style-name="TableCell845">
            <text:p text:style-name="P846"><text:span text:style-name="T847">Mov AX, ES:[BX]</text:span></text:p>
          </table:table-cell>
          <table:table-cell table:style-name="TableCell848">
            <text:p text:style-name="P849"><text:span text:style-name="T850">268B07</text:span></text:p>
          </table:table-cell>
          <table:table-cell table:style-name="TableCell851">
            <text:p text:style-name="P852"><text:span text:style-name="T853">(</text:span><text:span text:style-name="T854">AX</text:span><text:span text:style-name="T855">) =<text:s/></text:span>1A07</text:p>
            <text:p text:style-name="P856"><text:span text:style-name="T857">(IP) =<text:s/></text:span><text:span text:style-name="T858">00</text:span><text:span text:style-name="T859">39</text:span></text:p>
          </table:table-cell>
          <table:table-cell table:style-name="TableCell860">
            <text:p text:style-name="P861"><text:span text:style-name="T862">(</text:span><text:span text:style-name="T863">AX</text:span><text:span text:style-name="T864">) =<text:s/></text:span>00FF</text:p>
            <text:p text:style-name="P865"><text:span text:style-name="T866">(IP) =<text:s/></text:span><text:span text:style-name="T867">00</text:span><text:span text:style-name="T868">3C</text:span></text:p>
          </table:table-cell>
        </table:table-row>
        <table:table-row table:style-name="TableRow869">
          <table:table-cell table:style-name="TableCell870">
            <text:p text:style-name="P871"><text:span text:style-name="T872">00</text:span><text:span text:style-name="T873">3C</text:span></text:p>
          </table:table-cell>
          <table:table-cell table:style-name="TableCell874">
            <text:p text:style-name="P875"><text:span text:style-name="T876">Mov AX, 0000</text:span></text:p>
          </table:table-cell>
          <table:table-cell table:style-name="TableCell877">
            <text:p text:style-name="P878"><text:span text:style-name="T879">B80000</text:span></text:p>
          </table:table-cell>
          <table:table-cell table:style-name="TableCell880">
            <text:p text:style-name="P881"><text:span text:style-name="T882">(</text:span><text:span text:style-name="T883">AX</text:span><text:span text:style-name="T884">) =<text:s/></text:span>00FF</text:p>
            <text:p text:style-name="P885"><text:span text:style-name="T886">(IP) =<text:s/></text:span><text:span text:style-name="T887">00</text:span><text:span text:style-name="T888">3C</text:span></text:p>
          </table:table-cell>
          <table:table-cell table:style-name="TableCell889">
            <text:p text:style-name="P890"><text:span text:style-name="T891">(</text:span><text:span text:style-name="T892">AX</text:span><text:span text:style-name="T893">) =<text:s/></text:span>00<text:span text:style-name="T894">00</text:span></text:p>
            <text:p text:style-name="P895"><text:span text:style-name="T896">(IP) =<text:s/></text:span><text:span text:style-name="T897">00</text:span><text:span text:style-name="T898">3F</text:span></text:p>
          </table:table-cell>
        </table:table-row>
        <table:table-row table:style-name="TableRow899">
          <table:table-cell table:style-name="TableCell900">
            <text:p text:style-name="P901"><text:span text:style-name="T902">00</text:span><text:span text:style-name="T903">3F</text:span></text:p>
          </table:table-cell>
          <table:table-cell table:style-name="TableCell904">
            <text:p text:style-name="P905"><text:span text:style-name="T906">Mov ES, AX</text:span></text:p>
          </table:table-cell>
          <table:table-cell table:style-name="TableCell907">
            <text:p text:style-name="P908"><text:span text:style-name="T909">8ECO</text:span></text:p>
          </table:table-cell>
          <table:table-cell table:style-name="TableCell910">
            <text:p text:style-name="P911"><text:span text:style-name="T912">(</text:span><text:span text:style-name="T913">ES</text:span><text:span text:style-name="T914">) =<text:s/></text:span>1A07</text:p>
            <text:p text:style-name="P915"><text:span text:style-name="T916">(IP) =<text:s/></text:span><text:span text:style-name="T917">00</text:span><text:span text:style-name="T918">3F</text:span></text:p>
          </table:table-cell>
          <table:table-cell table:style-name="TableCell919">
            <text:p text:style-name="P920"><text:span text:style-name="T921">(</text:span><text:span text:style-name="T922">ES</text:span><text:span text:style-name="T923">) = 00</text:span><text:span text:style-name="T924">00</text:span></text:p>
            <text:p text:style-name="P925"><text:span text:style-name="T926">(IP) =<text:s/></text:span><text:span text:style-name="T927">00</text:span><text:span text:style-name="T928">41</text:span></text:p>
          </table:table-cell>
        </table:table-row>
        <table:table-row table:style-name="TableRow929">
          <table:table-cell table:style-name="TableCell930">
            <text:p text:style-name="P931"><text:span text:style-name="T932">00</text:span><text:span text:style-name="T933">41</text:span></text:p>
          </table:table-cell>
          <table:table-cell table:style-name="TableCell934">
            <text:p text:style-name="P935"><text:span text:style-name="T936">Push DS</text:span></text:p>
          </table:table-cell>
          <table:table-cell table:style-name="TableCell937">
            <text:p text:style-name="P938"><text:span text:style-name="T939">1E</text:span></text:p>
          </table:table-cell>
          <table:table-cell table:style-name="TableCell940">
            <text:p text:style-name="P941">(SP) = 0014</text:p>
            <text:p text:style-name="P942"><text:span text:style-name="T943">(IP) =<text:s/></text:span><text:span text:style-name="T944">00</text:span><text:span text:style-name="T945">41</text:span></text:p>
            <text:p text:style-name="P946">Stack +0 0000</text:p>
            <text:p text:style-name="P947">Stack +2<text:s/>19F5</text:p>
            <text:p text:style-name="P948">Stack +4<text:s/>0000</text:p>
            <text:p text:style-name="P949"><text:span text:style-name="T950">Stack +6 0000</text:span></text:p>
          </table:table-cell>
          <table:table-cell table:style-name="TableCell951">
            <text:p text:style-name="P952">(SP) = 0012</text:p>
            <text:p text:style-name="P953"><text:span text:style-name="T954">(IP) =<text:s/></text:span><text:span text:style-name="T955">00</text:span><text:span text:style-name="T956">42</text:span></text:p>
            <text:p text:style-name="P957">Stack +1A07</text:p>
            <text:p text:style-name="P958">Stack +2<text:s/>0000</text:p>
            <text:p text:style-name="P959">Stack +4<text:s/>19F5</text:p>
            <text:p text:style-name="P960"><text:span text:style-name="T961">Stack +6 0000</text:span></text:p>
          </table:table-cell>
        </table:table-row>
        <table:table-row table:style-name="TableRow962">
          <table:table-cell table:style-name="TableCell963">
            <text:p text:style-name="P964"><text:span text:style-name="T965">00</text:span><text:span text:style-name="T966">42</text:span></text:p>
          </table:table-cell>
          <table:table-cell table:style-name="TableCell967">
            <text:p text:style-name="P968"><text:span text:style-name="T969">Pop ES</text:span></text:p>
          </table:table-cell>
          <table:table-cell table:style-name="TableCell970">
            <text:p text:style-name="P971"><text:span text:style-name="T972">07</text:span></text:p>
          </table:table-cell>
          <table:table-cell table:style-name="TableCell973">
            <text:p text:style-name="P974">(SP) =<text:s/>0012</text:p>
            <text:p text:style-name="P975"><text:span text:style-name="T976">(</text:span><text:span text:style-name="T977">ES</text:span><text:span text:style-name="T978">) =<text:s/></text:span><text:span text:style-name="T979">0000</text:span></text:p>
            <text:p text:style-name="P980"><text:span text:style-name="T981">(IP) =<text:s/></text:span><text:span text:style-name="T982">00</text:span><text:span text:style-name="T983">42</text:span></text:p>
            <text:p text:style-name="P984">Stack +1A07</text:p>
            <text:p text:style-name="P985">Stack +2 0000</text:p>
            <text:p text:style-name="P986">Stack +4 19F5</text:p>
            <text:p text:style-name="P987"><text:span text:style-name="T988">Stack +6 0000</text:span></text:p>
          </table:table-cell>
          <table:table-cell table:style-name="TableCell989">
            <text:p text:style-name="P990"><text:span text:style-name="T991">(SP) =<text:s/></text:span><text:span text:style-name="T992">0014</text:span></text:p>
            <text:p text:style-name="P993"><text:span text:style-name="T994">(</text:span><text:span text:style-name="T995">ES</text:span><text:span text:style-name="T996">) =<text:s/></text:span>1A07</text:p>
            <text:p text:style-name="P997"><text:span text:style-name="T998">(IP) =<text:s/></text:span><text:span text:style-name="T999">00</text:span><text:span text:style-name="T1000">43</text:span></text:p>
            <text:p text:style-name="P1001">Stack +0 0000</text:p>
            <text:p text:style-name="P1002">Stack +2 19F5</text:p>
            <text:p text:style-name="P1003">Stack +4 0000</text:p>
            <text:p text:style-name="P1004"><text:span text:style-name="T1005">Stack +6 0000</text:span></text:p>
          </table:table-cell>
        </table:table-row>
        <table:table-row table:style-name="TableRow1006">
          <table:table-cell table:style-name="TableCell1007">
            <text:p text:style-name="P1008"><text:span text:style-name="T1009">00</text:span><text:span text:style-name="T1010">43</text:span></text:p>
          </table:table-cell>
          <table:table-cell table:style-name="TableCell1011">
            <text:p text:style-name="P1012"><text:span text:style-name="T1013">Mov CX, ES:[BX-01]</text:span></text:p>
          </table:table-cell>
          <table:table-cell table:style-name="TableCell1014">
            <text:p text:style-name="P1015"><text:span text:style-name="T1016">268B4FFF</text:span></text:p>
          </table:table-cell>
          <table:table-cell table:style-name="TableCell1017">
            <text:p text:style-name="P1018"><text:span text:style-name="T1019">(</text:span><text:span text:style-name="T1020">CX</text:span><text:span text:style-name="T1021">) =<text:s/></text:span>0C08</text:p>
            <text:p text:style-name="P1022"><text:span text:style-name="T1023">(IP) =<text:s/></text:span><text:span text:style-name="T1024">00</text:span><text:span text:style-name="T1025">43</text:span></text:p>
          </table:table-cell>
          <table:table-cell table:style-name="TableCell1026">
            <text:p text:style-name="P1027"><text:span text:style-name="T1028">(</text:span><text:span text:style-name="T1029">CX</text:span><text:span text:style-name="T1030">) =<text:s/></text:span>FFCE</text:p>
            <text:p text:style-name="P1031"><text:span text:style-name="T1032">(IP) =<text:s/></text:span><text:span text:style-name="T1033">00</text:span><text:span text:style-name="T1034">47</text:span></text:p>
            <text:p text:style-name="P1035"/>
          </table:table-cell>
        </table:table-row>
        <text:soft-page-break/>
        <table:table-row table:style-name="TableRow1036">
          <table:table-cell table:style-name="TableCell1037">
            <text:p text:style-name="P1038"><text:span text:style-name="T1039">00</text:span><text:span text:style-name="T1040">47</text:span></text:p>
          </table:table-cell>
          <table:table-cell table:style-name="TableCell1041">
            <text:p text:style-name="P1042"><text:span text:style-name="T1043">Xchg AX, CX</text:span></text:p>
          </table:table-cell>
          <table:table-cell table:style-name="TableCell1044">
            <text:p text:style-name="P1045"><text:span text:style-name="T1046">91</text:span></text:p>
          </table:table-cell>
          <table:table-cell table:style-name="TableCell1047">
            <text:p text:style-name="P1048"><text:span text:style-name="T1049">(</text:span><text:span text:style-name="T1050">AX</text:span><text:span text:style-name="T1051">) = 00</text:span><text:span text:style-name="T1052">00</text:span></text:p>
            <text:p text:style-name="P1053"><text:span text:style-name="T1054">(</text:span><text:span text:style-name="T1055">C</text:span><text:span text:style-name="T1056">X</text:span><text:span text:style-name="T1057">) =<text:s/></text:span>FFCE</text:p>
            <text:p text:style-name="P1058"><text:span text:style-name="T1059">(IP) =<text:s/></text:span><text:span text:style-name="T1060">00</text:span><text:span text:style-name="T1061">47</text:span></text:p>
          </table:table-cell>
          <table:table-cell table:style-name="TableCell1062">
            <text:p text:style-name="P1063"><text:span text:style-name="T1064">(</text:span><text:span text:style-name="T1065">AX</text:span><text:span text:style-name="T1066">) =<text:s/></text:span><text:span text:style-name="T1067">FFCE</text:span></text:p>
            <text:p text:style-name="P1068"><text:span text:style-name="T1069">(</text:span><text:span text:style-name="T1070">C</text:span><text:span text:style-name="T1071">X</text:span><text:span text:style-name="T1072">) =<text:s/></text:span><text:span text:style-name="T1073">0000</text:span></text:p>
            <text:p text:style-name="P1074"><text:span text:style-name="T1075">(IP) =<text:s/></text:span><text:span text:style-name="T1076">00</text:span><text:span text:style-name="T1077">48</text:span></text:p>
          </table:table-cell>
        </table:table-row>
        <table:table-row table:style-name="TableRow1078">
          <table:table-cell table:style-name="TableCell1079">
            <text:p text:style-name="P1080"><text:span text:style-name="T1081">00</text:span><text:span text:style-name="T1082">48</text:span></text:p>
          </table:table-cell>
          <table:table-cell table:style-name="TableCell1083">
            <text:p text:style-name="P1084"><text:span text:style-name="T1085">Mov DI, 0002</text:span></text:p>
          </table:table-cell>
          <table:table-cell table:style-name="TableCell1086">
            <text:p text:style-name="P1087"><text:span text:style-name="T1088">BF0200</text:span></text:p>
          </table:table-cell>
          <table:table-cell table:style-name="TableCell1089">
            <text:p text:style-name="P1090">(DI) = 0002</text:p>
            <text:p text:style-name="P1091"><text:span text:style-name="T1092">(IP) =<text:s/></text:span><text:span text:style-name="T1093">00</text:span><text:span text:style-name="T1094">48</text:span></text:p>
          </table:table-cell>
          <table:table-cell table:style-name="TableCell1095">
            <text:p text:style-name="P1096">(DI) = 0002</text:p>
            <text:p text:style-name="P1097"><text:span text:style-name="T1098">(IP) =<text:s/></text:span><text:span text:style-name="T1099">00</text:span><text:span text:style-name="T1100">4B</text:span></text:p>
          </table:table-cell>
        </table:table-row>
        <table:table-row table:style-name="TableRow1101">
          <table:table-cell table:style-name="TableCell1102">
            <text:p text:style-name="P1103"><text:span text:style-name="T1104">00</text:span><text:span text:style-name="T1105">4B</text:span></text:p>
          </table:table-cell>
          <table:table-cell table:style-name="TableCell1106">
            <text:p text:style-name="P1107"><text:span text:style-name="T1108">Mov</text:span><text:span text:style-name="T1109"><text:s/></text:span><text:span text:style-name="T1110">ES</text:span><text:span text:style-name="T1111">:[</text:span><text:span text:style-name="T1112">BX</text:span><text:span text:style-name="T1113">+</text:span><text:span text:style-name="T1114">DI</text:span><text:span text:style-name="T1115">],<text:s/></text:span><text:span text:style-name="T1116">AX</text:span></text:p>
          </table:table-cell>
          <table:table-cell table:style-name="TableCell1117">
            <text:p text:style-name="P1118"><text:span text:style-name="T1119">268901</text:span></text:p>
          </table:table-cell>
          <table:table-cell table:style-name="TableCell1120">
            <text:p text:style-name="P1121"><text:span text:style-name="T1122">(</text:span><text:span text:style-name="T1123">ES</text:span><text:span text:style-name="T1124">) =<text:s/></text:span>1A07</text:p>
            <text:p text:style-name="P1125"><text:span text:style-name="T1126">(IP) =<text:s/></text:span><text:span text:style-name="T1127">00</text:span><text:span text:style-name="T1128">4B</text:span></text:p>
          </table:table-cell>
          <table:table-cell table:style-name="TableCell1129">
            <text:p text:style-name="P1130"><text:span text:style-name="T1131">(</text:span><text:span text:style-name="T1132">ES</text:span><text:span text:style-name="T1133">) =<text:s/></text:span>1A07</text:p>
            <text:p text:style-name="P1134"><text:span text:style-name="T1135">(IP) =<text:s/></text:span><text:span text:style-name="T1136">00</text:span><text:span text:style-name="T1137">4E</text:span></text:p>
          </table:table-cell>
        </table:table-row>
        <table:table-row table:style-name="TableRow1138">
          <table:table-cell table:style-name="TableCell1139">
            <text:p text:style-name="P1140"><text:span text:style-name="T1141">00</text:span><text:span text:style-name="T1142">4E</text:span></text:p>
          </table:table-cell>
          <table:table-cell table:style-name="TableCell1143">
            <text:p text:style-name="P1144"><text:span text:style-name="T1145">Mov BP, SP</text:span></text:p>
          </table:table-cell>
          <table:table-cell table:style-name="TableCell1146">
            <text:p text:style-name="P1147"><text:span text:style-name="T1148">8BEC</text:span></text:p>
          </table:table-cell>
          <table:table-cell table:style-name="TableCell1149">
            <text:p text:style-name="P1150">(SP) = 0012</text:p>
            <text:p text:style-name="P1151">(BP) = 0000</text:p>
            <text:p text:style-name="P1152"><text:span text:style-name="T1153">(IP) =<text:s/></text:span><text:span text:style-name="T1154">00</text:span><text:span text:style-name="T1155">4E</text:span></text:p>
          </table:table-cell>
          <table:table-cell table:style-name="TableCell1156">
            <text:p text:style-name="P1157">(SP) = 0014</text:p>
            <text:p text:style-name="P1158">(BP) = 0014</text:p>
            <text:p text:style-name="P1159"><text:span text:style-name="T1160">(IP) =<text:s/></text:span><text:span text:style-name="T1161">00</text:span><text:span text:style-name="T1162">50</text:span></text:p>
          </table:table-cell>
        </table:table-row>
        <table:table-row table:style-name="TableRow1163">
          <table:table-cell table:style-name="TableCell1164">
            <text:p text:style-name="P1165"><text:span text:style-name="T1166">00</text:span><text:span text:style-name="T1167">50</text:span></text:p>
          </table:table-cell>
          <table:table-cell table:style-name="TableCell1168">
            <text:p text:style-name="P1169"><text:span text:style-name="T1170">Push [0000]</text:span></text:p>
          </table:table-cell>
          <table:table-cell table:style-name="TableCell1171">
            <text:p text:style-name="P1172"><text:span text:style-name="T1173">FF360000</text:span></text:p>
          </table:table-cell>
          <table:table-cell table:style-name="TableCell1174">
            <text:p text:style-name="P1175">(SP) = 0014</text:p>
            <text:p text:style-name="P1176"><text:span text:style-name="T1177">(IP) =<text:s/></text:span><text:span text:style-name="T1178">00</text:span><text:span text:style-name="T1179">50</text:span></text:p>
            <text:p text:style-name="P1180">Stack +0 0000</text:p>
            <text:p text:style-name="P1181">Stack +2 19F5</text:p>
            <text:p text:style-name="P1182">Stack +4 0000</text:p>
            <text:p text:style-name="P1183"><text:span text:style-name="T1184">Stack +6 0000</text:span></text:p>
          </table:table-cell>
          <table:table-cell table:style-name="TableCell1185">
            <text:p text:style-name="P1186">(SP) = 0012</text:p>
            <text:p text:style-name="P1187"><text:span text:style-name="T1188">(IP) =<text:s/></text:span><text:span text:style-name="T1189">0054</text:span></text:p>
            <text:p text:style-name="P1190">Stack +0<text:s/>01F4</text:p>
            <text:p text:style-name="P1191">Stack +2<text:s/>0000</text:p>
            <text:p text:style-name="P1192">Stack +4<text:s/>19F5</text:p>
            <text:p text:style-name="P1193"><text:span text:style-name="T1194">Stack +6 0000</text:span></text:p>
          </table:table-cell>
        </table:table-row>
        <table:table-row table:style-name="TableRow1195">
          <table:table-cell table:style-name="TableCell1196">
            <text:p text:style-name="P1197">0054</text:p>
          </table:table-cell>
          <table:table-cell table:style-name="TableCell1198">
            <text:p text:style-name="P1199"><text:span text:style-name="T1200">Push [0002]</text:span></text:p>
          </table:table-cell>
          <table:table-cell table:style-name="TableCell1201">
            <text:p text:style-name="P1202"><text:span text:style-name="T1203">FF360200</text:span></text:p>
          </table:table-cell>
          <table:table-cell table:style-name="TableCell1204">
            <text:p text:style-name="P1205">(SP) = 0012</text:p>
            <text:p text:style-name="P1206"><text:span text:style-name="T1207">(IP) =<text:s/></text:span><text:span text:style-name="T1208">0054</text:span></text:p>
            <text:p text:style-name="P1209">Stack +0 01F4</text:p>
            <text:p text:style-name="P1210">Stack +2 0000</text:p>
            <text:p text:style-name="P1211">Stack +4 19F5</text:p>
            <text:p text:style-name="P1212"><text:span text:style-name="T1213">Stack +6 0000</text:span></text:p>
          </table:table-cell>
          <table:table-cell table:style-name="TableCell1214">
            <text:p text:style-name="P1215">(SP) = 0010</text:p>
            <text:p text:style-name="P1216"><text:span text:style-name="T1217">(IP) =<text:s/></text:span><text:span text:style-name="T1218">00</text:span><text:span text:style-name="T1219">58</text:span></text:p>
            <text:p text:style-name="P1220"><text:span text:style-name="T1221">Stack +0<text:s/></text:span><text:span text:style-name="T1222">FFCE</text:span></text:p>
            <text:p text:style-name="P1223">Stack +2<text:s/>01F4</text:p>
            <text:p text:style-name="P1224">Stack +4 0000</text:p>
            <text:p text:style-name="P1225"><text:span text:style-name="T1226">Stack +6<text:s/></text:span><text:span text:style-name="T1227">19F5</text:span></text:p>
          </table:table-cell>
        </table:table-row>
        <table:table-row table:style-name="TableRow1228">
          <table:table-cell table:style-name="TableCell1229">
            <text:p text:style-name="P1230"><text:span text:style-name="T1231">00</text:span><text:span text:style-name="T1232">58</text:span></text:p>
          </table:table-cell>
          <table:table-cell table:style-name="TableCell1233">
            <text:p text:style-name="P1234"><text:span text:style-name="T1235">Mov BP, SP</text:span></text:p>
          </table:table-cell>
          <table:table-cell table:style-name="TableCell1236">
            <text:p text:style-name="P1237"><text:span text:style-name="T1238">8BEC</text:span></text:p>
          </table:table-cell>
          <table:table-cell table:style-name="TableCell1239">
            <text:p text:style-name="P1240">(BP) = 0014</text:p>
            <text:p text:style-name="P1241"><text:span text:style-name="T1242">(IP) =<text:s/></text:span><text:span text:style-name="T1243">00</text:span><text:span text:style-name="T1244">58</text:span></text:p>
          </table:table-cell>
          <table:table-cell table:style-name="TableCell1245">
            <text:p text:style-name="P1246">(BP) = 0010</text:p>
            <text:p text:style-name="P1247"><text:span text:style-name="T1248">(IP) =<text:s/></text:span><text:span text:style-name="T1249">00</text:span><text:span text:style-name="T1250">5A</text:span></text:p>
          </table:table-cell>
        </table:table-row>
        <table:table-row table:style-name="TableRow1251">
          <table:table-cell table:style-name="TableCell1252">
            <text:p text:style-name="P1253"><text:span text:style-name="T1254">00</text:span><text:span text:style-name="T1255">5A</text:span></text:p>
          </table:table-cell>
          <table:table-cell table:style-name="TableCell1256">
            <text:p text:style-name="P1257"><text:span text:style-name="T1258">Mov<text:s/></text:span><text:span text:style-name="T1259">DX</text:span><text:span text:style-name="T1260">, [</text:span><text:span text:style-name="T1261">BP</text:span><text:span text:style-name="T1262">+02]</text:span></text:p>
          </table:table-cell>
          <table:table-cell table:style-name="TableCell1263">
            <text:p text:style-name="P1264"><text:span text:style-name="T1265">8B5602</text:span></text:p>
          </table:table-cell>
          <table:table-cell table:style-name="TableCell1266">
            <text:p text:style-name="P1267"><text:span text:style-name="T1268">(</text:span><text:span text:style-name="T1269">DX</text:span><text:span text:style-name="T1270">) = 00</text:span><text:span text:style-name="T1271">00</text:span></text:p>
            <text:p text:style-name="P1272"><text:span text:style-name="T1273">(IP) =<text:s/></text:span><text:span text:style-name="T1274">00</text:span><text:span text:style-name="T1275">5A</text:span></text:p>
          </table:table-cell>
          <table:table-cell table:style-name="TableCell1276">
            <text:p text:style-name="P1277"><text:span text:style-name="T1278">(</text:span><text:span text:style-name="T1279">DX</text:span><text:span text:style-name="T1280">) =<text:s/></text:span><text:span text:style-name="T1281">01F4</text:span></text:p>
            <text:p text:style-name="P1282"><text:span text:style-name="T1283">(IP) =<text:s/></text:span><text:span text:style-name="T1284">00</text:span><text:span text:style-name="T1285">5D</text:span></text:p>
          </table:table-cell>
        </table:table-row>
        <table:table-row table:style-name="TableRow1286">
          <table:table-cell table:style-name="TableCell1287">
            <text:p text:style-name="P1288"><text:span text:style-name="T1289">00</text:span><text:span text:style-name="T1290">5D</text:span></text:p>
          </table:table-cell>
          <table:table-cell table:style-name="TableCell1291">
            <text:p text:style-name="P1292">Ret Far 0002</text:p>
          </table:table-cell>
          <table:table-cell table:style-name="TableCell1293">
            <text:p text:style-name="P1294">CA0200</text:p>
          </table:table-cell>
          <table:table-cell table:style-name="TableCell1295">
            <text:p text:style-name="P1296"><text:span text:style-name="T1297">(</text:span><text:span text:style-name="T1298">CS</text:span><text:span text:style-name="T1299">) =<text:s/></text:span><text:span text:style-name="T1300">1A0A</text:span></text:p>
            <text:p text:style-name="P1301"><text:span text:style-name="T1302">(SP) = 00</text:span><text:span text:style-name="T1303">1</text:span><text:span text:style-name="T1304">0</text:span></text:p>
            <text:p text:style-name="P1305"><text:span text:style-name="T1306">(IP) =<text:s/></text:span><text:span text:style-name="T1307">00</text:span><text:span text:style-name="T1308">5D</text:span></text:p>
            <text:soft-page-break/>
            <text:p text:style-name="P1309"><text:span text:style-name="T1310">Stack+0<text:s/></text:span><text:span text:style-name="T1311">FFCE</text:span></text:p>
            <text:p text:style-name="P1312">Stack +2 01F4</text:p>
            <text:p text:style-name="P1313">Stack +4 0000</text:p>
            <text:p text:style-name="P1314"><text:span text:style-name="T1315">Stack +6 19F5</text:span></text:p>
          </table:table-cell>
          <table:table-cell table:style-name="TableCell1316">
            <text:p text:style-name="P1317"><text:span text:style-name="T1318">(</text:span><text:span text:style-name="T1319">CS</text:span><text:span text:style-name="T1320">) =<text:s/></text:span><text:span text:style-name="T1321">01F4</text:span></text:p>
            <text:p text:style-name="P1322"><text:span text:style-name="T1323">(SP) =<text:s/></text:span><text:span text:style-name="T1324">0016</text:span></text:p>
            <text:p text:style-name="P1325"><text:span text:style-name="T1326">(IP) =<text:s/></text:span><text:span text:style-name="T1327">FFCE</text:span></text:p>
            <text:soft-page-break/>
            <text:p text:style-name="P1328">Stack +0<text:s/>19F5</text:p>
            <text:p text:style-name="P1329">Stack +2<text:s/>0000</text:p>
            <text:p text:style-name="P1330">Stack +4 0000</text:p>
            <text:p text:style-name="P1331"><text:span text:style-name="T1332">Stack +6 0000</text:span></text:p>
          </table:table-cell>
        </table:table-row>
      </table:table>
      <text:p text:style-name="P1333"/>
      <text:p text:style-name="P1334"/>
      <text:p text:style-name="P1335">Тексты исходных файлов программ<text:s/>см. в приложении А.<text:s/></text:p>
      <text:p text:style-name="P1336"><text:span text:style-name="T1337">Тексты файлов диагностических сообщений<text:s/></text:span><text:span text:style-name="T1338">см. в приложении<text:s/></text:span><text:span text:style-name="T1339">B</text:span><text:span text:style-name="T1340">.</text:span></text:p>
      <text:p text:style-name="P1341"/>
      <text:h text:style-name="Заголовок2" text:outline-level="2">Выводы.</text:h>
      <text:p text:style-name="Textbody"><text:span text:style-name="T1342">Были изучены<text:s/></text:span><text:span text:style-name="T1343">режим</text:span><text:span text:style-name="T1344">ы</text:span><text:span text:style-name="T1345"><text:s/>адресации и формирования исполнительного адреса</text:span><text:span text:style-name="T1346">.</text:span></text:p>
      <text:soft-page-break/>
      <text:h text:style-name="P1347" text:outline-level="1">Приложение А<text:line-break/>Тексты исходных файлов программ</text:h>
      <text:p text:style-name="Textbody"/>
      <text:p text:style-name="Standard">Название файла:<text:s/><text:span text:style-name="T1348">l</text:span><text:span text:style-name="T1349">r</text:span>2<text:span text:style-name="T1350">_comp</text:span>.<text:span text:style-name="T1351">asm</text:span></text:p>
      <text:p text:style-name="Листинг"/>
      <text:p text:style-name="Листинг"/>
      <text:p text:style-name="Листинг"/>
      <text:p text:style-name="P1352">; Программа изучения режимов адресации процессора IntelX86</text:p>
      <text:p text:style-name="Листинг"><text:span text:style-name="T1353">EOL</text:span><text:span text:style-name="T1354"><text:s/></text:span><text:span text:style-name="T1355">EQU</text:span><text:span text:style-name="T1356"><text:s/>'$'</text:span></text:p>
      <text:p text:style-name="P1357">ind EQU 2</text:p>
      <text:p text:style-name="P1358">n1 EQU 500</text:p>
      <text:p text:style-name="P1359">n2 EQU -50</text:p>
      <text:p text:style-name="P1360">; Стек программы</text:p>
      <text:p text:style-name="P1361">AStack SEGMENT STACK</text:p>
      <text:p text:style-name="P1362"><text:s/>DW 12 DUP(?)</text:p>
      <text:p text:style-name="P1363">AStack ENDS</text:p>
      <text:p text:style-name="P1364">; Данные программы</text:p>
      <text:p text:style-name="P1365">DATA SEGMENT</text:p>
      <text:p text:style-name="P1366">; Директивы описания данных</text:p>
      <text:p text:style-name="P1367">mem1 DW 0</text:p>
      <text:p text:style-name="P1368">mem2 DW 0</text:p>
      <text:p text:style-name="P1369">mem3 DW 0</text:p>
      <text:p text:style-name="P1370">vec1<text:s/>DB<text:s/>5,6,7,8,12,11,10,9</text:p>
      <text:p text:style-name="P1371">vec2<text:s/>DB -20,-30,20,30,-40,-50,40,50</text:p>
      <text:p text:style-name="P1372">matr<text:s/>DB -5,-6,-7,-8,4,3,2,1,-1,-2,-3,-4,8,7,6,5</text:p>
      <text:p text:style-name="P1373">DATA ENDS</text:p>
      <text:p text:style-name="Листинг"><text:span text:style-name="T1374">;<text:s/></text:span><text:span text:style-name="T1375">Код</text:span><text:span text:style-name="T1376"><text:s/></text:span><text:span text:style-name="T1377">программы</text:span></text:p>
      <text:p text:style-name="P1378">CODE SEGMENT</text:p>
      <text:p text:style-name="P1379"><text:s/>ASSUME CS:CODE,<text:s/>DS:DATA, SS:AStack</text:p>
      <text:p text:style-name="Листинг"><text:span text:style-name="T1380">;<text:s/></text:span><text:span text:style-name="T1381">Головная</text:span><text:span text:style-name="T1382"><text:s/></text:span><text:span text:style-name="T1383">процедура</text:span></text:p>
      <text:p text:style-name="P1384">Main PROC FAR</text:p>
      <text:p text:style-name="P1385"><text:s/>Push<text:s/>DS</text:p>
      <text:p text:style-name="P1386"><text:s/>Sub<text:s/>AX,AX</text:p>
      <text:p text:style-name="P1387"><text:s/>Push<text:s/>AX</text:p>
      <text:p text:style-name="P1388"><text:s/>Mov<text:s/>AX,DATA</text:p>
      <text:p text:style-name="P1389"><text:s/>Mov<text:s/>DS,AX</text:p>
      <text:p text:style-name="P1390">; ПРОВЕРКА РЕЖИМОВ АДРЕСАЦИИ НА УРОВНЕ СМЕЩЕНИЙ</text:p>
      <text:p text:style-name="P1391">; Регистровая адресация</text:p>
      <text:p text:style-name="P1392"><text:s/>Mov<text:s/>AX,n1</text:p>
      <text:p text:style-name="P1393"><text:s/>Mov<text:s/>CX,AX</text:p>
      <text:p text:style-name="P1394"><text:s/>Mov<text:s/>BL,EOL</text:p>
      <text:p text:style-name="P1395"><text:s/>Mov<text:s/>BH,n2</text:p>
      <text:p text:style-name="Листинг"><text:span text:style-name="T1396">;<text:s/></text:span><text:span text:style-name="T1397">Прямая</text:span><text:span text:style-name="T1398"><text:s/></text:span><text:span text:style-name="T1399">адресация</text:span></text:p>
      <text:soft-page-break/>
      <text:p text:style-name="P1400"><text:s/>Mov<text:s/>mem2,n2</text:p>
      <text:p text:style-name="P1401"><text:s/>Mov<text:s/>BX,OFFSET vec1</text:p>
      <text:p text:style-name="P1402"><text:s/>Mov<text:s/>mem1,AX</text:p>
      <text:p text:style-name="Листинг"><text:span text:style-name="T1403">;<text:s/></text:span><text:span text:style-name="T1404">Косвенная</text:span><text:span text:style-name="T1405"><text:s/></text:span><text:span text:style-name="T1406">адресация</text:span></text:p>
      <text:p text:style-name="P1407"><text:s/>Mov<text:s/>AL,[BX]</text:p>
      <text:p text:style-name="P1408"><text:s/>Mov<text:s/>mem3,[BX]</text:p>
      <text:p text:style-name="P1409">; Базированная адресация</text:p>
      <text:p text:style-name="P1410"><text:s/>Mov<text:s/>AL,[BX]+3</text:p>
      <text:p text:style-name="P1411"><text:s/>Mov<text:s/>CX,3[BX]</text:p>
      <text:p text:style-name="Листинг"><text:span text:style-name="T1412">;<text:s/></text:span><text:span text:style-name="T1413">Индексная</text:span><text:span text:style-name="T1414"><text:s/></text:span><text:span text:style-name="T1415">адресация</text:span></text:p>
      <text:p text:style-name="P1416"><text:s/>Mov<text:s/>DI,ind</text:p>
      <text:p text:style-name="P1417"><text:s/>Mov<text:s/>AL,vec2[DI]</text:p>
      <text:p text:style-name="Листинг"><text:span text:style-name="T1418"><text:s/></text:span><text:span text:style-name="T1419">Mov</text:span><text:span text:style-name="T1420"><text:s/></text:span><text:span text:style-name="T1421">CX</text:span><text:span text:style-name="T1422">,vec2[</text:span><text:span text:style-name="T1423">DI</text:span><text:span text:style-name="T1424">]</text:span></text:p>
      <text:p text:style-name="P1425">; Адресация с базированием и индексированием</text:p>
      <text:p text:style-name="P1426"><text:s/>Mov<text:s/>BX,3</text:p>
      <text:p text:style-name="P1427"><text:s/>Mov<text:s/>AL,matr[BX][DI]</text:p>
      <text:p text:style-name="P1428"><text:s/>Mov<text:s/>CX,matr[BX][DI]</text:p>
      <text:p text:style-name="P1429"><text:s/>Mov<text:s/>AX,matr[BX*4][DI]</text:p>
      <text:p text:style-name="P1430">; ПРОВЕРКА РЕЖИМОВ АДРЕСАЦИИ С УЧЕТОМ СЕГМЕНТОВ</text:p>
      <text:p text:style-name="P1431">; Переопределение сегмента</text:p>
      <text:p text:style-name="P1432">; ------ вариант 1</text:p>
      <text:p text:style-name="P1433"><text:s/>Mov<text:s/>AX, SEG vec2</text:p>
      <text:p text:style-name="P1434"><text:s/>Mov<text:s/>ES,<text:s/>AX</text:p>
      <text:p text:style-name="P1435"><text:s/>Mov<text:s/>AX,<text:s/>ES:[BX]</text:p>
      <text:p text:style-name="P1436"><text:s/>Mov<text:s/>AX, 0</text:p>
      <text:p text:style-name="Листинг"><text:span text:style-name="T1437">; ------<text:s/></text:span><text:span text:style-name="T1438">вариант</text:span><text:span text:style-name="T1439"><text:s/>2</text:span></text:p>
      <text:p text:style-name="P1440"><text:s/>Mov<text:s/>ES,<text:s/>AX</text:p>
      <text:p text:style-name="P1441"><text:s/>Push<text:s/>DS</text:p>
      <text:p text:style-name="P1442"><text:s/>pop<text:s/>ES</text:p>
      <text:p text:style-name="P1443"><text:s/>Mov<text:s/>CX,<text:s/>ES:[BX-1]</text:p>
      <text:p text:style-name="P1444"><text:s/>xchg<text:s/>CX,AX</text:p>
      <text:p text:style-name="Листинг"><text:span text:style-name="T1445">; ------<text:s/></text:span><text:span text:style-name="T1446">вариант</text:span><text:span text:style-name="T1447"><text:s/>3</text:span></text:p>
      <text:p text:style-name="P1448"><text:s/>Mov<text:s/>DI,ind</text:p>
      <text:p text:style-name="P1449"><text:s/>Mov<text:s/>ES:[BX+DI],AX</text:p>
      <text:p text:style-name="Листинг"><text:span text:style-name="T1450">; ------<text:s/></text:span><text:span text:style-name="T1451">вариант</text:span><text:span text:style-name="T1452"><text:s/>4</text:span></text:p>
      <text:p text:style-name="P1453"><text:s/>Mov<text:s/>BP,SP</text:p>
      <text:p text:style-name="P1454"><text:s/>Mov<text:s/>AX,matr[BP+BX]</text:p>
      <text:p text:style-name="P1455"><text:s/>Mov<text:s/>AX,matr[BP+DI+si]</text:p>
      <text:p text:style-name="P1456">; Использование сегмента стека</text:p>
      <text:p text:style-name="P1457"><text:s/>Push<text:s/>mem1</text:p>
      <text:p text:style-name="P1458"><text:s/>Push<text:s/>mem2</text:p>
      <text:p text:style-name="P1459"><text:s/>Mov<text:s/>BP,SP</text:p>
      <text:p text:style-name="P1460"><text:s/>Mov<text:s/>dx,[BP]+2</text:p>
      <text:p text:style-name="P1461"><text:s/>ret 2</text:p>
      <text:p text:style-name="P1462">Main ENDP</text:p>
      <text:soft-page-break/>
      <text:p text:style-name="P1463">CODE ENDS</text:p>
      <text:p text:style-name="P1464"><text:s/>END Main</text:p>
      <text:p text:style-name="P1465"/>
      <text:p text:style-name="P1466"/>
      <text:p text:style-name="P1467"/>
      <text:p text:style-name="P1468"/>
      <text:p text:style-name="P1469"/>
      <text:p text:style-name="P1470"/>
      <text:p text:style-name="Листинг"><text:span text:style-name="T1471">Название</text:span><text:span text:style-name="T1472"><text:s/></text:span><text:span text:style-name="T1473">файла</text:span><text:span text:style-name="T1474">:<text:s/></text:span><text:bookmark-start text:name="_Hlk84451034"/><text:span text:style-name="T1475">lr2</text:span><text:span text:style-name="T1476">_</text:span><text:span text:style-name="T1477">comp</text:span><text:span text:style-name="T1478">_</text:span><text:span text:style-name="T1479">fix</text:span><text:span text:style-name="T1480">.asm</text:span></text:p>
      <text:p text:style-name="P1481"><text:bookmark-end text:name="_Hlk84451034"/></text:p>
      <text:p text:style-name="P1482"/>
      <text:p text:style-name="P1483"/>
      <text:p text:style-name="P1484"/>
      <text:p text:style-name="P1485">; Программа изучения режимов адресации процессора IntelX86</text:p>
      <text:p text:style-name="P1486">EOL EQU '$'</text:p>
      <text:p text:style-name="P1487">ind EQU 2</text:p>
      <text:p text:style-name="P1488">n1 EQU 500</text:p>
      <text:p text:style-name="P1489">n2 EQU -50</text:p>
      <text:p text:style-name="Листинг"><text:span text:style-name="T1490">;<text:s/></text:span><text:span text:style-name="T1491">Стек</text:span><text:span text:style-name="T1492"><text:s/></text:span><text:span text:style-name="T1493">программы</text:span></text:p>
      <text:p text:style-name="P1494">AStack SEGMENT STACK</text:p>
      <text:p text:style-name="P1495"><text:s/>DW 12 DUP(?)</text:p>
      <text:p text:style-name="P1496">AStack ENDS</text:p>
      <text:p text:style-name="P1497">; Данные программы</text:p>
      <text:p text:style-name="P1498">DATA SEGMENT</text:p>
      <text:p text:style-name="P1499">; Директивы описания данных</text:p>
      <text:p text:style-name="P1500">mem1 DW 0</text:p>
      <text:p text:style-name="P1501">mem2 DW 0</text:p>
      <text:p text:style-name="P1502">mem3 DW 0</text:p>
      <text:p text:style-name="P1503">vec1<text:s/>DB<text:s/>5,6,7,8,12,11,10,9</text:p>
      <text:p text:style-name="P1504">vec2<text:s/>DB<text:s/>-20,-30,20,30,-40,-50,40,50</text:p>
      <text:p text:style-name="P1505">matr<text:s/>DB<text:s/>-5,-6,-7,-8,4,3,2,1,-1,-2,-3,-4,8,7,6,5</text:p>
      <text:p text:style-name="P1506">DATA ENDS</text:p>
      <text:p text:style-name="Листинг"><text:span text:style-name="T1507">;<text:s/></text:span><text:span text:style-name="T1508">Код</text:span><text:span text:style-name="T1509"><text:s/></text:span><text:span text:style-name="T1510">программы</text:span></text:p>
      <text:p text:style-name="P1511">CODE SEGMENT</text:p>
      <text:p text:style-name="P1512"><text:s/>ASSUME CS:CODE,<text:s/>DS:DATA, SS:AStack</text:p>
      <text:p text:style-name="Листинг"><text:span text:style-name="T1513">;<text:s/></text:span><text:span text:style-name="T1514">Головная</text:span><text:span text:style-name="T1515"><text:s/></text:span><text:span text:style-name="T1516">процедура</text:span></text:p>
      <text:p text:style-name="P1517">Main PROC FAR</text:p>
      <text:p text:style-name="P1518"><text:s/>Push<text:s/>DS</text:p>
      <text:p text:style-name="P1519"><text:s/>Sub<text:s/>AX,AX</text:p>
      <text:p text:style-name="P1520"><text:s/>Push<text:s/>AX</text:p>
      <text:p text:style-name="P1521"><text:s/>Mov<text:s/>AX,DATA</text:p>
      <text:p text:style-name="P1522"><text:s/>Mov<text:s/>DS,AX</text:p>
      <text:p text:style-name="P1523">; ПРОВЕРКА РЕЖИМОВ АДРЕСАЦИИ НА УРОВНЕ СМЕЩЕНИЙ</text:p>
      <text:p text:style-name="P1524">; Регистровая адресация</text:p>
      <text:p text:style-name="P1525"><text:s/>Mov<text:s/>AX,n1</text:p>
      <text:soft-page-break/>
      <text:p text:style-name="P1526"><text:s/>Mov<text:s/>CX,AX</text:p>
      <text:p text:style-name="P1527"><text:s/>Mov<text:s/>BL,EOL</text:p>
      <text:p text:style-name="P1528"><text:s/>Mov<text:s/>BH,n2</text:p>
      <text:p text:style-name="Листинг"><text:span text:style-name="T1529">;<text:s/></text:span><text:span text:style-name="T1530">Прямая</text:span><text:span text:style-name="T1531"><text:s/></text:span><text:span text:style-name="T1532">адресация</text:span></text:p>
      <text:p text:style-name="P1533"><text:s/>Mov<text:s/>mem2,n2</text:p>
      <text:p text:style-name="P1534"><text:s/>Mov<text:s/>BX,OFFSET vec1</text:p>
      <text:p text:style-name="P1535"><text:s/>Mov<text:s/>mem1,AX</text:p>
      <text:p text:style-name="Листинг"><text:span text:style-name="T1536">;<text:s/></text:span><text:span text:style-name="T1537">Косвенная</text:span><text:span text:style-name="T1538"><text:s/></text:span><text:span text:style-name="T1539">адресация</text:span></text:p>
      <text:p text:style-name="P1540"><text:s/>Mov<text:s/>AL,[BX]</text:p>
      <text:p text:style-name="P1541">;<text:s/>Mov<text:s/>mem3,[BX]</text:p>
      <text:p text:style-name="P1542">; Базированная адресация</text:p>
      <text:p text:style-name="P1543"><text:s/>Mov<text:s/>AL,[BX]+3</text:p>
      <text:p text:style-name="P1544"><text:s/>Mov<text:s/>CX,3[BX]</text:p>
      <text:p text:style-name="Листинг"><text:span text:style-name="T1545">;<text:s/></text:span><text:span text:style-name="T1546">Индексная</text:span><text:span text:style-name="T1547"><text:s/></text:span><text:span text:style-name="T1548">адресация</text:span></text:p>
      <text:p text:style-name="P1549"><text:s/>Mov<text:s/>DI,ind</text:p>
      <text:p text:style-name="P1550"><text:s/>Mov<text:s/>AL,vec2[DI]</text:p>
      <text:p text:style-name="Листинг"><text:span text:style-name="T1551">;</text:span><text:span text:style-name="T1552"><text:s/></text:span><text:span text:style-name="T1553">Mov</text:span><text:span text:style-name="T1554"><text:s/></text:span><text:span text:style-name="T1555">CX</text:span><text:span text:style-name="T1556">,vec2[</text:span><text:span text:style-name="T1557">DI</text:span><text:span text:style-name="T1558">]</text:span></text:p>
      <text:p text:style-name="P1559">; Адресация с базированием и индексированием</text:p>
      <text:p text:style-name="P1560"><text:s/>Mov<text:s/>BX,3</text:p>
      <text:p text:style-name="P1561"><text:s/>Mov<text:s/>AL,matr[BX][DI]</text:p>
      <text:p text:style-name="P1562">;<text:s/>Mov<text:s/>CX,matr[BX][DI]</text:p>
      <text:p text:style-name="P1563">;<text:s/>Mov<text:s/>AX,matr[BX*4][DI]</text:p>
      <text:p text:style-name="P1564">; ПРОВЕРКА РЕЖИМОВ АДРЕСАЦИИ С УЧЕТОМ СЕГМЕНТОВ</text:p>
      <text:p text:style-name="P1565">; Переопределение сегмента</text:p>
      <text:p text:style-name="P1566">; ------ вариант 1</text:p>
      <text:p text:style-name="P1567"><text:s/>Mov<text:s/>AX, SEG vec2</text:p>
      <text:p text:style-name="P1568"><text:s/>Mov<text:s/>ES,<text:s/>AX</text:p>
      <text:p text:style-name="P1569"><text:s/>Mov<text:s/>AX,<text:s/>ES:[BX]</text:p>
      <text:p text:style-name="P1570"><text:s/>Mov<text:s/>AX, 0</text:p>
      <text:p text:style-name="Листинг"><text:span text:style-name="T1571">; ------<text:s/></text:span><text:span text:style-name="T1572">вариант</text:span><text:span text:style-name="T1573"><text:s/>2</text:span></text:p>
      <text:p text:style-name="P1574"><text:s/>Mov<text:s/>ES,<text:s/>AX</text:p>
      <text:p text:style-name="P1575"><text:s/>Push<text:s/>DS</text:p>
      <text:p text:style-name="P1576"><text:s/>pop<text:s/>ES</text:p>
      <text:p text:style-name="P1577"><text:s/>Mov<text:s/>CX,<text:s/>ES:[BX-1]</text:p>
      <text:p text:style-name="P1578"><text:s/>xchg<text:s/>CX,AX</text:p>
      <text:p text:style-name="Листинг"><text:span text:style-name="T1579">; ------<text:s/></text:span><text:span text:style-name="T1580">вариант</text:span><text:span text:style-name="T1581"><text:s/>3</text:span></text:p>
      <text:p text:style-name="P1582"><text:s/>Mov<text:s/>DI,ind</text:p>
      <text:p text:style-name="P1583"><text:s/>Mov<text:s/>ES:[BX+DI],AX</text:p>
      <text:p text:style-name="Листинг"><text:span text:style-name="T1584">; ------<text:s/></text:span><text:span text:style-name="T1585">вариант</text:span><text:span text:style-name="T1586"><text:s/>4</text:span></text:p>
      <text:p text:style-name="P1587"><text:s/>Mov<text:s/>BP,SP</text:p>
      <text:p text:style-name="P1588">;<text:s/>Mov<text:s/>AX,matr[BP+BX]</text:p>
      <text:p text:style-name="P1589">;<text:s/>Mov<text:s/>AX,matr[BP+DI+si]</text:p>
      <text:p text:style-name="P1590">; Использование сегмента стека</text:p>
      <text:p text:style-name="P1591"><text:s/>Push<text:s/>mem1</text:p>
      <text:p text:style-name="P1592"><text:s/>Push<text:s/>mem2</text:p>
      <text:soft-page-break/>
      <text:p text:style-name="P1593"><text:s/>Mov<text:s/>BP,SP</text:p>
      <text:p text:style-name="P1594"><text:s/>Mov<text:s/>dx,[BP]+2</text:p>
      <text:p text:style-name="P1595"><text:s/>ret 2</text:p>
      <text:p text:style-name="P1596">Main ENDP</text:p>
      <text:p text:style-name="P1597">CODE ENDS</text:p>
      <text:p text:style-name="P1598"><text:s/>END Main</text:p>
      <text:soft-page-break/>
      <text:h text:style-name="P1599" text:outline-level="1">Приложение<text:s/><text:span text:style-name="T1600">B</text:span><text:line-break/>Тексты файлов диагностических сообщений</text:h>
      <text:p text:style-name="Textbody"/>
      <text:p text:style-name="Standard">Название<text:span text:style-name="T1601"><text:s/></text:span>файла<text:span text:style-name="T1602">:<text:s/></text:span><text:span text:style-name="T1603">lr2</text:span><text:span text:style-name="T1604">_</text:span><text:span text:style-name="T1605">com</text:span><text:span text:style-name="T1606">p</text:span><text:span text:style-name="T1607">.lst</text:span></text:p>
      <text:p text:style-name="P1608"/>
      <text:p text:style-name="P1609"/>
      <text:p text:style-name="P1610"/>
      <text:p text:style-name="P1611">Microsoft (R) Macro Assembler Version 5.10 <text:s text:c="17"/>6/10/21 20:43:17</text:p>
      <text:p text:style-name="Листинг"><text:span text:style-name="T1612"><text:s text:c="61"/>Page</text:span><text:span text:style-name="T1613"><text:s text:c="5"/>1-1</text:span></text:p>
      <text:p text:style-name="P1614"/>
      <text:p text:style-name="P1615"/>
      <text:p text:style-name="Листинг"><text:span text:style-name="T1616"><text:tab/></text:span><text:span text:style-name="T1617"><text:tab/></text:span><text:span text:style-name="T1618"><text:tab/></text:span><text:span text:style-name="T1619"><text:tab/>;<text:s/></text:span><text:span text:style-name="T1620">Программа</text:span><text:span text:style-name="T1621"><text:s/></text:span><text:span text:style-name="T1622">изучения</text:span><text:span text:style-name="T1623"><text:s/></text:span><text:span text:style-name="T1624">режи</text:span><text:span text:style-name="T1625">�</text:span></text:p>
      <text:p text:style-name="Листинг"><text:span text:style-name="T1626"><text:tab/></text:span><text:span text:style-name="T1627"><text:tab/></text:span><text:span text:style-name="T1628"><text:tab/></text:span><text:span text:style-name="T1629"><text:tab/></text:span><text:span text:style-name="T1630">�</text:span><text:span text:style-name="T1631">ов</text:span><text:span text:style-name="T1632"><text:s/></text:span><text:span text:style-name="T1633">адресации</text:span><text:span text:style-name="T1634"><text:s/></text:span><text:span text:style-name="T1635">процессора</text:span><text:span text:style-name="T1636"><text:s/></text:span><text:span text:style-name="T1637">I</text:span></text:p>
      <text:p text:style-name="Листинг"><text:span text:style-name="T1638"><text:tab/></text:span><text:span text:style-name="T1639"><text:tab/></text:span><text:span text:style-name="T1640"><text:tab/></text:span><text:span text:style-name="T1641"><text:tab/></text:span><text:span text:style-name="T1642">ntelX86</text:span></text:p>
      <text:p text:style-name="P1643"><text:s/>= 0024<text:tab/><text:tab/><text:tab/><text:tab/>EOL EQU '$'</text:p>
      <text:p text:style-name="P1644"><text:s/>= 0002<text:tab/><text:tab/><text:tab/><text:tab/>ind <text:s/>EQU <text:s text:c="2"/>2</text:p>
      <text:p text:style-name="Листинг"><text:span text:style-name="T1645"><text:s/></text:span><text:span text:style-name="T1646">= 01</text:span><text:span text:style-name="T1647">F</text:span><text:span text:style-name="T1648">4</text:span><text:span text:style-name="T1649"><text:tab/></text:span><text:span text:style-name="T1650"><text:tab/></text:span><text:span text:style-name="T1651"><text:tab/></text:span><text:span text:style-name="T1652"><text:tab/></text:span><text:span text:style-name="T1653">n</text:span><text:span text:style-name="T1654">1 <text:s text:c="2"/></text:span><text:span text:style-name="T1655">EQU</text:span><text:span text:style-name="T1656"><text:s text:c="2"/>500</text:span></text:p>
      <text:p text:style-name="Листинг"><text:span text:style-name="T1657"><text:s/>=-0032</text:span><text:span text:style-name="T1658"><text:tab/></text:span><text:span text:style-name="T1659"><text:tab/></text:span><text:span text:style-name="T1660"><text:tab/></text:span><text:span text:style-name="T1661"><text:tab/></text:span><text:span text:style-name="T1662">n</text:span><text:span text:style-name="T1663">2 <text:s text:c="2"/></text:span><text:span text:style-name="T1664">EQU</text:span><text:span text:style-name="T1665"><text:s text:c="2"/>-50</text:span></text:p>
      <text:p text:style-name="P1666"/>
      <text:p text:style-name="P1667"><text:tab/><text:tab/><text:tab/><text:tab/>;<text:s/>Стек<text:s text:c="2"/>программы</text:p>
      <text:p text:style-name="Листинг"><text:span text:style-name="T1668"><text:s/></text:span><text:span text:style-name="T1669">0000</text:span><text:span text:style-name="T1670"><text:tab/></text:span><text:span text:style-name="T1671"><text:tab/></text:span><text:span text:style-name="T1672"><text:tab/></text:span><text:span text:style-name="T1673"><text:tab/>AStack SEGMENT <text:s/>STACK</text:span></text:p>
      <text:p text:style-name="P1674"><text:s/>0000 <text:s/>000C[<text:tab/><text:tab/><text:tab/><text:s text:c="4"/>DW 12 DUP(?)</text:p>
      <text:p text:style-name="Листинг"><text:span text:style-name="T1675"><text:tab/><text:s text:c="3"/></text:span><text:span text:style-name="T1676">????</text:span><text:span text:style-name="T1677"><text:tab/></text:span><text:span text:style-name="T1678"><text:tab/></text:span><text:span text:style-name="T1679"><text:tab/></text:span></text:p>
      <text:p text:style-name="P1680"><text:tab/><text:tab/><text:tab/><text:s/>]<text:tab/></text:p>
      <text:p text:style-name="P1681"/>
      <text:p text:style-name="Листинг"><text:span text:style-name="T1682"><text:s/>0018</text:span><text:span text:style-name="T1683"><text:tab/></text:span><text:span text:style-name="T1684"><text:tab/></text:span><text:span text:style-name="T1685"><text:tab/></text:span><text:span text:style-name="T1686"><text:tab/></text:span><text:span text:style-name="T1687">AStack</text:span><text:span text:style-name="T1688"><text:s text:c="2"/></text:span><text:span text:style-name="T1689">ENDS</text:span></text:p>
      <text:p text:style-name="P1690"><text:tab/><text:tab/><text:tab/><text:tab/>;Данные<text:s/>программы</text:p>
      <text:p text:style-name="Листинг"><text:span text:style-name="T1691"><text:s/>0000</text:span><text:span text:style-name="T1692"><text:tab/></text:span><text:span text:style-name="T1693"><text:tab/></text:span><text:span text:style-name="T1694"><text:tab/></text:span><text:span text:style-name="T1695"><text:tab/></text:span><text:span text:style-name="T1696">DATA</text:span><text:span text:style-name="T1697"><text:s text:c="6"/></text:span><text:span text:style-name="T1698">SEGMENT</text:span></text:p>
      <text:p text:style-name="P1699"><text:tab/><text:tab/><text:tab/><text:tab/>;Директивы<text:s/>описания<text:s/>данны</text:p>
      <text:p text:style-name="Листинг"><text:span text:style-name="T1700"><text:tab/></text:span><text:span text:style-name="T1701"><text:tab/></text:span><text:span text:style-name="T1702"><text:tab/></text:span><text:span text:style-name="T1703"><text:tab/></text:span><text:span text:style-name="T1704">х</text:span></text:p>
      <text:p text:style-name="P1705"><text:s/>0000 <text:s/>0000<text:tab/><text:tab/><text:tab/>mem1 <text:s text:c="5"/>DW <text:s text:c="3"/>0</text:p>
      <text:p text:style-name="P1706"><text:s/>0002 <text:s/>0000<text:tab/><text:tab/><text:tab/>mem2 <text:s text:c="5"/>DW <text:s text:c="3"/>0</text:p>
      <text:p text:style-name="P1707"><text:s/>0004 <text:s/>0000<text:tab/><text:tab/><text:tab/>mem3 <text:s text:c="5"/>DW <text:s text:c="3"/>0</text:p>
      <text:p text:style-name="P1708"><text:s/>0006 <text:s/>05 06 07 08 0C 0B<text:tab/>vec1 <text:s text:c="5"/>DB <text:s text:c="3"/>5,6,7,8,12,11,10,9</text:p>
      <text:p text:style-name="P1709"><text:s text:c="7"/>0A 09<text:tab/><text:tab/><text:tab/></text:p>
      <text:p text:style-name="P1710"><text:s/>000E <text:s/>EC E2 14 1E D8 CE<text:tab/>vec2 <text:s text:c="5"/>DB <text:s text:c="3"/>-20,-30,20,30,-40,-50,40,50</text:p>
      <text:p text:style-name="P1711"><text:s text:c="7"/>28 32<text:tab/><text:tab/><text:tab/></text:p>
      <text:p text:style-name="P1712"><text:s/>0016 <text:s/>FB FA F9 F8 04 03<text:tab/>matr <text:s text:c="5"/>DB <text:s text:c="3"/>-5,-6,-7,-8,4,3,2,1,-1,-2,-3,-4</text:p>
      <text:soft-page-break/>
      <text:p text:style-name="P1713"><text:tab/><text:tab/><text:tab/><text:tab/>,8,7,6,5</text:p>
      <text:p text:style-name="P1714"><text:s text:c="7"/>02 01 FF FE FD FC<text:tab/></text:p>
      <text:p text:style-name="P1715"><text:s text:c="7"/>08 07 06 05<text:tab/><text:tab/></text:p>
      <text:p text:style-name="P1716"><text:s/>0026<text:tab/><text:tab/><text:tab/><text:tab/>DATA <text:s text:c="5"/>ENDS</text:p>
      <text:p text:style-name="P1717"/>
      <text:p text:style-name="P1718"><text:tab/><text:tab/><text:tab/><text:tab/>;<text:s/>Код<text:s/>программы</text:p>
      <text:p text:style-name="P1719"><text:s/>0000<text:tab/><text:tab/><text:tab/><text:tab/>CODE <text:s text:c="5"/>SEGMENT</text:p>
      <text:p text:style-name="P1720"><text:tab/><text:tab/><text:tab/><text:tab/><text:s text:c="6"/>ASSUME CS:CODE, DS:DATA, SS:AStack</text:p>
      <text:p text:style-name="P1721"/>
      <text:p text:style-name="P1722"><text:tab/><text:tab/><text:tab/><text:tab/>;<text:s/>Головная<text:s/>процедура</text:p>
      <text:p text:style-name="P1723"><text:s/>0000<text:tab/><text:tab/><text:tab/><text:tab/>Main <text:s text:c="5"/>PROC <text:s/>FAR</text:p>
      <text:p text:style-name="P1724"><text:s/>0000 <text:s/>1E<text:tab/><text:tab/><text:tab/><text:s text:c="6"/>push <text:s/>DS</text:p>
      <text:p text:style-name="P1725"><text:s/>0001 <text:s/>2B C0<text:tab/><text:tab/><text:tab/><text:s text:c="6"/>sub <text:s text:c="2"/>AX,AX</text:p>
      <text:p text:style-name="P1726"><text:s/>0003 <text:s/>50<text:tab/><text:tab/><text:tab/><text:s text:c="6"/>push <text:s/>AX</text:p>
      <text:p text:style-name="P1727"><text:s/>0004 <text:s/>B8 ---- R<text:tab/><text:tab/><text:s text:c="6"/>mov <text:s text:c="2"/>AX,DATA</text:p>
      <text:p text:style-name="Листинг"><text:span text:style-name="T1728"><text:s/></text:span><text:span text:style-name="T1729">0007 <text:s/>8</text:span><text:span text:style-name="T1730">E</text:span><text:span text:style-name="T1731"><text:s/></text:span><text:span text:style-name="T1732">D</text:span><text:span text:style-name="T1733">8</text:span><text:span text:style-name="T1734"><text:tab/></text:span><text:span text:style-name="T1735"><text:tab/></text:span><text:span text:style-name="T1736"><text:tab/><text:s text:c="6"/></text:span><text:span text:style-name="T1737">mov</text:span><text:span text:style-name="T1738"><text:s text:c="3"/></text:span><text:span text:style-name="T1739">DS</text:span><text:span text:style-name="T1740">,</text:span><text:span text:style-name="T1741">AX</text:span></text:p>
      <text:p text:style-name="P1742"/>
      <text:p text:style-name="P1743"><text:tab/><text:tab/><text:tab/><text:tab/>; <text:s/>ПРОВЕРКА<text:s/>РЕЖИМОВ<text:s/>АДРЕСА</text:p>
      <text:p text:style-name="P1744"><text:tab/><text:tab/><text:tab/><text:tab/>ЦИИ<text:s/>НА<text:s/>УРОВНЕ<text:s/>СМЕЩЕНИЙ</text:p>
      <text:p text:style-name="P1745"><text:tab/><text:tab/><text:tab/><text:tab/>; <text:s/>Регистровая<text:s/>адресация</text:p>
      <text:p text:style-name="Листинг"><text:span text:style-name="T1746"><text:s/></text:span><text:span text:style-name="T1747">0009 <text:s/>B8 01F4</text:span><text:span text:style-name="T1748"><text:tab/></text:span><text:span text:style-name="T1749"><text:tab/></text:span><text:span text:style-name="T1750"><text:tab/><text:s text:c="8"/>mov <text:s/>ax,n1</text:span></text:p>
      <text:p text:style-name="P1751"><text:s/>000C <text:s/>8B C8<text:tab/><text:tab/><text:tab/><text:s text:c="8"/>mov <text:s/>cx,ax</text:p>
      <text:p text:style-name="P1752"><text:s/>000E <text:s/>B3 24<text:tab/><text:tab/><text:tab/><text:s text:c="8"/>mov <text:s/>bl,EOL</text:p>
      <text:p text:style-name="P1753"><text:s/>0010 <text:s/>B7 CE<text:tab/><text:tab/><text:tab/><text:s text:c="8"/>mov <text:s/>bh,n2</text:p>
      <text:p text:style-name="P1754"><text:tab/><text:tab/><text:tab/><text:tab/>; <text:s/>Прямая<text:s text:c="3"/>адресация</text:p>
      <text:p text:style-name="P1755"><text:s/>0012 <text:s/>C7 06 0002 R FFCE<text:tab/><text:s text:c="8"/>mov <text:s/>mem2,n2</text:p>
      <text:p text:style-name="P1756"><text:s/>0018 <text:s/>BB 0006 R<text:tab/><text:tab/><text:s text:c="8"/>mov <text:s/>bx,OFFSET vec1</text:p>
      <text:p text:style-name="P1757"/>
      <text:p text:style-name="P1758">Microsoft (R) Macro Assembler Version 5.10 <text:s text:c="17"/>6/10/21 20:43:17</text:p>
      <text:p text:style-name="P1759"><text:s text:c="61"/>Page <text:s text:c="4"/>1-2</text:p>
      <text:p text:style-name="P1760"/>
      <text:p text:style-name="P1761"/>
      <text:p text:style-name="P1762"><text:s/>001B <text:s/>A3 0000 R<text:tab/><text:tab/><text:s text:c="8"/>mov <text:s/>mem1,ax</text:p>
      <text:p text:style-name="Листинг"><text:span text:style-name="T1763"><text:tab/></text:span><text:span text:style-name="T1764"><text:tab/></text:span><text:span text:style-name="T1765"><text:tab/></text:span><text:span text:style-name="T1766"><text:tab/></text:span><text:span text:style-name="T1767">; <text:s/></text:span><text:span text:style-name="T1768">Косвенная</text:span><text:span text:style-name="T1769"><text:s/></text:span><text:span text:style-name="T1770">адресация</text:span></text:p>
      <text:p text:style-name="Листинг"><text:span text:style-name="T1771"><text:s/>001</text:span><text:span text:style-name="T1772">E</text:span><text:span text:style-name="T1773"><text:s text:c="2"/>8</text:span><text:span text:style-name="T1774">A</text:span><text:span text:style-name="T1775"><text:s/>07</text:span><text:span text:style-name="T1776"><text:tab/></text:span><text:span text:style-name="T1777"><text:tab/></text:span><text:span text:style-name="T1778"><text:tab/><text:s text:c="8"/></text:span><text:span text:style-name="T1779">mov</text:span><text:span text:style-name="T1780"><text:s text:c="2"/></text:span><text:span text:style-name="T1781">al</text:span><text:span text:style-name="T1782">,[</text:span><text:span text:style-name="T1783">bx</text:span><text:span text:style-name="T1784">]</text:span></text:p>
      <text:p text:style-name="Листинг"><text:span text:style-name="T1785"><text:tab/></text:span><text:span text:style-name="T1786"><text:tab/></text:span><text:span text:style-name="T1787"><text:tab/></text:span><text:span text:style-name="T1788"><text:tab/><text:s text:c="8"/></text:span><text:span text:style-name="T1789">mov <text:s/>mem3,[bx]</text:span></text:p>
      <text:p text:style-name="P1790">lb2.asm(46): error A2052: Improper operand type</text:p>
      <text:p text:style-name="Листинг"><text:span text:style-name="T1791"><text:tab/></text:span><text:span text:style-name="T1792"><text:tab/></text:span><text:span text:style-name="T1793"><text:tab/></text:span><text:span text:style-name="T1794"><text:tab/></text:span><text:span text:style-name="T1795">; <text:s/></text:span><text:span text:style-name="T1796">Базированная</text:span><text:span text:style-name="T1797"><text:s/></text:span><text:span text:style-name="T1798">адресация</text:span></text:p>
      <text:p text:style-name="Листинг"><text:span text:style-name="T1799"><text:s/>0020 <text:s/>8</text:span><text:span text:style-name="T1800">A</text:span><text:span text:style-name="T1801"><text:s/>47 03</text:span><text:span text:style-name="T1802"><text:tab/></text:span><text:span text:style-name="T1803"><text:tab/></text:span><text:span text:style-name="T1804"><text:tab/><text:s text:c="8"/></text:span><text:span text:style-name="T1805">mov</text:span><text:span text:style-name="T1806"><text:s text:c="2"/></text:span><text:span text:style-name="T1807">al</text:span><text:span text:style-name="T1808">,[</text:span><text:span text:style-name="T1809">bx</text:span><text:span text:style-name="T1810">]+3</text:span></text:p>
      <text:p text:style-name="Листинг"><text:span text:style-name="T1811"><text:s/>0023 <text:s/>8</text:span><text:span text:style-name="T1812">B</text:span><text:span text:style-name="T1813"><text:s/>4</text:span><text:span text:style-name="T1814">F</text:span><text:span text:style-name="T1815"><text:s/>03</text:span><text:span text:style-name="T1816"><text:tab/></text:span><text:span text:style-name="T1817"><text:tab/></text:span><text:span text:style-name="T1818"><text:tab/><text:s text:c="8"/></text:span><text:span text:style-name="T1819">mov</text:span><text:span text:style-name="T1820"><text:s text:c="2"/></text:span><text:span text:style-name="T1821">cx</text:span><text:span text:style-name="T1822">,3[</text:span><text:span text:style-name="T1823">bx</text:span><text:span text:style-name="T1824">]</text:span></text:p>
      <text:p text:style-name="P1825"><text:tab/><text:tab/><text:tab/><text:tab/>; <text:s/>Индексная<text:s/>адресация</text:p>
      <text:soft-page-break/>
      <text:p text:style-name="Листинг"><text:span text:style-name="T1826"><text:s/></text:span><text:span text:style-name="T1827">0026 <text:s/>BF 0002</text:span><text:span text:style-name="T1828"><text:tab/></text:span><text:span text:style-name="T1829"><text:tab/></text:span><text:span text:style-name="T1830"><text:tab/><text:s text:c="8"/>mov <text:s/>di,ind</text:span></text:p>
      <text:p text:style-name="P1831"><text:s/>0029 <text:s/>8A 85 000E R<text:tab/><text:tab/><text:s text:c="8"/>mov <text:s/>al,vec2[di]</text:p>
      <text:p text:style-name="P1832"><text:s/>002D <text:s/>8B 8D 000E R<text:tab/><text:tab/><text:s text:c="8"/>mov <text:s/>cx,vec2[di]</text:p>
      <text:p text:style-name="P1833">lb2.asm(53): warning A4031: Operand types must match</text:p>
      <text:p text:style-name="Листинг"><text:span text:style-name="T1834"><text:tab/></text:span><text:span text:style-name="T1835"><text:tab/></text:span><text:span text:style-name="T1836"><text:tab/></text:span><text:span text:style-name="T1837"><text:tab/></text:span><text:span text:style-name="T1838">; <text:s/></text:span><text:span text:style-name="T1839">Адресация</text:span><text:span text:style-name="T1840"><text:s/></text:span><text:span text:style-name="T1841">с</text:span><text:span text:style-name="T1842"><text:s/></text:span><text:span text:style-name="T1843">базирование</text:span></text:p>
      <text:p text:style-name="P1844"><text:tab/><text:tab/><text:tab/><text:tab/>м<text:s/>и<text:s/>индексированием</text:p>
      <text:p text:style-name="Листинг"><text:span text:style-name="T1845"><text:s/></text:span><text:span text:style-name="T1846">0031 <text:s/>BB 0003</text:span><text:span text:style-name="T1847"><text:tab/></text:span><text:span text:style-name="T1848"><text:tab/></text:span><text:span text:style-name="T1849"><text:tab/><text:s text:c="8"/>mov <text:s/>bx,3</text:span></text:p>
      <text:p text:style-name="P1850"><text:s/>0034 <text:s/>8A 81 0016 R<text:tab/><text:tab/><text:s text:c="8"/>mov <text:s/>al,matr[bx][di]</text:p>
      <text:p text:style-name="P1851"><text:s/>0038 <text:s/>8B 89 0016 R<text:tab/><text:tab/><text:s text:c="8"/>mov <text:s/>cx,matr[bx][di]</text:p>
      <text:p text:style-name="P1852">lb2.asm(57): warning A4031: Operand types must match</text:p>
      <text:p text:style-name="P1853"><text:s/>003C <text:s/>8B 85 0022 R<text:tab/><text:tab/><text:s text:c="8"/>mov <text:s/>ax,matr[bx*4][di]</text:p>
      <text:p text:style-name="P1854">lb2.asm(58): error A2055: Illegal register value</text:p>
      <text:p text:style-name="P1855"/>
      <text:p text:style-name="Листинг"><text:span text:style-name="T1856"><text:tab/></text:span><text:span text:style-name="T1857"><text:tab/></text:span><text:span text:style-name="T1858"><text:tab/></text:span><text:span text:style-name="T1859"><text:tab/></text:span><text:span text:style-name="T1860">; <text:s/></text:span><text:span text:style-name="T1861">ПРОВЕРКА</text:span><text:span text:style-name="T1862"><text:s/></text:span><text:span text:style-name="T1863">РЕЖИМОВ</text:span><text:span text:style-name="T1864"><text:s/></text:span><text:span text:style-name="T1865">АДРЕСА</text:span></text:p>
      <text:p text:style-name="P1866"><text:tab/><text:tab/><text:tab/><text:tab/>ЦИИ<text:s/>С<text:s/>УЧЕТОМ<text:s/>СЕГМЕНТОВ</text:p>
      <text:p text:style-name="Листинг"><text:span text:style-name="T1867"><text:tab/></text:span><text:span text:style-name="T1868"><text:tab/></text:span><text:span text:style-name="T1869"><text:tab/></text:span><text:span text:style-name="T1870"><text:tab/>; <text:s/></text:span><text:span text:style-name="T1871">Переопределение</text:span><text:span text:style-name="T1872"><text:s/></text:span><text:span text:style-name="T1873">сегмен</text:span><text:span text:style-name="T1874">�</text:span></text:p>
      <text:p text:style-name="Листинг"><text:span text:style-name="T1875"><text:tab/></text:span><text:span text:style-name="T1876"><text:tab/></text:span><text:span text:style-name="T1877"><text:tab/></text:span><text:span text:style-name="T1878"><text:tab/></text:span><text:span text:style-name="T1879">�</text:span><text:span text:style-name="T1880">а</text:span></text:p>
      <text:p text:style-name="P1881"><text:tab/><text:tab/><text:tab/><text:tab/>; <text:s/>------<text:s/>вариант<text:s/>1</text:p>
      <text:p text:style-name="Листинг"><text:span text:style-name="T1882"><text:s/>0040 <text:s/></text:span><text:span text:style-name="T1883">B</text:span><text:span text:style-name="T1884">8 ----<text:s/></text:span><text:span text:style-name="T1885">R</text:span><text:span text:style-name="T1886"><text:tab/></text:span><text:span text:style-name="T1887"><text:tab/><text:s text:c="8"/></text:span><text:span text:style-name="T1888">mov</text:span><text:span text:style-name="T1889"><text:s text:c="2"/></text:span><text:span text:style-name="T1890">ax</text:span><text:span text:style-name="T1891">,<text:s/></text:span><text:span text:style-name="T1892">SEG</text:span><text:span text:style-name="T1893"><text:s/></text:span><text:span text:style-name="T1894">vec</text:span><text:span text:style-name="T1895">2</text:span></text:p>
      <text:p text:style-name="Листинг"><text:span text:style-name="T1896"><text:s/></text:span><text:span text:style-name="T1897">0043 <text:s/>8E C0</text:span><text:span text:style-name="T1898"><text:tab/></text:span><text:span text:style-name="T1899"><text:tab/></text:span><text:span text:style-name="T1900"><text:tab/><text:s text:c="8"/>mov <text:s/>es, ax</text:span></text:p>
      <text:p text:style-name="P1901"><text:s/>0045 <text:s/>26: 8B 07<text:tab/><text:tab/><text:s text:c="8"/>mov <text:s/>ax, es:[bx]</text:p>
      <text:p text:style-name="P1902"><text:s/>0048 <text:s/>B8 0000<text:tab/><text:tab/><text:tab/><text:s text:c="8"/>mov <text:s/>ax, 0</text:p>
      <text:p text:style-name="P1903"><text:tab/><text:tab/><text:tab/><text:tab/>; <text:s/>------<text:s/>вариант<text:s/>2</text:p>
      <text:p text:style-name="P1904"><text:s/>004B <text:s/>8E C0<text:tab/><text:tab/><text:tab/><text:s text:c="8"/>mov <text:s/>es, ax</text:p>
      <text:p text:style-name="P1905"><text:s/>004D <text:s/>1E<text:tab/><text:tab/><text:tab/><text:s text:c="8"/>push ds</text:p>
      <text:p text:style-name="P1906"><text:s/>004E <text:s/>07<text:tab/><text:tab/><text:tab/><text:s text:c="8"/>pop <text:s/>es</text:p>
      <text:p text:style-name="P1907"><text:s/>004F <text:s/>26: 8B 4F FF<text:tab/><text:tab/><text:s text:c="8"/>mov <text:s/>cx, es:[bx-1]</text:p>
      <text:p text:style-name="P1908"><text:s/>0053 <text:s/>91<text:tab/><text:tab/><text:tab/><text:s text:c="8"/>xchg cx,ax</text:p>
      <text:p text:style-name="P1909"><text:tab/><text:tab/><text:tab/><text:tab/>; <text:s/>------<text:s/>вариант<text:s/>3</text:p>
      <text:p text:style-name="P1910"><text:s/>0054 <text:s/>BF 0002<text:tab/><text:tab/><text:tab/><text:s text:c="8"/>mov <text:s/>di,ind</text:p>
      <text:p text:style-name="P1911"><text:s/>0057 <text:s/>26: 89 01<text:tab/><text:tab/><text:s text:c="8"/>mov <text:s/>es:[bx+di],ax</text:p>
      <text:p text:style-name="P1912"><text:tab/><text:tab/><text:tab/><text:tab/>; <text:s/>------<text:s/>вариант<text:s/>4</text:p>
      <text:p text:style-name="P1913"><text:s/>005A <text:s/>8B EC<text:tab/><text:tab/><text:tab/><text:s text:c="8"/>mov <text:s/>bp,sp</text:p>
      <text:p text:style-name="P1914"><text:s/>005C <text:s/>3E: 8B 86 0016 R<text:tab/><text:tab/><text:s text:c="8"/>mov <text:s/>ax,matr[bp+bx]</text:p>
      <text:p text:style-name="P1915">lb2.asm(78): error A2046: Multiple base registers</text:p>
      <text:p text:style-name="P1916"><text:s/>0061 <text:s/>3E: 8B 83 0016 R<text:tab/><text:tab/><text:s text:c="8"/>mov <text:s/>ax,matr[bp+di+si]</text:p>
      <text:p text:style-name="P1917">lb2.asm(79): error A2047: Multiple index registers</text:p>
      <text:p text:style-name="Листинг"><text:span text:style-name="T1918"><text:tab/></text:span><text:span text:style-name="T1919"><text:tab/></text:span><text:span text:style-name="T1920"><text:tab/></text:span><text:span text:style-name="T1921"><text:tab/></text:span><text:span text:style-name="T1922">; <text:s/></text:span><text:span text:style-name="T1923">Использование</text:span><text:span text:style-name="T1924"><text:s/></text:span><text:span text:style-name="T1925">сегмента</text:span><text:span text:style-name="T1926"><text:s/></text:span></text:p>
      <text:soft-page-break/>
      <text:p text:style-name="P1927"><text:tab/><text:tab/><text:tab/><text:tab/>стека</text:p>
      <text:p text:style-name="Листинг"><text:span text:style-name="T1928"><text:s/>0066 <text:s/></text:span><text:span text:style-name="T1929">FF</text:span><text:span text:style-name="T1930"><text:s/>36 0000<text:s/></text:span><text:span text:style-name="T1931">R</text:span><text:span text:style-name="T1932"><text:tab/></text:span><text:span text:style-name="T1933"><text:tab/><text:s text:c="8"/></text:span><text:span text:style-name="T1934">push</text:span><text:span text:style-name="T1935"><text:s text:c="2"/></text:span><text:span text:style-name="T1936">mem</text:span><text:span text:style-name="T1937">1</text:span></text:p>
      <text:p text:style-name="Листинг"><text:span text:style-name="T1938"><text:s/></text:span><text:span text:style-name="T1939">006A <text:s/>FF 36 0002 R</text:span><text:span text:style-name="T1940"><text:tab/></text:span><text:span text:style-name="T1941"><text:tab/><text:s text:c="8"/>push <text:s/>mem2</text:span></text:p>
      <text:p text:style-name="P1942"><text:s/>006E <text:s/>8B EC<text:tab/><text:tab/><text:tab/><text:s text:c="8"/>mov <text:s text:c="2"/>bp,sp</text:p>
      <text:p text:style-name="P1943"><text:s/>0070 <text:s/>8B 56 02<text:tab/><text:tab/><text:tab/><text:s text:c="8"/>mov <text:s text:c="2"/>dx,[bp]+2</text:p>
      <text:p text:style-name="P1944"><text:s/>0073 <text:s/>CA 0002<text:tab/><text:tab/><text:tab/><text:s text:c="8"/>ret <text:s text:c="2"/>2</text:p>
      <text:p text:style-name="P1945"><text:s/>0076<text:tab/><text:tab/><text:tab/><text:tab/>Main <text:s text:c="5"/>ENDP</text:p>
      <text:p text:style-name="P1946">lb2.asm(86): error A2006: Phase error between passes</text:p>
      <text:p text:style-name="P1947"><text:s/>0076<text:tab/><text:tab/><text:tab/><text:tab/>CODE <text:s text:c="5"/>ENDS</text:p>
      <text:p text:style-name="P1948"><text:tab/><text:tab/><text:tab/><text:tab/>END Main</text:p>
      <text:p text:style-name="P1949"/>
      <text:p text:style-name="P1950">Microsoft (R) Macro Assembler Version 5.10 <text:s text:c="17"/>6/10/21 20:43:17</text:p>
      <text:p text:style-name="P1951"><text:s text:c="61"/>Symbols-1</text:p>
      <text:p text:style-name="P1952"/>
      <text:p text:style-name="P1953"/>
      <text:p text:style-name="P1954">Segments and Groups:</text:p>
      <text:p text:style-name="P1955"/>
      <text:p text:style-name="P1956"><text:s text:c="16"/>N a m e <text:s text:c="8"/><text:tab/>Length<text:tab/><text:s/>Align<text:tab/>Combine Class</text:p>
      <text:p text:style-name="P1957"/>
      <text:p text:style-name="P1958">ASTACK . . . . . . . . . . . . . <text:s/><text:tab/>0018<text:tab/>PARA<text:tab/>STACK<text:tab/></text:p>
      <text:p text:style-name="P1959">CODE . . . . . . . . . . . . . . <text:s/><text:tab/>0076<text:tab/>PARA<text:tab/>NONE<text:tab/></text:p>
      <text:p text:style-name="P1960">DATA . . . . . . . . . . . . . . <text:s/><text:tab/>0026<text:tab/>PARA<text:tab/>NONE<text:tab/></text:p>
      <text:p text:style-name="P1961"/>
      <text:p text:style-name="P1962">Symbols: <text:s text:c="11"/></text:p>
      <text:p text:style-name="P1963"/>
      <text:p text:style-name="P1964"><text:s text:c="16"/>N a m e <text:s text:c="8"/><text:tab/>Type<text:tab/><text:s/>Value<text:tab/><text:s/>Attr</text:p>
      <text:p text:style-name="P1965"/>
      <text:p text:style-name="P1966">EOL <text:s/>. . . . . . . . . . . . . . <text:s/><text:tab/>NUMBER<text:tab/>0024<text:tab/></text:p>
      <text:p text:style-name="P1967"/>
      <text:p text:style-name="P1968">IND <text:s/>. . . . . . . . . . . . . . <text:s/><text:tab/>NUMBER<text:tab/>0002<text:tab/></text:p>
      <text:p text:style-name="P1969"/>
      <text:p text:style-name="P1970">MAIN . . . . . . . . . . . . . . <text:s/><text:tab/>F PROC<text:tab/>0000<text:tab/>CODE<text:tab/>Length = 0076</text:p>
      <text:p text:style-name="P1971">MATR . . . . . . . . . . . . . . <text:s/><text:tab/>L BYTE<text:tab/>0016<text:tab/>DATA</text:p>
      <text:p text:style-name="P1972">MEM1 . . . . . . . . . . . . . . <text:s/><text:tab/>L WORD<text:tab/>0000<text:tab/>DATA</text:p>
      <text:p text:style-name="P1973">MEM2 . . . . . . . . . . . . . . <text:s/><text:tab/>L WORD<text:tab/>0002<text:tab/>DATA</text:p>
      <text:p text:style-name="P1974">MEM3 . . . . . . . . . . . . . . <text:s/><text:tab/>L WORD<text:tab/>0004<text:tab/>DATA</text:p>
      <text:p text:style-name="P1975"/>
      <text:p text:style-name="P1976">N1 . . . . . . . . . . . . . . . <text:s/><text:tab/>NUMBER<text:tab/>01F4<text:tab/></text:p>
      <text:p text:style-name="P1977">N2 . . . . . . . . . . . . . . . <text:s/><text:tab/>NUMBER<text:tab/>-0032<text:tab/></text:p>
      <text:p text:style-name="P1978"/>
      <text:p text:style-name="P1979">VEC1 . . . . . . . . . . . . . . <text:s/><text:tab/>L BYTE<text:tab/>0006<text:tab/>DATA</text:p>
      <text:p text:style-name="P1980">VEC2 . . . . . . . . . . . . . . <text:s/><text:tab/>L BYTE<text:tab/>000E<text:tab/>DATA</text:p>
      <text:p text:style-name="P1981"/>
      <text:p text:style-name="P1982">@CPU . . . . . . . . . . . . . . <text:s/><text:tab/>TEXT <text:s/>0101h<text:tab/><text:tab/></text:p>
      <text:soft-page-break/>
      <text:p text:style-name="P1983">@FILENAME <text:s/>. . . . . . . . . . . <text:s/><text:tab/>TEXT <text:s/>lb2<text:tab/><text:tab/></text:p>
      <text:p text:style-name="P1984">@VERSION . . . . . . . . . . . . <text:s/><text:tab/>TEXT <text:s/>510<text:tab/><text:tab/></text:p>
      <text:p text:style-name="P1985"/>
      <text:p text:style-name="P1986"/>
      <text:p text:style-name="P1987"><text:s text:c="5"/>88 Source <text:s/>Lines</text:p>
      <text:p text:style-name="P1988"><text:s text:c="5"/>88 Total <text:s text:c="2"/>Lines</text:p>
      <text:p text:style-name="P1989"><text:s text:c="5"/>19 Symbols</text:p>
      <text:p text:style-name="P1990"/>
      <text:p text:style-name="P1991"><text:s text:c="2"/>47826 + 459431 Bytes symbol space free</text:p>
      <text:p text:style-name="P1992"/>
      <text:p text:style-name="P1993"><text:s text:c="6"/>2 Warning Errors</text:p>
      <text:p text:style-name="Листинг"><text:span text:style-name="T1994"><text:s text:c="6"/>5 Severe <text:s/>Errors</text:span></text:p>
      <text:p text:style-name="P1995"/>
      <text:p text:style-name="P1996"/>
      <text:p text:style-name="P1997"/>
      <text:p text:style-name="P1998"/>
      <text:p text:style-name="P1999"/>
      <text:p text:style-name="P2000"/>
      <text:p text:style-name="P2001"/>
      <text:p text:style-name="P2002"/>
      <text:p text:style-name="P2003"/>
      <text:p text:style-name="P2004"/>
      <text:p text:style-name="P2005"/>
      <text:p text:style-name="Standard">Название<text:span text:style-name="T2006"><text:s/></text:span>файла<text:span text:style-name="T2007">:<text:s/></text:span><text:span text:style-name="T2008">lr2</text:span><text:span text:style-name="T2009">_</text:span><text:span text:style-name="T2010">comp</text:span><text:span text:style-name="T2011">_</text:span><text:span text:style-name="T2012">fix</text:span><text:span text:style-name="T2013">.lst</text:span></text:p>
      <text:p text:style-name="P2014"/>
      <text:p text:style-name="P2015"/>
      <text:p text:style-name="P2016"/>
      <text:p text:style-name="P2017"/>
      <text:p text:style-name="P2018">Microsoft (R) Macro Assembler Version 5.10 <text:s text:c="17"/>6/10/21 21:15:49</text:p>
      <text:p text:style-name="Standard"><text:span text:style-name="T2019"><text:s text:c="61"/>Page</text:span><text:s text:c="5"/>1-1</text:p>
      <text:p text:style-name="Standard"/>
      <text:p text:style-name="Standard"/>
      <text:p text:style-name="Standard"><text:tab/><text:tab/><text:tab/><text:tab/>;<text:s/>Программа<text:s/>изучения<text:s/>режи<text:span text:style-name="T2020">�</text:span></text:p>
      <text:p text:style-name="Standard"><text:tab/><text:tab/><text:tab/><text:tab/><text:span text:style-name="T2021">�</text:span>ов<text:s/>адресации<text:s/>процессора<text:s/><text:span text:style-name="T2022">I</text:span></text:p>
      <text:p text:style-name="Standard"><text:tab/><text:tab/><text:tab/><text:tab/><text:span text:style-name="T2023">ntelX86</text:span></text:p>
      <text:p text:style-name="P2024"><text:s/>= 0024<text:tab/><text:tab/><text:tab/><text:tab/>EOL EQU '$'</text:p>
      <text:p text:style-name="P2025"><text:s/>= 0002<text:tab/><text:tab/><text:tab/><text:tab/>ind <text:s/>EQU <text:s text:c="2"/>2</text:p>
      <text:p text:style-name="Standard"><text:span text:style-name="T2026"><text:s/></text:span>= 01<text:span text:style-name="T2027">F</text:span>4<text:tab/><text:tab/><text:tab/><text:tab/><text:span text:style-name="T2028">n</text:span>1 <text:s text:c="2"/><text:span text:style-name="T2029">EQU</text:span><text:s text:c="2"/>500</text:p>
      <text:soft-page-break/>
      <text:p text:style-name="Standard"><text:s/>=-0032<text:tab/><text:tab/><text:tab/><text:tab/><text:span text:style-name="T2030">n</text:span>2 <text:s text:c="2"/><text:span text:style-name="T2031">EQU</text:span><text:s text:c="2"/>-50</text:p>
      <text:p text:style-name="Standard"/>
      <text:p text:style-name="Standard"><text:tab/><text:tab/><text:tab/><text:tab/>; Стек <text:s/>программы</text:p>
      <text:p text:style-name="Standard"><text:s/><text:span text:style-name="T2032">0000</text:span><text:span text:style-name="T2033"><text:tab/></text:span><text:span text:style-name="T2034"><text:tab/></text:span><text:span text:style-name="T2035"><text:tab/></text:span><text:span text:style-name="T2036"><text:tab/>AStack SEGMENT <text:s/>STACK</text:span></text:p>
      <text:p text:style-name="P2037"><text:s/>0000 <text:s/>000C[<text:tab/><text:tab/><text:tab/><text:s text:c="4"/>DW 12 DUP(?)</text:p>
      <text:p text:style-name="Standard"><text:span text:style-name="T2038"><text:tab/><text:s text:c="3"/></text:span>????<text:tab/><text:tab/><text:tab/></text:p>
      <text:p text:style-name="Standard"><text:tab/><text:tab/><text:tab/><text:s/>]<text:tab/></text:p>
      <text:p text:style-name="Standard"/>
      <text:p text:style-name="Standard"><text:s/>0018<text:tab/><text:tab/><text:tab/><text:tab/><text:span text:style-name="T2039">AStack</text:span><text:s text:c="2"/><text:span text:style-name="T2040">ENDS</text:span></text:p>
      <text:p text:style-name="Standard"><text:tab/><text:tab/><text:tab/><text:tab/>;Данные программы</text:p>
      <text:p text:style-name="Standard"><text:s/>0000<text:tab/><text:tab/><text:tab/><text:tab/><text:span text:style-name="T2041">DATA</text:span><text:s text:c="6"/><text:span text:style-name="T2042">SEGMENT</text:span></text:p>
      <text:p text:style-name="Standard"><text:tab/><text:tab/><text:tab/><text:tab/>;Директивы описания данны</text:p>
      <text:p text:style-name="Standard"><text:tab/><text:tab/><text:tab/><text:tab/><text:span text:style-name="T2043">х</text:span></text:p>
      <text:p text:style-name="P2044"><text:s/>0000 <text:s/>0000<text:tab/><text:tab/><text:tab/>mem1 <text:s text:c="5"/>DW <text:s text:c="3"/>0</text:p>
      <text:p text:style-name="P2045"><text:s/>0002 <text:s/>0000<text:tab/><text:tab/><text:tab/>mem2 <text:s text:c="5"/>DW <text:s text:c="3"/>0</text:p>
      <text:p text:style-name="P2046"><text:s/>0004 <text:s/>0000<text:tab/><text:tab/><text:tab/>mem3 <text:s text:c="5"/>DW <text:s text:c="3"/>0</text:p>
      <text:p text:style-name="P2047"><text:s/>0006 <text:s/>05 06 07 08 0C 0B<text:tab/>vec1 <text:s text:c="5"/>DB <text:s text:c="3"/>5,6,7,8,12,11,10,9</text:p>
      <text:p text:style-name="P2048"><text:s text:c="7"/>0A 09<text:tab/><text:tab/><text:tab/></text:p>
      <text:p text:style-name="P2049"><text:s/>000E <text:s/>EC E2 14 1E D8 CE<text:tab/>vec2 <text:s text:c="5"/>DB <text:s text:c="3"/>-20,-30,20,30,-40,-50,40,50</text:p>
      <text:p text:style-name="P2050"><text:s text:c="7"/>28 32<text:tab/><text:tab/><text:tab/></text:p>
      <text:p text:style-name="P2051"><text:s/>0016 <text:s/>FB FA F9 F8 04 03<text:tab/>matr <text:s text:c="5"/>DB <text:s text:c="3"/>-5,-6,-7,-8,4,3,2,1,-1,-2,-3,-4</text:p>
      <text:p text:style-name="P2052"><text:tab/><text:tab/><text:tab/><text:tab/>,8,7,6,5</text:p>
      <text:p text:style-name="P2053"><text:s text:c="7"/>02 01 FF FE FD FC<text:tab/></text:p>
      <text:p text:style-name="P2054"><text:s text:c="7"/>08 07 06 05<text:tab/><text:tab/></text:p>
      <text:p text:style-name="P2055"><text:s/>0026<text:tab/><text:tab/><text:tab/><text:tab/>DATA <text:s text:c="5"/>ENDS</text:p>
      <text:p text:style-name="P2056"/>
      <text:p text:style-name="P2057"><text:tab/><text:tab/><text:tab/><text:tab/>; Код программы</text:p>
      <text:p text:style-name="P2058"><text:s/>0000<text:tab/><text:tab/><text:tab/><text:tab/>CODE <text:s text:c="5"/>SEGMENT</text:p>
      <text:p text:style-name="P2059"><text:tab/><text:tab/><text:tab/><text:tab/><text:s text:c="6"/>ASSUME CS:CODE, DS:DATA, SS:AStack</text:p>
      <text:p text:style-name="P2060"/>
      <text:soft-page-break/>
      <text:p text:style-name="P2061"><text:tab/><text:tab/><text:tab/><text:tab/>; Головная процедура</text:p>
      <text:p text:style-name="P2062"><text:s/>0000<text:tab/><text:tab/><text:tab/><text:tab/>Main <text:s text:c="5"/>PROC <text:s/>FAR</text:p>
      <text:p text:style-name="P2063"><text:s/>0000 <text:s/>1E<text:tab/><text:tab/><text:tab/><text:s text:c="6"/>push <text:s/>DS</text:p>
      <text:p text:style-name="P2064"><text:s/>0001 <text:s/>2B C0<text:tab/><text:tab/><text:tab/><text:s text:c="6"/>sub <text:s text:c="2"/>AX,AX</text:p>
      <text:p text:style-name="P2065"><text:s/>0003 <text:s/>50<text:tab/><text:tab/><text:tab/><text:s text:c="6"/>push <text:s/>AX</text:p>
      <text:p text:style-name="P2066"><text:s/>0004 <text:s/>B8 ---- R<text:tab/><text:tab/><text:s text:c="6"/>mov <text:s text:c="2"/>AX,DATA</text:p>
      <text:p text:style-name="Standard"><text:span text:style-name="T2067"><text:s/></text:span>0007 <text:s/>8<text:span text:style-name="T2068">E</text:span><text:s/><text:span text:style-name="T2069">D</text:span>8<text:tab/><text:tab/><text:tab/><text:s text:c="6"/><text:span text:style-name="T2070">mov</text:span><text:s text:c="3"/><text:span text:style-name="T2071">DS</text:span>,<text:span text:style-name="T2072">AX</text:span></text:p>
      <text:p text:style-name="Standard"/>
      <text:p text:style-name="Standard"><text:tab/><text:tab/><text:tab/><text:tab/>; <text:s/>ПРОВЕРКА РЕЖИМОВ АДРЕСА</text:p>
      <text:p text:style-name="Standard"><text:tab/><text:tab/><text:tab/><text:tab/>ЦИИ НА УРОВНЕ СМЕЩЕНИЙ</text:p>
      <text:p text:style-name="Standard"><text:tab/><text:tab/><text:tab/><text:tab/>; <text:s/>Регистровая адресация</text:p>
      <text:p text:style-name="Standard"><text:s/><text:span text:style-name="T2073">0009 <text:s/>B8 01F4</text:span><text:span text:style-name="T2074"><text:tab/></text:span><text:span text:style-name="T2075"><text:tab/></text:span><text:span text:style-name="T2076"><text:tab/><text:s text:c="8"/>mov <text:s/>ax,n1</text:span></text:p>
      <text:p text:style-name="P2077"><text:s/>000C <text:s/>8B C8<text:tab/><text:tab/><text:tab/><text:s text:c="8"/>mov <text:s/>cx,ax</text:p>
      <text:p text:style-name="P2078"><text:s/>000E <text:s/>B3 24<text:tab/><text:tab/><text:tab/><text:s text:c="8"/>mov <text:s/>bl,EOL</text:p>
      <text:p text:style-name="P2079"><text:s/>0010 <text:s/>B7 CE<text:tab/><text:tab/><text:tab/><text:s text:c="8"/>mov <text:s/>bh,n2</text:p>
      <text:p text:style-name="P2080"><text:tab/><text:tab/><text:tab/><text:tab/>; <text:s/>Прямая <text:s text:c="2"/>адресация</text:p>
      <text:p text:style-name="P2081"><text:s/>0012 <text:s/>C7 06 0002 R FFCE<text:tab/><text:s text:c="8"/>mov <text:s/>mem2,n2</text:p>
      <text:p text:style-name="P2082"><text:s/>0018 <text:s/>BB 0006 R<text:tab/><text:tab/><text:s text:c="8"/>mov <text:s/>bx,OFFSET vec1</text:p>
      <text:p text:style-name="P2083"/>
      <text:p text:style-name="P2084">Microsoft (R) Macro Assembler Version 5.10 <text:s text:c="17"/>6/10/21 21:15:49</text:p>
      <text:p text:style-name="P2085"><text:s text:c="61"/>Page <text:s text:c="4"/>1-2</text:p>
      <text:p text:style-name="P2086"/>
      <text:p text:style-name="P2087"/>
      <text:p text:style-name="P2088"><text:s/>001B <text:s/>A3 0000 R<text:tab/><text:tab/><text:s text:c="8"/>mov <text:s/>mem1,ax</text:p>
      <text:p text:style-name="Standard"><text:span text:style-name="T2089"><text:tab/></text:span><text:span text:style-name="T2090"><text:tab/></text:span><text:span text:style-name="T2091"><text:tab/></text:span><text:span text:style-name="T2092"><text:tab/></text:span>; <text:s/>Косвенная адресация</text:p>
      <text:p text:style-name="Standard"><text:s/>001<text:span text:style-name="T2093">E</text:span><text:s text:c="2"/>8<text:span text:style-name="T2094">A</text:span><text:s/>07<text:tab/><text:tab/><text:tab/><text:s text:c="8"/><text:span text:style-name="T2095">mov</text:span><text:s text:c="2"/><text:span text:style-name="T2096">al</text:span>,[<text:span text:style-name="T2097">bx</text:span>]</text:p>
      <text:p text:style-name="Standard"><text:tab/><text:tab/><text:tab/><text:tab/><text:s text:c="8"/>;<text:span text:style-name="T2098">mov</text:span><text:s text:c="2"/><text:span text:style-name="T2099">mem</text:span>3,[<text:span text:style-name="T2100">bx</text:span>]</text:p>
      <text:p text:style-name="Standard"><text:tab/><text:tab/><text:tab/><text:tab/>; <text:s/>Базированная адресация</text:p>
      <text:p text:style-name="Standard"><text:s/>0020 <text:s/>8<text:span text:style-name="T2101">A</text:span><text:s/>47 03<text:tab/><text:tab/><text:tab/><text:s text:c="8"/><text:span text:style-name="T2102">mov</text:span><text:s text:c="2"/><text:span text:style-name="T2103">al</text:span>,[<text:span text:style-name="T2104">bx</text:span>]+3</text:p>
      <text:p text:style-name="Standard"><text:s/>0023 <text:s/>8<text:span text:style-name="T2105">B</text:span><text:s/>4<text:span text:style-name="T2106">F</text:span><text:s/>03<text:tab/><text:tab/><text:tab/><text:s text:c="8"/><text:span text:style-name="T2107">mov</text:span><text:s text:c="2"/><text:span text:style-name="T2108">cx</text:span>,3[<text:span text:style-name="T2109">bx</text:span>]</text:p>
      <text:soft-page-break/>
      <text:p text:style-name="Standard"><text:tab/><text:tab/><text:tab/><text:tab/>; <text:s/>Индексная адресация</text:p>
      <text:p text:style-name="Standard"><text:s/><text:span text:style-name="T2110">0026 <text:s/>BF 0002</text:span><text:span text:style-name="T2111"><text:tab/></text:span><text:span text:style-name="T2112"><text:tab/></text:span><text:span text:style-name="T2113"><text:tab/><text:s text:c="8"/>mov <text:s/>di,ind</text:span></text:p>
      <text:p text:style-name="P2114"><text:s/>0029 <text:s/>8A 85 000E R<text:tab/><text:tab/><text:s text:c="8"/>mov <text:s/>al,vec2[di]</text:p>
      <text:p text:style-name="Standard"><text:span text:style-name="T2115"><text:tab/></text:span><text:span text:style-name="T2116"><text:tab/></text:span><text:span text:style-name="T2117"><text:tab/></text:span><text:span text:style-name="T2118"><text:tab/><text:s text:c="8"/></text:span>;<text:span text:style-name="T2119">mov</text:span><text:s text:c="2"/><text:span text:style-name="T2120">cx</text:span>,<text:span text:style-name="T2121">vec</text:span>2[<text:span text:style-name="T2122">di</text:span>]</text:p>
      <text:p text:style-name="Standard"><text:tab/><text:tab/><text:tab/><text:tab/>; <text:s/>Адресация с базирование</text:p>
      <text:p text:style-name="Standard"><text:tab/><text:tab/><text:tab/><text:tab/>м и индексированием</text:p>
      <text:p text:style-name="Standard"><text:s/>002<text:span text:style-name="T2123">D</text:span><text:s text:c="2"/><text:span text:style-name="T2124">BB</text:span><text:s/>0003<text:tab/><text:tab/><text:tab/><text:s text:c="8"/><text:span text:style-name="T2125">mov</text:span><text:s text:c="2"/><text:span text:style-name="T2126">bx</text:span>,3</text:p>
      <text:p text:style-name="Standard"><text:s/><text:span text:style-name="T2127">0030 <text:s/>8A 81 0016 R</text:span><text:span text:style-name="T2128"><text:tab/></text:span><text:span text:style-name="T2129"><text:tab/><text:s text:c="8"/>mov <text:s/>al,matr[bx][di]</text:span></text:p>
      <text:p text:style-name="P2130"><text:tab/><text:tab/><text:tab/><text:tab/><text:s text:c="8"/>;mov <text:s/>cx,matr[bx][di]</text:p>
      <text:p text:style-name="P2131"><text:tab/><text:tab/><text:tab/><text:tab/><text:s text:c="8"/>;mov <text:s/>ax,matr[bx*4][di]</text:p>
      <text:p text:style-name="P2132"/>
      <text:p text:style-name="Standard"><text:span text:style-name="T2133"><text:tab/></text:span><text:span text:style-name="T2134"><text:tab/></text:span><text:span text:style-name="T2135"><text:tab/></text:span><text:span text:style-name="T2136"><text:tab/></text:span>; <text:s/>ПРОВЕРКА РЕЖИМОВ АДРЕСА</text:p>
      <text:p text:style-name="Standard"><text:tab/><text:tab/><text:tab/><text:tab/>ЦИИ С УЧЕТОМ СЕГМЕНТОВ</text:p>
      <text:p text:style-name="Standard"><text:tab/><text:tab/><text:tab/><text:tab/>; <text:s/>Переопределение<text:s/>сегмен<text:span text:style-name="T2137">�</text:span></text:p>
      <text:p text:style-name="Standard"><text:tab/><text:tab/><text:tab/><text:tab/><text:span text:style-name="T2138">�</text:span>а</text:p>
      <text:p text:style-name="Standard"><text:tab/><text:tab/><text:tab/><text:tab/>; <text:s/>------ вариант 1</text:p>
      <text:p text:style-name="Standard"><text:s/>0034 <text:s/><text:span text:style-name="T2139">B</text:span>8 ----<text:s/><text:span text:style-name="T2140">R</text:span><text:tab/><text:tab/><text:s text:c="8"/><text:span text:style-name="T2141">mov</text:span><text:s text:c="2"/><text:span text:style-name="T2142">ax</text:span>,<text:s/><text:span text:style-name="T2143">SEG</text:span><text:s/><text:span text:style-name="T2144">vec</text:span>2</text:p>
      <text:p text:style-name="Standard"><text:s/><text:span text:style-name="T2145">0037 <text:s/>8E C0</text:span><text:span text:style-name="T2146"><text:tab/></text:span><text:span text:style-name="T2147"><text:tab/></text:span><text:span text:style-name="T2148"><text:tab/><text:s text:c="8"/>mov <text:s/>es, ax</text:span></text:p>
      <text:p text:style-name="P2149"><text:s/>0039 <text:s/>26: 8B 07<text:tab/><text:tab/><text:s text:c="8"/>mov <text:s/>ax, es:[bx]</text:p>
      <text:p text:style-name="Standard"><text:span text:style-name="T2150"><text:s/></text:span>003<text:span text:style-name="T2151">C</text:span><text:s text:c="2"/><text:span text:style-name="T2152">B</text:span>8 0000<text:tab/><text:tab/><text:tab/><text:s text:c="8"/><text:span text:style-name="T2153">mov</text:span><text:s text:c="2"/><text:span text:style-name="T2154">ax</text:span>, 0</text:p>
      <text:p text:style-name="Standard"><text:tab/><text:tab/><text:tab/><text:tab/>; <text:s/>------ вариант 2</text:p>
      <text:p text:style-name="Standard"><text:s/><text:span text:style-name="T2155">003F <text:s/>8E C0</text:span><text:span text:style-name="T2156"><text:tab/></text:span><text:span text:style-name="T2157"><text:tab/></text:span><text:span text:style-name="T2158"><text:tab/><text:s text:c="8"/>mov <text:s/>es, ax</text:span></text:p>
      <text:p text:style-name="P2159"><text:s/>0041 <text:s/>1E<text:tab/><text:tab/><text:tab/><text:s text:c="8"/>push ds</text:p>
      <text:p text:style-name="P2160"><text:s/>0042 <text:s/>07<text:tab/><text:tab/><text:tab/><text:s text:c="8"/>pop <text:s/>es</text:p>
      <text:p text:style-name="P2161"><text:s/>0043 <text:s/>26: 8B 4F FF<text:tab/><text:tab/><text:s text:c="8"/>mov <text:s/>cx, es:[bx-1]</text:p>
      <text:p text:style-name="P2162"><text:s/>0047 <text:s/>91<text:tab/><text:tab/><text:tab/><text:s text:c="8"/>xchg cx,ax</text:p>
      <text:p text:style-name="P2163"><text:tab/><text:tab/><text:tab/><text:tab/>; <text:s/>------ вариант 3</text:p>
      <text:p text:style-name="P2164"><text:s/>0048 <text:s/>BF 0002<text:tab/><text:tab/><text:tab/><text:s text:c="8"/>mov <text:s/>di,ind</text:p>
      <text:p text:style-name="P2165"><text:s/>004B <text:s/>26: 89 01<text:tab/><text:tab/><text:s text:c="8"/>mov <text:s/>es:[bx+di],ax</text:p>
      <text:soft-page-break/>
      <text:p text:style-name="P2166"><text:tab/><text:tab/><text:tab/><text:tab/>; <text:s/>------ вариант 4</text:p>
      <text:p text:style-name="P2167"><text:s/>004E <text:s/>8B EC<text:tab/><text:tab/><text:tab/><text:s text:c="8"/>mov <text:s/>bp,sp</text:p>
      <text:p text:style-name="P2168"><text:tab/><text:tab/><text:tab/><text:tab/><text:s text:c="8"/>;mov <text:s/>ax,matr[bp+bx]</text:p>
      <text:p text:style-name="P2169"><text:tab/><text:tab/><text:tab/><text:tab/><text:s text:c="8"/>;mov <text:s/>ax,matr[bp+di+si]</text:p>
      <text:p text:style-name="Standard"><text:span text:style-name="T2170"><text:tab/></text:span><text:span text:style-name="T2171"><text:tab/></text:span><text:span text:style-name="T2172"><text:tab/></text:span><text:span text:style-name="T2173"><text:tab/></text:span>; <text:s/>Использование сегмента<text:s/></text:p>
      <text:p text:style-name="Standard"><text:tab/><text:tab/><text:tab/><text:tab/>стека</text:p>
      <text:p text:style-name="Standard"><text:s/>0050 <text:s/><text:span text:style-name="T2174">FF</text:span><text:s/>36 0000<text:s/><text:span text:style-name="T2175">R</text:span><text:tab/><text:tab/><text:s text:c="8"/><text:span text:style-name="T2176">push</text:span><text:s text:c="2"/><text:span text:style-name="T2177">mem</text:span>1</text:p>
      <text:p text:style-name="Standard"><text:s/><text:span text:style-name="T2178">0054 <text:s/>FF 36 0002 R</text:span><text:span text:style-name="T2179"><text:tab/></text:span><text:span text:style-name="T2180"><text:tab/><text:s text:c="8"/>push <text:s/>mem2</text:span></text:p>
      <text:p text:style-name="P2181"><text:s/>0058 <text:s/>8B EC<text:tab/><text:tab/><text:tab/><text:s text:c="8"/>mov <text:s text:c="2"/>bp,sp</text:p>
      <text:p text:style-name="P2182"><text:s/>005A <text:s/>8B 56 02<text:tab/><text:tab/><text:tab/><text:s text:c="8"/>mov <text:s text:c="2"/>dx,[bp]+2</text:p>
      <text:p text:style-name="P2183"><text:s/>005D <text:s/>CA 0002<text:tab/><text:tab/><text:tab/><text:s text:c="8"/>ret <text:s text:c="2"/>2</text:p>
      <text:p text:style-name="P2184"><text:s/>0060<text:tab/><text:tab/><text:tab/><text:tab/>Main <text:s text:c="5"/>ENDP</text:p>
      <text:p text:style-name="P2185"><text:s/>0060<text:tab/><text:tab/><text:tab/><text:tab/>CODE <text:s text:c="5"/>ENDS</text:p>
      <text:p text:style-name="P2186"><text:tab/><text:tab/><text:tab/><text:tab/>END Main</text:p>
      <text:p text:style-name="P2187"/>
      <text:p text:style-name="P2188">Microsoft (R) Macro Assembler Version 5.10 <text:s text:c="17"/>6/10/21 21:15:49</text:p>
      <text:p text:style-name="P2189"><text:s text:c="61"/>Symbols-1</text:p>
      <text:p text:style-name="P2190"/>
      <text:p text:style-name="P2191"/>
      <text:p text:style-name="P2192">Segments and Groups:</text:p>
      <text:p text:style-name="P2193"/>
      <text:p text:style-name="P2194"><text:s text:c="16"/>N a m e <text:s text:c="8"/><text:tab/>Length<text:tab/><text:s/>Align<text:tab/>Combine Class</text:p>
      <text:p text:style-name="P2195"/>
      <text:p text:style-name="P2196">ASTACK . . . . . . . . . . . . . <text:s/><text:tab/>0018<text:tab/>PARA<text:tab/>STACK<text:tab/></text:p>
      <text:p text:style-name="P2197">CODE . . . . . . . . . . . . . . <text:s/><text:tab/>0060<text:tab/>PARA<text:tab/>NONE<text:tab/></text:p>
      <text:p text:style-name="P2198">DATA . . . . . . . . . . . . . . <text:s/><text:tab/>0026<text:tab/>PARA<text:tab/>NONE<text:tab/></text:p>
      <text:p text:style-name="P2199"/>
      <text:p text:style-name="P2200">Symbols: <text:s text:c="11"/></text:p>
      <text:p text:style-name="P2201"/>
      <text:p text:style-name="P2202"><text:s text:c="16"/>N a m e <text:s text:c="8"/><text:tab/>Type<text:tab/><text:s/>Value<text:tab/><text:s/>Attr</text:p>
      <text:p text:style-name="P2203"/>
      <text:p text:style-name="P2204">EOL <text:s/>. . . . . . . . . . . . . . <text:s/><text:tab/>NUMBER<text:tab/>0024<text:tab/></text:p>
      <text:p text:style-name="P2205"/>
      <text:p text:style-name="P2206">IND <text:s/>. . . . . . . . . . . . . . <text:s/><text:tab/>NUMBER<text:tab/>0002<text:tab/></text:p>
      <text:p text:style-name="P2207"/>
      <text:p text:style-name="P2208">MAIN . . . . . . . . . . . . . . <text:s/><text:tab/>F PROC<text:tab/>0000<text:tab/>CODE<text:tab/>Length = 0060</text:p>
      <text:p text:style-name="P2209">MATR . . . . . . . . . . . . . . <text:s/><text:tab/>L BYTE<text:tab/>0016<text:tab/>DATA</text:p>
      <text:p text:style-name="P2210">MEM1 . . . . . . . . . . . . . . <text:s/><text:tab/>L WORD<text:tab/>0000<text:tab/>DATA</text:p>
      <text:p text:style-name="P2211">MEM2 . . . . . . . . . . . . . . <text:s/><text:tab/>L WORD<text:tab/>0002<text:tab/>DATA</text:p>
      <text:p text:style-name="P2212">MEM3 . . . . . . . . . . . . . . <text:s/><text:tab/>L WORD<text:tab/>0004<text:tab/>DATA</text:p>
      <text:p text:style-name="P2213"/>
      <text:p text:style-name="P2214">N1 . . . . . . . . . . . . . . . <text:s/><text:tab/>NUMBER<text:tab/>01F4<text:tab/></text:p>
      <text:p text:style-name="P2215">N2 . . . . . . . . . . . . . . . <text:s/><text:tab/>NUMBER<text:tab/>-0032<text:tab/></text:p>
      <text:p text:style-name="P2216"/>
      <text:p text:style-name="P2217">VEC1 . . . . . . . . . . . . . . <text:s/><text:tab/>L BYTE<text:tab/>0006<text:tab/>DATA</text:p>
      <text:p text:style-name="P2218">VEC2 . . . . . . . . . . . . . . <text:s/><text:tab/>L BYTE<text:tab/>000E<text:tab/>DATA</text:p>
      <text:p text:style-name="P2219"/>
      <text:p text:style-name="P2220">@CPU . . . . . . . . . . . . . . <text:s/><text:tab/>TEXT <text:s/>0101h<text:tab/><text:tab/></text:p>
      <text:p text:style-name="P2221">@FILENAME <text:s/>. . . . . . . . . . . <text:s/><text:tab/>TEXT <text:s/>lb2<text:tab/><text:tab/></text:p>
      <text:p text:style-name="P2222">@VERSION . . . . . . . . . . . . <text:s/><text:tab/>TEXT <text:s/>510<text:tab/><text:tab/></text:p>
      <text:p text:style-name="P2223"/>
      <text:p text:style-name="P2224"/>
      <text:p text:style-name="P2225"><text:s text:c="5"/>88 Source <text:s/>Lines</text:p>
      <text:p text:style-name="P2226"><text:s text:c="5"/>88 Total <text:s text:c="2"/>Lines</text:p>
      <text:p text:style-name="P2227"><text:s text:c="5"/>19 Symbols</text:p>
      <text:p text:style-name="P2228"/>
      <text:p text:style-name="P2229"><text:s text:c="2"/>47814 + 459443 Bytes symbol space free</text:p>
      <text:p text:style-name="P2230"/>
      <text:p text:style-name="P2231"><text:s text:c="6"/>0 Warning Errors</text:p>
      <text:p text:style-name="Standard"><text:span text:style-name="T2232"><text:s text:c="6"/>0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  <style:font-face style:name="游明朝" svg:font-family="游明朝" style:font-family-generic="roman" style:font-pitch="variable" svg:panose-1="2 2 4 0 0 0 0 0 0 0"/>
    <style:font-face style:name="DengXian" svg:font-family="DengXian" style:font-family-generic="system" style:font-pitch="variable" svg:panose-1="2 1 6 0 3 1 1 1 1 1"/>
    <style:font-face style:name="Malgun Gothic" svg:font-family="Malgun Gothic" style:font-family-generic="swiss" style:font-pitch="variable" svg:panose-1="2 11 5 3 2 0 0 2 0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9pt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Wingdings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9" style:family="text">
      <style:text-properties style:font-name="Noto Sans Symbols" style:font-name-asian="Noto Sans Symbols" style:font-name-complex="Noto Sans Symbol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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3" text:style-name="WW_CharLFO2LVL3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6" text:style-name="WW_CharLFO2LVL6" text:bullet-char="▪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  <text:list-level-style-bullet text:level="9" text:style-name="WW_CharLFO2LVL9" text:bullet-char="▪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89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Ольга Арсентьева</dc:creator>
    <meta:creation-date>2018-10-16T14:07:00Z</meta:creation-date>
    <dc:date>2021-10-06T20:56:00Z</dc:date>
    <meta:template xlink:href="Normal" xlink:type="simple"/>
    <meta:editing-cycles>306</meta:editing-cycles>
    <meta:editing-duration>PT241740S</meta:editing-duration>
    <meta:document-statistic meta:page-count="23" meta:paragraph-count="41" meta:word-count="3122" meta:character-count="20881" meta:row-count="148" meta:non-whitespace-character-count="17800"/>
  </office:meta>
</office:document-meta>
</file>